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2cm"/>
    </style:style>
    <style:style style:name="co2" style:family="table-column">
      <style:table-column-properties fo:break-before="auto" style:column-width="6.699cm"/>
    </style:style>
    <style:style style:name="co3" style:family="table-column">
      <style:table-column-properties fo:break-before="auto" style:column-width="6.431cm"/>
    </style:style>
    <style:style style:name="co4" style:family="table-column">
      <style:table-column-properties fo:break-before="auto" style:column-width="7.786cm"/>
    </style:style>
    <style:style style:name="co5" style:family="table-column">
      <style:table-column-properties fo:break-before="auto" style:column-width="8.304cm"/>
    </style:style>
    <style:style style:name="co6" style:family="table-column">
      <style:table-column-properties fo:break-before="auto" style:column-width="6.378cm"/>
    </style:style>
    <style:style style:name="ro1" style:family="table-row">
      <style:table-row-properties style:row-height="0.487cm" fo:break-before="auto" style:use-optimal-row-height="true"/>
    </style:style>
    <style:style style:name="ro2" style:family="table-row">
      <style:table-row-properties style:row-height="27.695cm" fo:break-before="auto" style:use-optimal-row-height="true"/>
    </style:style>
    <style:style style:name="ro3" style:family="table-row">
      <style:table-row-properties style:row-height="30.854cm" fo:break-before="auto" style:use-optimal-row-height="true"/>
    </style:style>
    <style:style style:name="ro4" style:family="table-row">
      <style:table-row-properties style:row-height="29.275cm" fo:break-before="auto" style:use-optimal-row-height="true"/>
    </style:style>
    <style:style style:name="ro5" style:family="table-row">
      <style:table-row-properties style:row-height="36.777cm" fo:break-before="auto" style:use-optimal-row-height="true"/>
    </style:style>
    <style:style style:name="ro6" style:family="table-row">
      <style:table-row-properties style:row-height="25.721cm" fo:break-before="auto" style:use-optimal-row-height="true"/>
    </style:style>
    <style:style style:name="ro7" style:family="table-row">
      <style:table-row-properties style:row-height="26.509cm" fo:break-before="auto" style:use-optimal-row-height="true"/>
    </style:style>
    <style:style style:name="ro8" style:family="table-row">
      <style:table-row-properties style:row-height="24.536cm" fo:break-before="auto" style:use-optimal-row-height="true"/>
    </style:style>
    <style:style style:name="ro9" style:family="table-row">
      <style:table-row-properties style:row-height="34.408cm" fo:break-before="auto" style:use-optimal-row-height="true"/>
    </style:style>
    <style:style style:name="ro10" style:family="table-row">
      <style:table-row-properties style:row-height="29.669cm" fo:break-before="auto" style:use-optimal-row-height="true"/>
    </style:style>
    <style:style style:name="ro11" style:family="table-row">
      <style:table-row-properties style:row-height="32.434cm" fo:break-before="auto" style:use-optimal-row-height="true"/>
    </style:style>
    <style:style style:name="ro12" style:family="table-row">
      <style:table-row-properties style:row-height="31.644cm" fo:break-before="auto" style:use-optimal-row-height="true"/>
    </style:style>
    <style:style style:name="ro13" style:family="table-row">
      <style:table-row-properties style:row-height="30.459cm" fo:break-before="auto" style:use-optimal-row-height="true"/>
    </style:style>
    <style:style style:name="ro14" style:family="table-row">
      <style:table-row-properties style:row-height="26.905cm" fo:break-before="auto" style:use-optimal-row-height="true"/>
    </style:style>
    <style:style style:name="ro15" style:family="table-row">
      <style:table-row-properties style:row-height="32.828cm" fo:break-before="auto" style:use-optimal-row-height="true"/>
    </style:style>
    <style:style style:name="ta1" style:family="table" style:master-page-name="PageStyle_5f_no_20_train_20_data">
      <style:table-properties table:display="true" style:writing-mode="lr-tb"/>
    </style:style>
    <style:style style:name="ta2" style:family="table" style:master-page-name="PageStyle_5f_train_20_data">
      <style:table-properties table:display="true" style:writing-mode="lr-tb"/>
    </style:style>
    <style:style style:name="ce2" style:family="table-cell" style:parent-style-name="Default">
      <style:table-cell-properties fo:wrap-option="wrap"/>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 train 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1" table:number-columns-repeated="59" table:default-cell-style-name="Default"/>
        <table:table-row table:style-name="ro1">
          <table:table-cell/>
          <table:table-cell office:value-type="string" calcext:value-type="string">
            <text:p>finetuned</text:p>
          </table:table-cell>
          <table:table-cell office:value-type="string" calcext:value-type="string">
            <text:p>zusatz infos</text:p>
          </table:table-cell>
          <table:table-cell office:value-type="string" calcext:value-type="string">
            <text:p>random infos</text:p>
          </table:table-cell>
          <table:table-cell office:value-type="string" calcext:value-type="string">
            <text:p>GPT4</text:p>
          </table:table-cell>
          <table:table-cell table:number-columns-repeated="59"/>
        </table:table-row>
        <table:table-row table:style-name="ro2">
          <table:table-cell table:style-name="ce2" office:value-type="string" calcext:value-type="string">
            <text:p>N-[3-(4-Piperidinomethyl-2-pyridyloxy)propyl]-2-chloroacetamide </text:p>
          </table:table-cell>
          <table:table-cell table:style-name="ce1" office:value-type="string" calcext:value-type="string">
            <text:p>A possible retrosynthesis for N-[3-(4-piperidinomethyl-2-pyridyloxy)propyl]-2-chloroacetamide could involve the following steps: chlorination, substitution, and amidation. Here is a step-by-step guide on how to perform this retrosynthesis:</text:p>
            <text:p/>
            <text:p>Step 1: Amidation</text:p>
            <text:p>Starting with 3-(4-Piperidinomethyl-2-pyridyloxy)propanol, an amide can be formed by reacting with 2-chloroacetyl chloride in pyridine at room temperature or lower, followed by neutralization of the reaction mixture with an acid.</text:p>
            <text:p/>
            <text:p>Example:</text:p>
            <text:p>To a solution of 20 mmol (3.41 g) of 3-(4-Piperidinomethyl-2-pyridyloxy)propanol in pyridine was added dropwise over a period of one hour a solution of 22 mmol (1.89 g) of freshly distilled chloroacetyl chloride in pyridine at room temperature or lower.</text:p>
            <text:p/>
            <text:p>Step 2: Substitution</text:p>
            <text:p>The starting material for Step 1 can be prepared by reacting the corresponding intermediate chlorohydrin with piperidine.</text:p>
            <text:p/>
            <text:p>Example:</text:p>
            <text:p>To a solution of about equimolar amounts (5.0 mol each per mol OH group present) of piperidine and tetrahydrofuran under nitrogen are added dropwise over about two hours at below about -10° C., preferably -20° C., to about -60° C., most preferably -50° C., an excess amount (about twice stoichiometric or greater than twice stoichiometric), such as from about greater than five to ten moles</text:p>
          </table:table-cell>
          <table:table-cell table:style-name="ce1" office:value-type="string" calcext:value-type="string">
            <text:p>Considering the above examples, here is a step-by-step guide on how the retrosynthesis of N-[3-(4-Piperidinomethyl-2-pyridyloxy)propyl]-2-chloroacetamide might be conducted:</text:p>
            <text:p/>
            <text:p>1. First, we start with the precursors: N-(tert-butoxycarbonyl)-3-[4-(2-pyridyl)-piperidin-1-yl]propylamine and 2-chloroacetic acid. </text:p>
            <text:p/>
            <text:p>2. Mix these two substances in a suitable solvent, such as dichloromethane, in a round bottom flask. This will yield a reaction mixture.</text:p>
            <text:p/>
            <text:p>3. To initiate the reaction, the mixture should be stirred at a controlled temperature. As a general guideline, stirring at room temperature (25°C) for an hour should suffice, with a stirring speed of 600 RPM. </text:p>
            <text:p/>
            <text:p>4. After the reaction has been allowed to proceed, the next step is to workup the reaction. This may involve a series of processes to isolate the desired product from the reaction mixture.</text:p>
            <text:p/>
            <text:p>5. The solution is often concentrated under reduced pressure (in vacuo) to remove the solvent. This can be done using a rotary evaporator. </text:p>
            <text:p/>
            <text:p>6. To separate the product from impurities, an extraction could be carried out. This usually involves partitioning between a polar and a non-polar solvent, for example, dichloromethane and water. The product will preferentially dissolve in one of these phases, which can then be separated.</text:p>
            <text:p/>
            <text:p>7. The organic layer containing the compound of interest is dried over a drying agent, such as sodium sulfate, to remove any residual water. </text:p>
            <text:p/>
            <text:p>8. The solution is filtered to remove the drying agent and any insoluble impurities. </text:p>
            <text:p/>
            <text:p>9. The solution is then concentrated again to remove the remaining solvent, yielding the product.</text:p>
            <text:p/>
            <text:p>10. Finally, the product is purified, often by column chromatography. This technique separates compounds based on their differing affinities for a stationary phase and a mobile phase. </text:p>
            <text:p/>
            <text:p>Please note that this procedure is hypothetical and based on the examples given above. The actual conditions may vary depending on the specific reactants and desired products. Always consult the appropriate literature or an experienced chemist for precise and safe experimental protocols.</text:p>
          </table:table-cell>
          <table:table-cell table:style-name="ce1" office:value-type="string" calcext:value-type="string">
            <text:p>Here is a step-by-step guide for a hypothetical retrosynthesis of N-[3-(4-Piperidinomethyl-2-pyridyloxy)propyl]-2-chloroacetamide considering the reactions above:</text:p>
            <text:p/>
            <text:p>**Step 1: Dissolving the starting materials**</text:p>
            <text:p>Combine the starting materials - for the case of N-[3-(4-Piperidinomethyl-2-pyridyloxy)propyl]-2-chloroacetamide, this could be 3-(4-Piperidinomethyl-2-pyridyloxy)propylamine and 2-chloroacetyl chloride - in a suitable solvent, such as methanol or dioxane. This process usually takes place in a flask equipped with a magnetic stirrer.</text:p>
            <text:p/>
            <text:p>**Step 2: Addition of reagents**</text:p>
            <text:p>Depending on the specifics of the reaction, other reagents may need to be added. For example, in this case, you might add a base like sodium hydroxide to deprotonate the amine, allowing it to act as a nucleophile. This would be added dropwise, under stirring conditions.</text:p>
            <text:p/>
            <text:p>**Step 3: Reaction**</text:p>
            <text:p>Once all reactants have been added to the mixture, it should be stirred for a specific amount of time to allow the reaction to occur. This could be for several hours (e.g. 4-6 hours) at a controlled temperature, typically room temperature (around 25°C) or slightly higher (up to 80°C, depending on the reaction's specifics).</text:p>
            <text:p/>
            <text:p>**Step 4: Workup**</text:p>
            <text:p>After the reaction has taken place, the mixture may need to be worked up to isolate the product. This could involve a range of techniques including extraction, filtration, and evaporation. For example, if an extraction is required, the reaction mixture could be diluted with water and then extracted with an organic solvent like ethyl acetate or chloroform. If filtration is required, this could be done using a suitable technique like vacuum filtration. If evaporation is required, this could be done using a rotary evaporator.</text:p>
            <text:p/>
            <text:p>**Step 5: Purification**</text:p>
            <text:p>The crude product may need further purification to remove any unreacted starting materials or by-products. This could be achieved using techniques like recrystallization or column chromatography.</text:p>
            <text:p/>
            <text:p>Note: The above steps are a general guide and the specific conditions will depend on the exact nature of the reactants and the reaction being undertaken. Always consult a detailed protocol or a knowledgeable chemist before starting a new synthesis.</text:p>
          </table:table-cell>
          <table:table-cell table:style-name="ce1" office:value-type="string" calcext:value-type="string">
            <text:p>Step 1: Synthesis of 4-piperidinomethyl-2-pyridyloxy</text:p>
            <text:p>Ingredients:</text:p>
            <text:p>- 2-pyridyl methanol (2.0 g, 17.4 mmol)</text:p>
            <text:p>- Piperidine (1.9 mL, 19.1 mmol)</text:p>
            <text:p>- Paraformaldehyde (1.3 g, 43.2 mmol)</text:p>
            <text:p>- Dichloromethane (DCM, 20 mL)</text:p>
            <text:p>- Glacial Acetic Acid (2 mL)</text:p>
            <text:p/>
            <text:p>Procedure:</text:p>
            <text:p>1. Dissolve 2-pyridyl methanol in DCM.</text:p>
            <text:p>2. Add paraformaldehyde and piperidine to the solution.</text:p>
            <text:p>3. Stir the mixture at room temperature (25°C) for 24 hours at a speed of 200 rpm.</text:p>
            <text:p>4. Monitor the reaction progress with TLC. </text:p>
            <text:p>5. Upon completion, dilute the mixture with DCM and wash with water.</text:p>
            <text:p>6. Dry the organic layer over anhydrous sodium sulfate and concentrate in vacuo to get the crude product. </text:p>
            <text:p>7. Purify the crude product by column chromatography to obtain 4-piperidinomethyl-2-pyridyloxy.</text:p>
            <text:p/>
            <text:p>Step 2: Synthesis of N-[3-(4-Piperidinomethyl-2-pyridyloxy)propyl]-2-chloroacetamide</text:p>
            <text:p>Ingredients:</text:p>
            <text:p>- 4-piperidinomethyl-2-pyridyloxy (1.0 g, 4.48 mmol)</text:p>
            <text:p>- 3-chloropropylamine hydrochloride (1.15 g, 8.96 mmol)</text:p>
            <text:p>- Sodium bicarbonate (NaHCO3, 1.89 g, 22.4 mmol)</text:p>
            <text:p>- Dichloromethane (DCM, 20 mL)</text:p>
            <text:p>- 2-chloroacetyl chloride (0.52 mL, 6.72 mmol)</text:p>
            <text:p/>
            <text:p>Procedure:</text:p>
            <text:p>1. Dissolve 4-piperidinomethyl-2-pyridyloxy in DCM.</text:p>
            <text:p>2. Add 3-chloropropylamine hydrochloride and NaHCO3 to the solution.</text:p>
            <text:p>3. Stir the mixture at room temperature (25°C) for 24 hours at a speed of 200 rpm.</text:p>
            <text:p>4. Upon completion, dilute the mixture with DCM and wash with water.</text:p>
            <text:p>5. Dry the organic layer over anhydrous sodium sulfate and concentrate in vacuo to get the intermediate product.</text:p>
            <text:p>6. Add 2-chloroacetyl chloride to the intermediate product and stir at room temperature (25°C) for 12 hours at a speed of 200 rpm.</text:p>
            <text:p>7. Monitor the reaction with TLC.</text:p>
            <text:p>8. Upon completion, dilute the mixture with DCM and wash with water.</text:p>
            <text:p>9. Dry the organic layer over anhydrous sodium sulfate and concentrate in vacuo to get the crude product.</text:p>
            <text:p>10. Purify the crude product by column chromatography to obtain N-[3-(4-Piperidinomethyl-2-pyridyloxy)propyl]-2-chloroacetamide.</text:p>
          </table:table-cell>
          <table:table-cell table:number-columns-repeated="59"/>
        </table:table-row>
        <table:table-row table:style-name="ro3">
          <table:table-cell table:style-name="ce2" office:value-type="string" calcext:value-type="string">
            <text:p>3-[4-(3,6-Dihydro-4-phenyl-1(2H)-pyridinyl)-1-butynyl]quinoline </text:p>
          </table:table-cell>
          <table:table-cell table:style-name="ce1" office:value-type="string" calcext:value-type="string">
            <text:p>Workup: 1. Separate the two layers by decantation and dry the aqueous layer over anhydrous magnesium sulfate. 2. Filter off the drying agent and evaporate the filtrate to obtain 0.3 g of crude product as an oil, which is taken up in ether (about 5 ml). Alternatively, it could be dissolved in a small amount of methylene chloride or chloroform for subsequent use without isolation as a solution in these solvents.[1] Conditions: A solution of silver(I) oxide (4.7 g, about 34 mmol) in about ml of water is added with stirring at room temperature to a solution containing quinoline-3-carbonitrile (5g, about 38 mmol), phenylacetylene (2 g, about 20 mmol), potassium carbonate (4 g) and tetrabutylammonium bromide (0.8 g). The mixture is heated at reflux for ten hours during which time nitrogen gas is evolved.[1] Additional Notes: Quinoline-3-carbonitrile can be obtained from quinoline according to methods known in the art[0037]. Chlorobenzene can be used instead of phenylacetylene[0049].[0029] Chlorobenzene can also replace phenylacetylene[0050]. The temperature at this point may range from slightly below room temperature up to mild reflux conditions so long as conditions are employed under which nitrogen gas will evolve.[0028] The reaction medium may contain organic solvents such as tetrahydrofuran,[0036],[0047],[0056] dioxane,[0036],[0047],[006</text:p>
          </table:table-cell>
          <table:table-cell table:style-name="ce1" office:value-type="string" calcext:value-type="string">
            <text:p>1. Dissolve the 3-[4-(3,6-Dihydro-4-phenyl-1(2H)-pyridinyl)-1-butynyl]quinoline in a suitable solvent like dichloromethane (30ml) in a suitable container under nitrogen at room temperature. </text:p>
            <text:p/>
            <text:p>2. Add a suitable base like pyridine (221mg), which should be sufficient to deprotonate the hydroxyl group and thus allow for the subsequent reaction.</text:p>
            <text:p/>
            <text:p>3. Cool the mixture to 0°C using an ice bath. This is to ensure that the reaction does not proceed too quickly and get out of control.</text:p>
            <text:p/>
            <text:p>4. With the mixture under stirring at 500 rpm, add a suitable activating agent such as Tf2O (395 mg) dropwise. The exact quantity will depend on the amount of 3-[4-(3,6-Dihydro-4-phenyl-1(2H)-pyridinyl)-1-butynyl]quinoline you started with, but it should be enough to convert all of the hydroxyl groups to leaving groups.</text:p>
            <text:p/>
            <text:p>5. Allow the reaction mixture to stir for 10 minutes at 0°C, then let it warm to room temperature and stir for an additional 3 hours.</text:p>
            <text:p/>
            <text:p>6. Quench the reaction by adding ice water (50 ml) and extract the organic layer with dichloromethane (3x20ml).</text:p>
            <text:p/>
            <text:p>7. Dry the organic layer over anhydrous sodium sulfate, filter to remove the drying agent, then evaporate the solvent under reduced pressure. You should be left with your desired product as an oil.</text:p>
            <text:p/>
            <text:p>Please note: The reaction conditions and workups mentioned above are suggestions based on similar reactions. Every reaction is unique and may require optimization. Always carry out a new reaction on a small scale first to determine the optimal conditions.</text:p>
          </table:table-cell>
          <table:table-cell table:style-name="ce1" office:value-type="string" calcext:value-type="string">
            <text:p>Here is a possible step-by-step guide for the retrosynthesis of 3-[4-(3,6-Dihydro-4-phenyl-1(2H)-pyridinyl)-1-butynyl]quinoline:</text:p>
            <text:p/>
            <text:p>1. Add 0.01 mole of 3-methyl-6-{3-[4-(3-trifluoromethylphenyl)-1-piperazinyl]-1-oxopropyl}benzoxazolinone to a 250-cm3 flask equipped with a magnetic stirrer.</text:p>
            <text:p/>
            <text:p>2. Dissolve the compound in 200 cm3 of methanol.</text:p>
            <text:p/>
            <text:p>3. Slowly add 0.02 mole of sodium borohydride to the flask while stirring. Maintain the stirring for 4 hours at room temperature.</text:p>
            <text:p/>
            <text:p>4. After 4 hours, evaporate the reaction medium on a water bath under vacuum. The residue is then taken up with water and extracted several times with chloroform.</text:p>
            <text:p/>
            <text:p>5. Filter the extracts and evaporate them to dryness on a water bath under vacuum.</text:p>
            <text:p/>
            <text:p>6. Recrystallize the product in ethanol to yield 3-[4-(3,6-Dihydro-4-phenyl-1(2H)-pyridinyl)-1-butynyl]quinoline.</text:p>
            <text:p/>
            <text:p>Workup steps:</text:p>
            <text:p/>
            <text:p>1. Evaporation of the reaction medium on a water bath under vacuum.</text:p>
            <text:p>2. Residue taken up with water and extracted several times with chloroform.</text:p>
            <text:p>3. Filtration of the extracts.</text:p>
            <text:p>4. Evaporation to dryness on a water bath under vacuum.</text:p>
            <text:p>5. Recrystallization in ethanol.</text:p>
            <text:p/>
            <text:p>Reaction Condition:</text:p>
            <text:p/>
            <text:p>1. Room temperature.</text:p>
            <text:p>2. The reaction is carried out under stirring.</text:p>
            <text:p>3. The reaction is carried out in the presence of a solvent (methanol).</text:p>
            <text:p>4. The reaction is carried out in a flask equipped with a magnetic stirrer.</text:p>
            <text:p/>
            <text:p>Additional chemicals besides the main reactants:</text:p>
            <text:p/>
            <text:p>1. Methanol: acts as a solvent.</text:p>
            <text:p>2. Sodium borohydride: acts as a reducing agent.</text:p>
            <text:p>3. Chloroform: used for the extraction process.</text:p>
            <text:p>4. Ethanol: used for the recrystallization step.</text:p>
          </table:table-cell>
          <table:table-cell table:style-name="ce1" office:value-type="string" calcext:value-type="string">
            <text:p>Step 1: Preparing 4-phenyl-1(2H)-pyridinyl</text:p>
            <text:p/>
            <text:p>Materials Needed: Phenylboronic acid, Pd(PPh3)4, Cs2CO3, 1,2-Dibromobenzene, Ethanol</text:p>
            <text:p/>
            <text:p>-Put 1g of Phenylboronic acid into a round-bottom flask.</text:p>
            <text:p>-Add 1g of Pd(PPh3)4 to the flask as a catalyst.</text:p>
            <text:p>-Introduce 1.5g of Cs2CO3 to act as a base.</text:p>
            <text:p>-Add 10ml of 1,2-Dibromobenzene to the mixture.</text:p>
            <text:p>-Pour in 100ml of Ethanol as the solvent.</text:p>
            <text:p>-Heat the mixture to reflux at a temperature of 80°C for 24 hours.</text:p>
            <text:p>-After 24 hours, cool the mixture to room temperature. Filter the solid and wash it with cold ethanol.</text:p>
            <text:p>-The product 4-phenyl-1(2H)-pyridinyl should be obtained after drying under vacuum at 40°C for 5 hours.</text:p>
            <text:p/>
            <text:p>Step 2: Preparing 1-butynyl bromide</text:p>
            <text:p/>
            <text:p>Materials Needed: 1-Butyne, Hydrobromic Acid</text:p>
            <text:p/>
            <text:p>-Put 10ml of 1-Butyne in a flask.</text:p>
            <text:p>-Add 20ml of Hydrobromic Acid in the flask.</text:p>
            <text:p>-Stir the mixture at 500 rpm at room temperature for 3 hours.</text:p>
            <text:p>-After 3 hours, separate the aqueous layer. The organic layer should contain 1-butynyl bromide.</text:p>
            <text:p/>
            <text:p>Step 3: Coupling 4-phenyl-1(2H)-pyridinyl with 1-butynyl bromide</text:p>
            <text:p/>
            <text:p>Materials Needed: 4-Phenyl-1(2H)-pyridinyl, 1-Butynyl bromide, Pd(PPh3)4, Cs2CO3, dimethylformamide (DMF)</text:p>
            <text:p/>
            <text:p>-Add 1g of 4-phenyl-1(2H)-pyridinyl and 1g of 1-Butynyl bromide in a flask.</text:p>
            <text:p>-Add 1g of Pd(PPh3)4 to act as a catalyst.</text:p>
            <text:p>-Introduce 1.5g of Cs2CO3 to act as a base.</text:p>
            <text:p>-Add 100ml of DMF as the solvent.</text:p>
            <text:p>-Stir the mixture at 500 rpm at 80°C for 24 hours.</text:p>
            <text:p>-After 24 hours, cool down the mixture and filter out the solid.</text:p>
            <text:p>-Recrystallize the solid in ethanol to get the 4-(3,6-Dihydro-4-phenyl-1(2H)-pyridinyl)-1-butynyl.</text:p>
            <text:p/>
            <text:p>Step 4: Making 3-[4-(3,6-Dihydro-4-phenyl-1(2H)-pyridinyl)-1-butynyl]quinoline</text:p>
            <text:p/>
            <text:p>Materials Needed: 4-(3,6-Dihydro-4-phenyl-1(2H)-pyridinyl)-1-butynyl, quinoline, sulfuric acid</text:p>
            <text:p/>
            <text:p>-Add 1g of 4-(3,6-Dihydro-4-phenyl-1(2H)-pyridinyl)-1-butynyl and 10ml of quinoline in a flask.</text:p>
            <text:p>-Put in 10ml of concentrated sulfuric acid to act as a catalyst.</text:p>
            <text:p>-Heat the mixture to reflux at 100°C for 24 hours.</text:p>
            <text:p>-After 24 hours, cool down the mixture and neutralize the acid with a base. The product 3-[4</text:p>
          </table:table-cell>
          <table:table-cell table:number-columns-repeated="59"/>
        </table:table-row>
        <table:table-row table:style-name="ro2">
          <table:table-cell table:style-name="ce2" office:value-type="string" calcext:value-type="string">
            <text:p>triethylammonium N-(2-pyrazinyl)-dithiocarbamate </text:p>
          </table:table-cell>
          <table:table-cell table:style-name="ce1" office:value-type="string" calcext:value-type="string">
            <text:p>Here's a step-by-step guide for the necessary workups and reaction conditions to synthesize triethylammonium N-(2-pyrazinyl)-dithiocarbamate:</text:p>
            <text:p/>
            <text:p>## Workups</text:p>
            <text:p>1. Dissolve pyrazine-2-carbonyl chloride (C5H3ClN2O) in dry tetrahydrofuran (THF) under an atmosphere of nitrogen.</text:p>
            <text:p>2. Add diethylamine (C4H11N) dropwise with stirring, maintaining the temperature at 0°C.</text:p>
            <text:p>3. After the addition is complete, allow the mixture to warm up to room temperature and stand overnight.</text:p>
            <text:p/>
            <text:p>## Reaction Conditions</text:p>
            <text:p>1. To this solution add triethylamine ((C2H5)3N).</text:p>
            <text:p>2. Collect precipitated N-(2-pyrazinyl)-dithiocarbamate by filtration.</text:p>
            <text:p>3. Evaporate filtrate under reduced pressure at 40°C in order to remove any remaining tetrahydrofuran.</text:p>
            <text:p>4. The residue is dissolved in water and acidified with concentrated hydrochloric acid.</text:p>
            <text:p>5. Extract aqueous acidic solution three times with chloroform or methylene chloride or ethyl acetate.</text:p>
            <text:p/>
            <text:p>The organic layer should be dried over magnesium sulfate or sodium sulfate, filtered, and evaporated under reduced pressure.</text:p>
            <text:p/>
            <text:p>6a: The resulting solid may be recrystallized from ethanol-water mixture as its hydrochloride salt or</text:p>
            <text:p/>
            <text:p>6b: It can be treated directly with base such as sodium bicarbonate followed by careful evaporation of volatiles in order to leave a residue which contains a small amount of residual solvent after drying under high vacuum at room temperature overnight.</text:p>
            <text:p/>
            <text:p>The product remains as an oil upon evaporation of volatiles from</text:p>
          </table:table-cell>
          <table:table-cell table:style-name="ce1" office:value-type="string" calcext:value-type="string">
            <text:p>Given that we are not provided with the starting materials for the retrosynthesis of triethylammonium N-(2-pyrazinyl)-dithiocarbamate, I will make an assumption for the reactants based on the structure of the product. Possible reactants can include 2-aminopyrazine and CS2 in the presence of triethylamine.</text:p>
            <text:p/>
            <text:p>Step 1: </text:p>
            <text:p>Dissolve 2-aminopyrazine in a solvent suitable for the reaction, possibly THF or DMF, at a temperature of around room temperature (23 °C as per previous reactions).</text:p>
            <text:p/>
            <text:p>Step 2: </text:p>
            <text:p>Introduce triethylamine to the solution. The volume can be calculated based on the equivalent molar ratio needed for the reaction. The volume might be around 0.92 ml, in analogy with the previous reactions.</text:p>
            <text:p/>
            <text:p>Step 3: </text:p>
            <text:p>Add carbon disulfide (CS2) to the reaction vessel. Maintain the temperature at room temperature.</text:p>
            <text:p/>
            <text:p>Step 4: </text:p>
            <text:p>Stir the reaction mixture for a significant amount of time to ensure reaction completion. This could be around 3 hours, mimicking the conditions from the previous reactions.</text:p>
            <text:p/>
            <text:p>Step 5:</text:p>
            <text:p>After the reaction is complete, pour the reaction mixture into a mixture of ethyl acetate and saturated sodium bicarbonate solution for workup.</text:p>
            <text:p/>
            <text:p>Step 6: </text:p>
            <text:p>Separate the organic layer and wash it successively with distilled water and a saturated sodium chloride solution.</text:p>
            <text:p/>
            <text:p>Step 7: </text:p>
            <text:p>Dry the organic layer over anhydrous magnesium sulfate.</text:p>
            <text:p/>
            <text:p>Step 8: </text:p>
            <text:p>Filter off the drying agent and remove the solvent under reduced pressure.</text:p>
            <text:p/>
            <text:p>Step 9: </text:p>
            <text:p>Purify the product by column chromatography, using ethyl acetate as the eluent.</text:p>
            <text:p/>
            <text:p>Please note that this is a hypothetical procedure and should be optimized according to specific laboratory conditions and reactant quantities. Always consider safety and environmental factors when planning chemical reactions.</text:p>
          </table:table-cell>
          <table:table-cell table:style-name="ce1" office:value-type="string" calcext:value-type="string">
            <text:p>Retrosynthesis of the specified compound, triethylammonium N-(2-pyrazinyl)-dithiocarbamate, could involve the following steps:</text:p>
            <text:p/>
            <text:p>1. Preparation of Starting Materials:</text:p>
            <text:p>Starting materials could include 2-aminopyrazine, carbon disulfide (CS2), and triethylamine, readily available or can be prepared from commercially available precursors.</text:p>
            <text:p/>
            <text:p>2. Reaction Step:</text:p>
            <text:p>The reaction may be carried out in a suitable solvent such as dichloromethane or ethanol. Here is a possible step-by-step guide:</text:p>
            <text:p/>
            <text:p>a. Dissolve 2-aminopyrazine (1.0 equivalent) and carbon disulfide (1.0 equivalent) in the chosen solvent in a round-bottom flask equipped with a magnetic stirrer.</text:p>
            <text:p/>
            <text:p>b. Start stirring the solution at room temperature (25 °C).</text:p>
            <text:p/>
            <text:p>c. Slowly add triethylamine (1.1 equivalents) to the reaction mixture. </text:p>
            <text:p/>
            <text:p>d. Continue stirring the reaction at room temperature for a suitable period, for example, 24 hours.</text:p>
            <text:p/>
            <text:p>3. Monitoring the Reaction:</text:p>
            <text:p>Monitor the progress of the reaction using an appropriate method, such as thin-layer chromatography (TLC) or High-Performance Liquid Chromatography (HPLC), until the reaction is complete.</text:p>
            <text:p/>
            <text:p>4. Workup Steps:</text:p>
            <text:p>Once the reaction is complete, the reaction mixture may be subjected to various workup procedures to isolate the desired product. These could include:</text:p>
            <text:p/>
            <text:p>a. Quench the reaction with water and extract the product into an organic solvent like dichloromethane or ethyl acetate.</text:p>
            <text:p/>
            <text:p>b. The organic layer would then be separated, dried over anhydrous magnesium sulfate or sodium sulfate to remove any remaining water.</text:p>
            <text:p/>
            <text:p>c. The organic solvent can then be removed under reduced pressure using a rotary evaporator to give the crude product.</text:p>
            <text:p/>
            <text:p>d. The crude product can then be purified by recrystallization or column chromatography.</text:p>
            <text:p/>
            <text:p>e. The purified product could then be characterized using various spectroscopic techniques, such as NMR, IR, and mass spectrometry, to confirm the structure and purity of the product.</text:p>
            <text:p/>
            <text:p>Please note that this is a general procedure and may need to be optimized based on the actual experimental conditions. Always follow the standard safety procedures while handling chemicals in the laboratory.</text:p>
          </table:table-cell>
          <table:table-cell table:style-name="ce1" office:value-type="string" calcext:value-type="string">
            <text:p>Step 1: Preparation of Pyrazine-2-carboxylic acid:</text:p>
            <text:p>Start with pyrazine, which would serve as the reference compound for the synthesis. You need to convert it into pyrazine-2-carboxylic acid. This can be done by an oxidation reaction with potassium permanganate (KMnO4) in an aqueous solution of sodium hydroxide (NaOH). The reaction should be carried out at a temperature of 80-85°C for about 2-3 hours. Stirring speed should be about 200 rpm.</text:p>
            <text:p/>
            <text:p>Step 2: Conversion to Pyrazine-2-carboxylic acid chloride:</text:p>
            <text:p>The carboxylic acid can then be converted into an acid chloride using thionyl chloride (SOCl2). This reaction should be carried out at a temperature of 70-75°C for about 2 hours. Stirring should be done at a speed of about 250 rpm to ensure proper mixing of the reactants.</text:p>
            <text:p/>
            <text:p>Step 3: Conversion to N-(2-pyrazinyl)carbamoyl chloride:</text:p>
            <text:p>Next, treat the acid chloride with ammonia (NH3) to get the corresponding amide. This reaction should be carried out in a sealed tube at a temperature around 120°C for 1 hour. </text:p>
            <text:p/>
            <text:p>Step 4: Conversion to N-(2-pyrazinyl)-dithiocarbamic acid:</text:p>
            <text:p>The N-(2-pyrazinyl)carbamoyl chloride is then converted into the corresponding dithiocarbamic acid by treating it with sodium hydrosulfide (NaHS). The reaction should be carried out at a temperature of 50-55°C for 2 hours. Stir the solution at a speed of about 300 rpm.</text:p>
            <text:p/>
            <text:p>Step 5: Conversion to Triethylammonium N-(2-pyrazinyl)-dithiocarbamate:</text:p>
            <text:p>Finally, the dithiocarbamic acid is converted into the final product by treating it with triethylamine (C6H15N). This step should be carried out at room temperature for 1 hour, with a stirring speed of 200 rpm. After the reaction, the mixture is filtered to remove the unreacted materials, and the product can be isolated by evaporating the solvent.</text:p>
          </table:table-cell>
          <table:table-cell table:number-columns-repeated="59"/>
        </table:table-row>
        <table:table-row table:style-name="ro4">
          <table:table-cell table:style-name="ce2" office:value-type="string" calcext:value-type="string">
            <text:p>isatoic acid anhydride </text:p>
          </table:table-cell>
          <table:table-cell table:style-name="ce1" office:value-type="string" calcext:value-type="string">
            <text:p>One possible retrosynthesis for isatoic acid anhydride could involve the reaction of anthranilic acid with acetic anhydride. The workup and reaction conditions necessary for this retrosynthesis are described below:</text:p>
            <text:p/>
            <text:p>Workup Conditions:</text:p>
            <text:p>1. Separate the solid product from the reaction mixture.</text:p>
            <text:p>2. Dissolve the solid in water, and</text:p>
            <text:p>3. Add sodium hydroxide to adjust the pH to about 8.</text:p>
            <text:p/>
            <text:p>Reaction Conditions:</text:p>
            <text:p>1. Heat a mixture of anthranilic acid and acetic anhydride at a temperature of at least 100° C, preferably between 130° C and 160° C (for example, about 150° C) until all or substantially all of said anthranilic acid has reacted.</text:p>
            <text:p>2. Cool to room temperature or lower before proceeding with step (3).</text:p>
            <text:p/>
            <text:p>Notes: In this process, it is preferable that a large excess of acetic anhydride be employed so as to suppress formation of any diacetyl derivative that might otherwise be formed as well as byproduct acetanilide.</text:p>
            <text:p/>
            <text:p>Example: An aqueous solution containing sodium hydroxide was added dropwise with stirring over one hour to a mixture containing about 500 g (3.64 mol) of anthranilic acid and about 1100 g (10 mol) of glacial acetic anhydride heated at reflux under nitrogen in a two-liter flask equipped with a stirrer, thermometer and condenser connected to means for returning vaporized material back into the flask until essentially complete disappearance of starting material was noted by thin layer chromatography (after about four hours). In another example under similar conditions employing five moles each starting material based on anthranilic acid</text:p>
          </table:table-cell>
          <table:table-cell table:style-name="ce1" office:value-type="string" calcext:value-type="string">
            <text:p>Here is a potential step-by-step protocol for synthesizing isatoic acid anhydride, based on the general protocols given in the earlier examples. It is important to note that this is a hypothetical example and may need optimization:</text:p>
            <text:p/>
            <text:p>1. Dissolve 20 g (approximately 0.131 mol) of anthranilic acid in 100 mL of acetic anhydride in a 250 mL round-bottom flask.</text:p>
            <text:p/>
            <text:p>2. Add a magnetic stirring bar to the flask and stir the solution at room temperature (approximately 20-25 Celsius) for 3-4 hours.</text:p>
            <text:p/>
            <text:p>3. Monitor the progress of the reaction by HPLC or TLC analysis to ensure complete conversion to the desired product.</text:p>
            <text:p/>
            <text:p>4. After 3-4 hours, heat the reaction mixture to 50-80 Celsius for 1-2 hours to drive the reaction to completion. </text:p>
            <text:p/>
            <text:p>5. Once the reaction is complete, cool the mixture to room temperature. </text:p>
            <text:p/>
            <text:p>6. The product (isatoic anhydride) will precipitate out of the solution. Filter the mixture to isolate the solid product.</text:p>
            <text:p/>
            <text:p>7. Rinse the solid product with water to remove any remaining acetic anhydride or acetic acid.</text:p>
            <text:p/>
            <text:p>8. Dry the product under vacuum or in a drying oven at 40-60 Celsius to remove any residual solvent or water. </text:p>
            <text:p/>
            <text:p>9. Characterize the product using suitable methods such as NMR, IR, and Mass spectrometry to confirm its identity and purity. </text:p>
            <text:p/>
            <text:p>As always, use appropriate safety precautions when handling chemicals and performing reactions. </text:p>
            <text:p/>
            <text:p>Please note: Optimization may be required depending on the specific conditions.</text:p>
          </table:table-cell>
          <table:table-cell table:style-name="ce1" office:value-type="string" calcext:value-type="string">
            <text:p>In order to perform a retrosynthesis of isatoic acid anhydride, the following steps can be taken as per the conditions and methods derived from the above reactions:</text:p>
            <text:p/>
            <text:p>Step 1: Preparing the Reaction Mixture</text:p>
            <text:p>Firstly, you would need to carefully select and measure out the precursors or starting materials. This could involve compounds such as 2-aminobenzoic acid and acetic anhydride. These reactants are added to a suitable reaction flask.</text:p>
            <text:p/>
            <text:p>Step 2: Setting the Reaction Conditions</text:p>
            <text:p>Next, set the temperature of your reaction. This might vary based on the specific reaction, but for example, it could be set to 120°C, a temperature commonly used in many chemical reactions. </text:p>
            <text:p/>
            <text:p>Step 3: Adding Solvent and Catalyst</text:p>
            <text:p>Add a suitable solvent to the reaction mixture. For instance, Dioxane can be used as solvent. If required, a catalyst can also be added to the reaction to speed up the process. For instance, palladium on activated carbon can be used as a catalyst.</text:p>
            <text:p/>
            <text:p>Step 4: Reaction Time</text:p>
            <text:p>Allow the reaction to proceed for a specified period of time under continuous stirring. For example, let the reaction proceed for about 2 hours at 700 rpm stirring speed.</text:p>
            <text:p/>
            <text:p>Step 5: Workup Procedures</text:p>
            <text:p>After completion of the reaction, several workup procedures can be done. This can involve filtration to remove any solid impurities, washing with a suitable solvent such as ethyl acetate to remove unreacted starting material and by-products, and then drying over anhydrous magnesium sulfate.</text:p>
            <text:p/>
            <text:p>Step 6: Isolation and Purification of Product</text:p>
            <text:p>Isolate the product by evaporating the solvent, and purify it using a suitable method such as recrystallization, distillation or chromatography.</text:p>
            <text:p/>
            <text:p>Note: The above steps are generalized, and the specific conditions and workups can vary depending on the exact nature of the reactants and the desired product. Always refer to the literature or experimental procedures for exact conditions.</text:p>
          </table:table-cell>
          <table:table-cell table:style-name="ce1" office:value-type="string" calcext:value-type="string">
            <text:p>Retrosynthesis of isatoic acid anhydride typically involves the Friedel-Crafts acylation reaction. Below are the steps involved:</text:p>
            <text:p/>
            <text:p>Step 1: Friedel-Crafts Acylation</text:p>
            <text:p/>
            <text:p>1. Set up a round-bottom flask attached to a reflux condenser in a heating mantle. </text:p>
            <text:p/>
            <text:p>2. Add 10g of anthranilic acid (approximately 0.073 mol) and 10ml of acetyl chloride to the flask. </text:p>
            <text:p/>
            <text:p>3. Mix the reactants by swirling the flask carefully. </text:p>
            <text:p/>
            <text:p>4. Attach a thermometer to the flask to monitor the reaction temperature. </text:p>
            <text:p/>
            <text:p>5. Heat the flask to 80°C and maintain this temperature for about 2 hours to initiate the reaction. </text:p>
            <text:p/>
            <text:p>6. Throughout this period, stir the mixture at a speed of approximately 200 rpm. </text:p>
            <text:p/>
            <text:p>Step 2: Workup Procedure</text:p>
            <text:p/>
            <text:p>1. After the reaction is complete, cool the reaction mixture to room temperature. </text:p>
            <text:p/>
            <text:p>2. Pour the reaction content into a separating funnel. </text:p>
            <text:p/>
            <text:p>3. Add 50 ml of distilled water into the funnel to quench the excess acetyl chloride. Shake the funnel gently to mix the contents. </text:p>
            <text:p/>
            <text:p>4. Drain the aqueous layer (lower layer) into a beaker.</text:p>
            <text:p/>
            <text:p>5. The upper layer is the product, isatoic acid anhydride. Collect it in a clean, dry flask. </text:p>
            <text:p/>
            <text:p>6. Dry the product by adding 5g of anhydrous sodium sulfate.</text:p>
            <text:p/>
            <text:p>Step 3: Purification by Recrystallization</text:p>
            <text:p/>
            <text:p>1. Dissolve the product in a minimal amount of hot ethanol.</text:p>
            <text:p/>
            <text:p>2. Allow the solution to cool to room temperature slowly to form crystals of the product.</text:p>
            <text:p/>
            <text:p>3. Use a Buchner funnel to filter the solution, collecting the crystals.</text:p>
            <text:p/>
            <text:p>4. Rinse the crystals with a small amount of cold ethanol, then dry in air or an oven set to a temperature of 40°C.</text:p>
            <text:p/>
            <text:p>Please be aware that this is a simplified guide. Always follow proper safety procedures, perform risk assessments before beginning any experimental work, and consult a qualified professional or reference literature for details about specific reactions.</text:p>
          </table:table-cell>
          <table:table-cell table:number-columns-repeated="59"/>
        </table:table-row>
        <table:table-row table:style-name="ro5">
          <table:table-cell table:style-name="ce2" office:value-type="string" calcext:value-type="string">
            <text:p>3,6,7-trimethyl-6-octen-3-ol </text:p>
          </table:table-cell>
          <table:table-cell office:value-type="string" calcext:value-type="string">
            <text:p>Since 3,6,7-trimethyl-6-octen-3-ol is not commercially available it must be synthesized. The synthesis starts with the reaction of 2-methylpropene and formaldehyde in presence of an acidic catalyst. This results in a mixture of C8 compounds: chiefly 2-methylpentanal and 3-methylpentanal which are treated with pyridinium chlorochromate to form an aldehyde, the main component being octanal. Then octanal is converted into octanoic acid by potassium permanganate oxidation in aqueous sodium carbonate solution at room temperature. The alcohol function present is converted into a leaving group by formation of a p-toluenesulfonate ester; this takes place by dissolving the acid in dry tetrahydrofuran and adding p-toluenesulfonyl chloride and triethylamine at about 0° C., followed by warming to room temperature. The resulting mixture of esters obtained after CO2 removal from the reaction solution is then hydrogenated over palladium on charcoal under hydrogen at about ambient temperature to obtain chiefly o-, m- or p-toluene sulfonyloxyoctane; this compound can be separated from its constitutional isomers relatively easily by chromatography or crystallization techniques. This starting material undergoes cyclization via treatment with aluminum chloride in dichloromethane according to known methods; for example see pages 389 et seqq., volume E5b (1985) "Methoden der Organischen Chemie" (Methods of Organic Chemistry), Georg Thieme Verlag, Stuttgart or page 445 et seqq., volume II/9a (1982) "Preparative Carbohydrate</text:p>
          </table:table-cell>
          <table:table-cell table:style-name="ce1" office:value-type="string" calcext:value-type="string">
            <text:p>Based on the context provided by previous reactions, a possible step-by-step guide for synthesizing 3,6,7-trimethyl-6-octen-3-ol might look like this:</text:p>
            <text:p/>
            <text:p>1. Start with an appropriate starting material such as a substituted cyclohexene or a linear alkene precursor. This will depend on your retrosynthetic analysis and the available starting materials.</text:p>
            <text:p/>
            <text:p>2. Add the starting material to a round bottom flask along with an appropriate solvent. For example, you could use 15 mL of tetrahydrofuran (THF), as it was used in the previous reactions. </text:p>
            <text:p/>
            <text:p>3. Cool the reaction mixture to 0°C using an ice bath. </text:p>
            <text:p/>
            <text:p>4. Slowly add a reagent that can introduce the alcohol functionality. For instance, borane tetrahydrofuran complex could be used for hydroboration-oxidation reaction. Add this reagent dropwise over 10 minutes while stirring. The stirring speed is not specified, but a moderate speed that ensures good mixing of the reagents would be ideal.</text:p>
            <text:p/>
            <text:p>5. Stir the mixture in the ice bath for around 1 hour. </text:p>
            <text:p/>
            <text:p>6. Let the reaction mixture warm up to room temperature and stir for another hour. </text:p>
            <text:p/>
            <text:p>7. After the reaction is complete, as determined by LC/MS or another suitable analysis method, quench the reaction mixture with a diluted aqueous solution of hydrogen peroxide and sodium hydroxide. </text:p>
            <text:p/>
            <text:p>8. Extract the reaction mixture with a suitable organic solvent, such as ethyl acetate. This helps to separate the product from the aqueous phase. </text:p>
            <text:p/>
            <text:p>9. Wash the organic layer with a saturated solution of sodium chloride. This helps to remove any remaining water-soluble impurities. </text:p>
            <text:p/>
            <text:p>10. Dry the organic layer over anhydrous sodium sulfate to remove any traces of water. </text:p>
            <text:p/>
            <text:p>11. Filter the mixture to remove the drying agent and then concentrate the filtrate by rotary evaporation. </text:p>
            <text:p/>
            <text:p>12. Purify the residue by column chromatography. For example, you could use a mixture of ethyl acetate and hexane as eluent. </text:p>
            <text:p/>
            <text:p>Please note that this is a general procedure and might need to be optimized based on the specific reagents and conditions for your reaction. Also, please ensure to follow all safety protocols while performing the reaction.</text:p>
          </table:table-cell>
          <table:table-cell table:style-name="ce1" office:value-type="string" calcext:value-type="string">
            <text:p>Given that "3,6,7-trimethyl-6-octen-3-ol" is not a product in any of the provided reactions, I'll propose a hypothetical retrosynthesis procedure based on the information provided in the reactions above.</text:p>
            <text:p/>
            <text:p>1. Preparation of Reactants:</text:p>
            <text:p>Start with the reactants 3,7-dimethylocta-1,6-diene and methanol. </text:p>
            <text:p/>
            <text:p>2. Reaction Conditions:</text:p>
            <text:p>Place the reactants in a round-bottom flask equipped with a magnetic stirrer. The typical stirring speed for such reactions could be around 500 RPM, though this would vary based on the specifics of the reaction.</text:p>
            <text:p/>
            <text:p>3. Addition of Catalyst:</text:p>
            <text:p>Considering the reactions above, a catalyst such as palladium on activated carbon could be used. Add a catalytic amount of the catalyst to the flask. </text:p>
            <text:p/>
            <text:p>4. Reaction Temperature:</text:p>
            <text:p>Adjust the reaction temperature. Since we are not given a specific temperature for this reaction, we could use an example temperature from the reactions above, such as room temperature (approximately 25°C) or potentially higher (e.g., 120°C) if necessary.</text:p>
            <text:p/>
            <text:p>5. Reaction Time:</text:p>
            <text:p>Allow the reaction to proceed for a certain period. Again, the exact time would vary based on the reaction, but as an example, we could use a reaction time of 4.5 hours from the reactions provided above.</text:p>
            <text:p/>
            <text:p>6. Workup Procedure:</text:p>
            <text:p>After the reaction has proceeded for the desired time, initiate the workup procedure. This could involve various steps, such as:</text:p>
            <text:p/>
            <text:p>   - Quenching the reaction with a suitable quencher (e.g., water or dilute acid). </text:p>
            <text:p>   - Extracting the reaction mixture with an organic solvent (e.g., ethyl acetate or chloroform). </text:p>
            <text:p>   - Washing the organic layer with water to remove any remaining reactants or catalyst. </text:p>
            <text:p>   - Drying the organic layer over anhydrous MgSO₄, followed by filtration to remove the drying agent. </text:p>
            <text:p>   - Concentrating the filtered solution under reduced pressure to obtain the crude product.</text:p>
            <text:p/>
            <text:p>7. Product Purification:</text:p>
            <text:p>Depending on the specific reaction, further purification steps might be necessary, such as recrystallization or column chromatography.</text:p>
            <text:p/>
            <text:p>Please note that this is a general guide and the exact procedure can vary depending on the specifics of the reaction. Always consult the literature or a experienced chemist when planning a new synthesis.</text:p>
          </table:table-cell>
          <table:table-cell table:style-name="ce1" office:value-type="string" calcext:value-type="string">
            <text:p>The retrosynthesis of 3,6,7-trimethyl-6-octen-3-ol can be achieved through the following step-by-step guide:</text:p>
            <text:p/>
            <text:p>1. **Grignard Reaction**</text:p>
            <text:p>   </text:p>
            <text:p>   a. Preparation of Grignard Reagent: In a 500 mL round-bottom flask, add 1.0 mol of bromopentane (167.11 g, 1.0 mol) and 24.23 g (1.0 mol) of magnesium turnings. Insert a reflux condenser and stir the mixture at a moderate speed (approx. 400 rpm) under nitrogen. Add anhydrous diethyl ether (200 mL) dropwise to the reaction mixture. Stir the reaction mixture at room temperature (25°C) for another 2 hours until the magnesium turnings have dissolved.</text:p>
            <text:p/>
            <text:p>   b. Grignard Reaction: In a separate 500 mL round-bottom flask, dissolve 1.0 mol of 3-methyl-2-buten-1-ol (100.16 g, 1.0 mol) in anhydrous diethyl ether (200 mL). Cool the solution to 0°C in an ice bath. Then, add the prepared Grignard reagent to the solution dropwise. Stir the reaction mixture at 0°C for 2 hours and then allow it to warm to room temperature and stir for an additional 3 hours.</text:p>
            <text:p/>
            <text:p>2. **Workup**</text:p>
            <text:p/>
            <text:p>   a. Quenching the Reaction: Add saturated ammonium chloride solution (200 mL) to the reaction mixture to quench the reaction. Stir the reaction mixture at room temperature (25°C) for 30 minutes.</text:p>
            <text:p/>
            <text:p>   b. Extraction: Separate the organic layer and extract the aqueous layer with diethyl ether (3 x 100 mL). Combine the organic layers.</text:p>
            <text:p/>
            <text:p>   c. Drying the Organic Layer: Add anhydrous magnesium sulfate (20 g) to the organic layer and stir for 15 minutes at room temperature (25°C). Filter off the magnesium sulfate and evaporate the solvent under reduced pressure.</text:p>
            <text:p/>
            <text:p>3. **Dehydration Reaction**</text:p>
            <text:p/>
            <text:p>   a. In a 500 mL round-bottom flask, dissolve the crude product in concentrated sulfuric acid (200 mL). Stir the reaction mixture at 100°C for 2 hours.</text:p>
            <text:p/>
            <text:p>4. **Workup**</text:p>
            <text:p/>
            <text:p>   a. Quenching the Reaction: Pour the reaction mixture into ice water (500 mL) and extract with diethyl ether (3 x 100 mL). Combine the organic layers.</text:p>
            <text:p/>
            <text:p>   b. Neutralizing the Organic Layer: Wash the organic layer with saturated sodium bicarbonate solution until the pH of the solution is neutral.</text:p>
            <text:p/>
            <text:p>   c. Drying the Organic Layer: Add anhydrous sodium sulfate (20 g) to the organic layer and stir for 15 minutes at room temperature (25°C). Filter off the sodium sulfate and evaporate the solvent under reduced pressure.</text:p>
            <text:p/>
            <text:p>5. **Purification**</text:p>
            <text:p/>
            <text:p>   a. Purify the crude product by distillation under reduced pressure. Collect the fraction boiling at around 150-160°C (under reduced pressure).</text:p>
            <text:p/>
            <text:p>The final product is 3,6,7-trimethyl-6-octen-3-ol. Its structure and purity should be confirmed by spectroscopic analyses.</text:p>
            <text:p>This is an example, specific conditions might vary depending on the scale of the reaction and the equipment used.</text:p>
          </table:table-cell>
          <table:table-cell table:number-columns-repeated="59"/>
        </table:table-row>
        <table:table-row table:style-name="ro6">
          <table:table-cell office:value-type="string" calcext:value-type="string">
            <text:p>(5-methoxy-2-nitrophenyl)methanol</text:p>
          </table:table-cell>
          <table:table-cell table:style-name="ce1" office:value-type="string" calcext:value-type="string">
            <text:p>Retrosynthesis: (5-methoxy-2-nitrophenyl)methanol</text:p>
            <text:p>Starting Materials: 1. 4-Methoxybenzaldehyde, 2. Nitroalkanes</text:p>
            <text:p/>
            <text:p>Step 1: nitroaldol reaction</text:p>
            <text:p>Conditions: Conditions to be determined, Workup to be determined</text:p>
            <text:p>Temperature: Temperature to be determined</text:p>
            <text:p>Stirring: Stirring to be determined</text:p>
            <text:p>In a separate reaction, the benzaldehyde is reacted with nitromethane.</text:p>
            <text:p>Additional Materials: Additional materials, if applicable, are listed here.</text:p>
            <text:p>Notes:</text:p>
            <text:p>Workups:</text:p>
            <text:p>A mixture of aldehydes and nitroalkanes can then be reduced to produce the corresponding β-nitrostyrenes.</text:p>
            <text:p/>
            <text:p>Step 2: reduction of β-nitrostyrenes with lithium aluminum hydride (LiAlH4)</text:p>
            <text:p>Conditions: Conditions to be determined Notes:(LiAlH4) is a known reducing agent.</text:p>
            <text:p>Temperature: Temperature to be determined Notes:The reaction flask was heated on an oil bath for two hours at reflux using a condenser over the end of which was attached an adapter through which nitrogen gas could flow into the flask and into solution in order that there would not develop any explosive hydrogen gas upon contact between LiAlH4 and water present in starting material or resulting product. Notes:The solid remaining after filtration was washed three times by adding hexane or petroleum ether followed by swirling and decanting liquid from it. The filtrate was evaporated using rotary evaporation at reduced pressure whereby about one-fourth volume of methanol present therein distilled off first as expected but no additional pure product was obtained.</text:p>
            <text:p/>
            <text:p>Inputs:</text:p>
            <text:p/>
            <text:p>[N+](=O)[O-].CO.C1=CC(=CC(=[</text:p>
          </table:table-cell>
          <table:table-cell table:style-name="ce1" office:value-type="string" calcext:value-type="string">
            <text:p>Given that the desired product is (5-methoxy-2-nitrophenyl)methanol, a possible retrosynthesis could involve the reaction of methanol with a 5-methoxy-2-nitrobenzyl halide (such as 5-methoxy-2-nitrobenzyl chloride) via a nucleophilic substitution reaction mechanism. </text:p>
            <text:p/>
            <text:p>1. Prepare the Reaction Mixture:</text:p>
            <text:p>   In a suitably sized round-bottom flask, add an equimolar amount of 5-methoxy-2-nitrobenzyl chloride and methanol. Ensure that the amounts used will provide a reasonable amount of product while also fitting within the flask with enough space for stirring. </text:p>
            <text:p/>
            <text:p>2. Dissolve the Reactants:</text:p>
            <text:p>   To help the reaction proceed, dissolve the reactants in a suitable solvent. You could use dichloromethane (DCM) as it's a good solvent for many organic compounds and doesn't react with many substances. Add enough DCM to fully dissolve the reactants but not so much that the reaction becomes too dilute.</text:p>
            <text:p/>
            <text:p>3. Stirring and Heating:</text:p>
            <text:p>   Once the reactants are fully dissolved, set up a stirring bar in the flask and place it on a magnetic stirrer. Set the stirrer to a moderate speed, such as 500 rpm. Next, set up a heating mantle and set the temperature to about 60-70°C (a common temperature for many organic reactions), and heat the reaction for a few hours. </text:p>
            <text:p/>
            <text:p>4. Workup:</text:p>
            <text:p>   After the reaction has proceeded for a suitable amount of time (e.g., 2-3 hours), remove the heat and let the reaction mixture cool to room temperature. Once cooled, perform an extraction using a separatory funnel. Add water and a non-polar solvent (like ether), shake and vent frequently, then allow the layers to separate. The product should be in the organic (ether) layer. </text:p>
            <text:p/>
            <text:p>5. Purification:</text:p>
            <text:p>   After separating the organic layer, it may contain impurities. Wash it with brine to remove any remaining water and dry it over anhydrous magnesium sulfate to further remove any water present. After the drying agent has been filtered off, the solvent can be evaporated under reduced pressure to yield the product.</text:p>
            <text:p/>
            <text:p>6. Characterization:</text:p>
            <text:p>   Characterize the product using suitable techniques (NMR, IR, GC-MS, etc.) to confirm that you've made the desired product and determine its purity.</text:p>
          </table:table-cell>
          <table:table-cell table:style-name="ce1" office:value-type="string" calcext:value-type="string">
            <text:p>Step-by-step guide for a retrosynthesis with the outcome: (5-methoxy-2-nitrophenyl)methanol:</text:p>
            <text:p/>
            <text:p>1. Set up your reaction vessel (e.g., a round-bottom flask) in a suitable workspace. Ensure that the area is clean and that you are following all necessary safety protocols for handling chemicals.</text:p>
            <text:p/>
            <text:p>2. Weigh out your starting materials. Given the previous reactions, we can assume that we will need a nitrobenzene derivative (to provide the nitrophenyl group) and a methoxy methanol derivative (to provide the methoxy group and the methanol moiety). The exact quantities will depend on the stoichiometry of the reaction, but for example, you might start with 1.0 g of each.</text:p>
            <text:p/>
            <text:p>3. Add your starting materials to the reaction vessel, along with a suitable solvent. Previously, methanol was used as a solvent, which could also work in this case. Add around 200 mL of solvent.</text:p>
            <text:p/>
            <text:p>4. Begin stirring the reaction mixture. A stirring speed of around 500 rpm could work, but you should adjust this based on the specifics of your reaction.</text:p>
            <text:p/>
            <text:p>5. Heat the reaction to a specified temperature. The previous reactions were carried out at room temperature, but if a different temperature is required, adjust it accordingly. </text:p>
            <text:p/>
            <text:p>6. Once the reaction is complete, you will need to work up the reaction mixture to isolate your product. In the reactions above, this often involved filtration to remove any solids, followed by evaporation to remove the solvent. </text:p>
            <text:p/>
            <text:p>7. Next, the product was usually extracted from the residue using a suitable solvent, such as chloroform or ethyl acetate. This may be followed by a second filtration step.</text:p>
            <text:p/>
            <text:p>8. The product may be dried by evaporating off any remaining solvent, and then purified if necessary. This could be done by recrystallization, distillation, or chromatography, depending on the properties of the product and any impurities. </text:p>
            <text:p/>
            <text:p>Please note: these are general instructions based on the reactions given above. The exact procedure may vary depending on the specifics of the reaction, and the properties of the starting materials and product. Always refer to a reliable protocol or literature source, and follow all safety guidelines when carrying out a chemical reaction.</text:p>
          </table:table-cell>
          <table:table-cell table:style-name="ce1" office:value-type="string" calcext:value-type="string">
            <text:p>Here is a possible guide for a retrosynthesis with the outcome of (5-methoxy-2-nitrophenyl)methanol:</text:p>
            <text:p/>
            <text:p>1. Start with the desired compound (5-methoxy-2-nitrophenyl)methanol.</text:p>
            <text:p/>
            <text:p>2. The first step of retrosynthesis could be the removal of the alcohol group. This could be achieved by an oxidation reaction. Introduce a strong oxidizing agent, such as Potassium permanganate (KMnO₄). Heat the solution to a temperature of about 60-80°C and stir for approximately 30 minutes at a stirring speed of 300 RPM. The product of this reaction would be a carbonyl compound, (5-methoxy-2-nitrophenyl)methanal.</text:p>
            <text:p/>
            <text:p>3. The next step could be the removal of the nitro group. This could be achieved by a reduction reaction. Introduce a reducing agent, such as Tin (II) chloride (SnCl2). Heat the solution to a temperature of about 70-90°C and stir for approximately 1 hour at a stirring speed of 300 RPM. The product of this reaction would be (5-methoxyphenyl)methanal.</text:p>
            <text:p/>
            <text:p>4. The final step of retrosynthesis could be the removal of the methoxy group. This could be achieved by a demethylation reaction. Introduce Hydrobromic acid (HBr). Heat the solution to a temperature of about 100-120°C and stir for approximately 2 hours at a stirring speed of 300 RPM. The product of this reaction would be the starting compound, Phenylmethanal. </text:p>
            <text:p/>
            <text:p>Remember, retrosynthesis is about working backward from the product to the starting materials. This guide describes a possible way to do that, but the actual conditions may vary based on specific laboratory conditions and equipment. Always follow safety protocols and procedures while performing these reactions.</text:p>
          </table:table-cell>
          <table:table-cell table:number-columns-repeated="59"/>
        </table:table-row>
        <table:table-row table:style-name="ro3">
          <table:table-cell office:value-type="string" calcext:value-type="string">
            <text:p>N-[2-(3,5-dichloropyridin-2-yl)-2-(tert-butoxyimino)ethyl]phthalimide</text:p>
          </table:table-cell>
          <table:table-cell table:style-name="ce1" office:value-type="string" calcext:value-type="string">
            <text:p>This is a retrosynthesis question. The desired product is N-[2-(3,5-dichloropyridin-2-yl)-2-(tert-butoxyimino)ethyl]phthalimide. Conditions: unknown Workups: unknown Reaction1: unknown Temperature1: unknown Time1: unknown Temperature2: 100 TempuratureUnits2: C Time3: 0.25 Time4: 0.5 Time5: 0.75 Comment6: stirring at reflux for 3 hours at p-TSA (30) at reflux in toluene over about one hour Comment7:defecting with aqueous NaOH and extracting with methylene chloride to leave the expected product as a white solid, mp &gt;280°C Comment8:NMR spectra are identical to those of authentic samples Notes:[(CH3)3CC(NO)O] (50 ml), was added dropwise over about one hour.[Catalyst].[NH4]CO[ONC(CH3)(CH3)][C(Cl)=C(Cl)]1[CH]C=CN=C1.Cl | [Cl][Cl].[O-][N+]([C-]2[CH]=CC=CC=2)=O | [N+]1(CCCC1)[N]=[O].F[C](C)(C)[N+]123[CH]=[CH][CH]=([CH2])[CH]=CO.[Cl].[Cl].[Cl][NH]().CC(C)(=O)[NH].=[O].S(N)(=O)=O | [N+](=[OH])=[O].TEMP(C) TEMP(C) TEMP(C)[I:] Conditions:[I:] Notes:(50 ml), was added drop</text:p>
          </table:table-cell>
          <table:table-cell table:style-name="ce1" office:value-type="string" calcext:value-type="string">
            <text:p>1. In a suitable round bottom flask, add the starting material N-(2-chloroacetyl)-3,5-dichloropyridine (exact amount to be determined based on desired scale of the reaction). </text:p>
            <text:p/>
            <text:p>2. Dissolve the starting material in a suitable solvent, such as THF, under ambient conditions. The volume of the solvent can be around 10 times the molar volume of the starting material to ensure a good mixing.</text:p>
            <text:p/>
            <text:p>3. In the meantime, in a separate flask, prepare a solution of tert-butyl hydroxylamine and triphenylphosphine in THF. The amount of tert-butyl hydroxylamine should be equivalent to the starting material, and triphenylphosphine should be in slight excess (1.2 equivalents).</text:p>
            <text:p/>
            <text:p>4. Add the solution of tert-butyl hydroxylamine and triphenylphosphine to the reaction flask containing the starting material. </text:p>
            <text:p/>
            <text:p>5. The mixture is then cooled to 0°C using an ice bath. </text:p>
            <text:p/>
            <text:p>6. Once the reaction mixture has reached 0°C, slowly add diisopropyl azodicarboxylate (DIAD) solution in THF to the reaction flask. The DIAD should be in slight excess (1.1 equivalents). </text:p>
            <text:p/>
            <text:p>7. The reaction mixture is then allowed to warm to room temperature and stirred for approximately 24 hours. </text:p>
            <text:p/>
            <text:p>8. Following the reaction, the mixture can be diluted with water and extracted with ethyl acetate. The organic phase is then washed with brine, dried over sodium sulfate and concentrated under reduced pressure.</text:p>
            <text:p/>
            <text:p>9. The remaining residue, which contains the product, can be purified by column chromatography using a suitable eluent such as a gradient of hexane and ethyl acetate.</text:p>
            <text:p/>
            <text:p>10. The obtained fractions containing the pure product can then be combined and concentrated under reduced pressure to yield the pure product N-[2-(3,5-dichloropyridin-2-yl)-2-(tert-butoxyimino)ethyl]phthalimide.</text:p>
            <text:p/>
            <text:p>It is important to note that the above procedure is a hypothetical procedure and may need to be optimized depending on the actual laboratory conditions and reagent quality.</text:p>
          </table:table-cell>
          <table:table-cell table:style-name="ce1" office:value-type="string" calcext:value-type="string">
            <text:p>Here is a step-by-step guide you might consider for the retrosynthesis of N-[2-(3,5-dichloropyridin-2-yl)-2-(tert-butoxyimino)ethyl]phthalimide:</text:p>
            <text:p/>
            <text:p>1. Start with the precursor compound: 3,5-dichloropyridine. Protect the nitrogen atom by converting it into its tert-butyl carbamate derivative. This can be done by reacting 3,5-dichloropyridine with tert-butyl isocyanate in the presence of a catalyst, such as triethylamine, at room temperature in a common organic solvent such as dichloromethane.</text:p>
            <text:p/>
            <text:p>2. Introduce the ethyl group at the 2-position of the pyridine ring. This can be done by a nucleophilic substitution reaction with ethyl bromide under basic conditions. For example, you can use potassium carbonate as a base in acetonitrile at 60-70°C for several hours.</text:p>
            <text:p/>
            <text:p>3. Convert the ethyl group to the oxime. This can be done by first oxidizing the ethyl group to an aldehyde using an oxidizing agent like PCC in dichloromethane, followed by reacting the aldehyde with hydroxylamine in the presence of pyridine to form the oxime.</text:p>
            <text:p/>
            <text:p>4. Finally, couple the pyridine ring with phthalimide. This can be done via a palladium-catalyzed Buchwald-Hartwig amination reaction. You would need to convert the phthalimide into its corresponding aryl halide or aryl triflate derivative, which can then be coupled with the tert-butyl-protected oxime under palladium catalysis (e.g., Pd(PPh3)4) in the presence of a base (e.g., KOtBu) in an organic solvent such as toluene or dioxane at about 100°C.</text:p>
            <text:p/>
            <text:p>Workups after each step typically include quenching the reaction (if necessary), dilution with water, extraction with an organic solvent, drying over anhydrous sodium sulfate, concentration in vacuo, and purification by column chromatography on silica gel.</text:p>
            <text:p/>
            <text:p>Please note that this is a hypothetical retrosynthesis based on common chemical transformations. The feasibility of each step would need to be validated experimentally. Always consider potential side reactions and the necessary protective groups for sensitive functionalities.</text:p>
          </table:table-cell>
          <table:table-cell table:style-name="ce1" office:value-type="string" calcext:value-type="string">
            <text:p>The synthesis of N-[2-(3,5-dichloropyridin-2-yl)-2-(tert-butoxyimino)ethyl]phthalimide requires several steps and specific reaction conditions. The step by step guide to the synthesis is as follows:</text:p>
            <text:p/>
            <text:p>Step 1: Synthesis of 3,5-Dichloropyridine-2-carboxaldehyde</text:p>
            <text:p>Materials: 3,5-Dichloropyridine, DMF, POCl3</text:p>
            <text:p>Procedure:</text:p>
            <text:p>1. Add 1 Molar equivalent of 3,5-Dichloropyridine solution to a 250 mL round bottom flask and stir at 300 rpm.</text:p>
            <text:p>2. Heat the mixture to 110°C and add 1.1 Molar equivalent of DMF slowly over a period of 2 hours.</text:p>
            <text:p>3. After the addition of DMF is complete, slowly add 1.2 Molar equivalent of POCl3 at the same temperature.</text:p>
            <text:p>4. Stir the mixture at 110°C for 12 hours.</text:p>
            <text:p>5. Cool the reaction mixture to room temperature and quench the reaction with ice water.</text:p>
            <text:p>6. Extract the product by partitioning between EtOAc and water.</text:p>
            <text:p>7. Dry the organic layer over Na2SO4, filter and evaporate the solvent under reduced pressure to obtain the crude product. </text:p>
            <text:p>8. Purify the resulting product by column chromatography on silica gel with hexane/EtOAc as the eluent.</text:p>
            <text:p/>
            <text:p>Step 2: Synthesis of N-[2-(3,5-dichloropyridin-2-yl)-2-(tert-butoxyimino)ethyl]phthalimide</text:p>
            <text:p>Materials: 3,5-Dichloropyridine-2-carboxaldehyde, Phthalimide, t-BuONO, NaBH3CN, AcOH</text:p>
            <text:p>Procedure:</text:p>
            <text:p>1. Dissolve 1 Molar equivalent of 3,5-Dichloropyridine-2-carboxaldehyde and 1.2 molar equivalent of Phthalimide in 100 mL of CH3CN.</text:p>
            <text:p>2. Stir the mixture at 300 rpm and heat it to 80°C.</text:p>
            <text:p>3. Add 1.2 Molar equivalent of t-BuONO slowly over a period of 1 hour.</text:p>
            <text:p>4. Continue stirring at 80°C for an additional 3 hours.</text:p>
            <text:p>5. Cool the reaction to room temperature and add 1.5 Molar equivalent of NaBH3CN and 1.5 Molar equivalent of AcOH.</text:p>
            <text:p>6. Stir the mixture at room temperature for 12 hours.</text:p>
            <text:p>7. Quench the reaction with water and extract the product by partitioning between EtOAc and water.</text:p>
            <text:p>8. Dry the organic layer over Na2SO4, filter and evaporate the solvent under reduced pressure to obtain the crude product.</text:p>
            <text:p>9. Purify the product by column chromatography on silica gel with hexane/EtOAc as the eluent to get N-[2-(3,5-dichloropyridin-2-yl)-2-(tert-butoxyimino)ethyl]phthalimide. </text:p>
            <text:p/>
            <text:p>Note: Always wear appropriate protective equipment, including gloves and eye protection, when performing these procedures. Be aware that some of the chemicals used are harmful or irritant, and appropriate safety precautions should be taken.</text:p>
          </table:table-cell>
          <table:table-cell table:number-columns-repeated="59"/>
        </table:table-row>
        <table:table-row table:style-name="ro7">
          <table:table-cell office:value-type="string" calcext:value-type="string">
            <text:p>2-(6-Chloro-5-fluoro-1-methanesulfonyl-1H-indol-2-yl)-1-ethylsulfanyl-propan-2-ol</text:p>
          </table:table-cell>
          <table:table-cell table:style-name="ce1" office:value-type="string" calcext:value-type="string">
            <text:p>Workups and Reaction Conditions:  Reference:  U.S. Pat. No. 7,456,446 B2, Example 3</text:p>
            <text:p/>
            <text:p>Step 1: Preparation of the intermediate starting material (5-chloro-6-fluoroindole-2-carboxylic acid) from commercially available starting materials.</text:p>
            <text:p/>
            <text:p>Into a round-bottomed flask equipped with a reflux condenser were added (0.5 mol) of potassium hydroxide pellets and 250 ml of water at room temperature followed by addition of (0.25 mol) of methanesulfonyl chloride dropwise over a period of about one hour while keeping the temperature below about 40° C.</text:p>
            <text:p/>
            <text:p>After completion of the addition, the reaction mixture was heated at reflux for one hour to form methanesulfonic acid in situ and then cooled to room temperature again.</text:p>
            <text:p/>
            <text:p>(0.25 mol) of freshly distilled thionyl chloride was added dropwise over a period about one hour while keeping the reaction mixture below about 50° C., which caused evolution of HCl gas and formation chloromethanesulfonyl chloride.</text:p>
            <text:p/>
            <text:p>At this point, (0.25 mol) or more preferably between (0.26-0.28 mol), more preferably still between (mol), namely exactly .27 mol or approximately thereof; characterized in that it is present in an amount sufficient to react with all chloromethanesulfonyl chloride present; most preferably slightly in excess thereof relative to the theoretical amount required but insufficient to react with any unreacted potassium hydroxide; or under conditions effective for reacting same with said chloromethanesulfonyl chloride then selected from between cooling said solution containing said potassium hydroxide and chloromethane sulf</text:p>
          </table:table-cell>
          <table:table-cell table:style-name="ce1" office:value-type="string" calcext:value-type="string">
            <text:p>1. Start with the desired product, 2-(6-Chloro-5-fluoro-1-methanesulfonyl-1H-indol-2-yl)-1-ethylsulfanyl-propan-2-ol and identify possible precursors for a disconnection approach. The likely precursors would be 6-chloro-5-fluoro-1H-indol-2-yl-propan-2-one and ethylsulfanyl-methanesulfonic acid.</text:p>
            <text:p/>
            <text:p>2. Begin the reaction by combining the precursors in a suitable solvent, for example, dimethylformamide (DMF). </text:p>
            <text:p/>
            <text:p>3. The reaction should be stirred at a moderate speed (around 500 rpm) to ensure all reactants are well mixed.</text:p>
            <text:p/>
            <text:p>4. The reaction mixture should be heated to a temperature of around 60°C to facilitate the reaction. This temperature can be maintained for a period of 24 hours to ensure completion of the reaction.</text:p>
            <text:p/>
            <text:p>5. After the reaction has taken place, cool the mixture to room temperature.</text:p>
            <text:p/>
            <text:p>6. The next step would be to quench the reaction by adding a quenching agent such as water, carefully, to the reaction mixture.</text:p>
            <text:p/>
            <text:p>7. Perform a workup to separate the desired product from the reaction mixture. This may involve extraction with ethyl acetate to remove the product from the aqueous layer. </text:p>
            <text:p/>
            <text:p>8. The organic layer obtained after extraction would be dried over anhydrous sodium sulfate to remove any traces of water.</text:p>
            <text:p/>
            <text:p>9. The solvent can then be removed under reduced pressure using a rotary evaporator which should leave behind the desired product.</text:p>
            <text:p/>
            <text:p>10. The product can then be purified, if necessary, using techniques such as recrystallization or column chromatography.</text:p>
            <text:p/>
            <text:p>11. Finally, characterize the obtained product by using various spectroscopic techniques like IR, NMR, and Mass spectroscopy.</text:p>
            <text:p/>
            <text:p>Note: Safety measures should be followed throughout the process, including wearing appropriate personal protective equipment and working in a well-ventilated area or under a fume hood. Please consider that these are general steps, and they might need to be adjusted based on the specific reaction conditions.</text:p>
          </table:table-cell>
          <table:table-cell table:style-name="ce1" office:value-type="string" calcext:value-type="string">
            <text:p>For the retrosynthesis of 2-(6-Chloro-5-fluoro-1-methanesulfonyl-1H-indol-2-yl)-1-ethylsulfanyl-propan-2-ol, there are several steps to consider. This process may involve the disulfide bond formation, followed by the methanesulfonylation of the indole and then the introduction of the chlorine and fluorine groups. Here is a step by step guide:</text:p>
            <text:p/>
            <text:p>Step 1: Disulfide Bond Formation </text:p>
            <text:p>1. Dissolve the starting compound (to be determined based on the specific synthetic pathway decided) in a suitable solvent, such as dimethylformamide (DMF), in a round bottom flask equipped with a stirring bar.</text:p>
            <text:p>2. Add a catalytic amount of a base, for example, K2CO3, to deprotonate the thiol group in the starting material.</text:p>
            <text:p>3. Add the disulfide bond-forming reagent. If the sulfur atom is not present in the starting material, you can use ethyl 2-chloroethane-1-sulfonate to introduce it.</text:p>
            <text:p>4. Stir the reaction mixture at room temperature (25°C) for about 24 hours at a stirring speed of 600 RPM.</text:p>
            <text:p>5. Monitor the progress of the reaction by Thin Layer Chromatography (TLC) or High-Performance Liquid Chromatography (HPLC).</text:p>
            <text:p/>
            <text:p>Step 2: Methanesulfonylation</text:p>
            <text:p>1. To the reaction mixture from step 1, add methanesulfonyl chloride dropwise.</text:p>
            <text:p>2. Continue stirring the reaction mixture at room temperature for another 12-24 hours.</text:p>
            <text:p/>
            <text:p>Step 3: Introduction of Chlorine and Fluorine groups</text:p>
            <text:p>1. To the reaction mixture from step 2, add the appropriate chlorination and fluorination reagents. For example, you can use N-chlorosuccinimide (NCS) for the introduction of the chlorine atom and DAST (Diethylaminosulfur trifluoride) for the introduction of the fluorine atom.</text:p>
            <text:p>2. Stir the reaction mixture at room temperature for 12-24 hours.</text:p>
            <text:p>3. Monitor the reaction progress by TLC or HPLC.</text:p>
            <text:p/>
            <text:p>Workup:</text:p>
            <text:p>1. Quench the reaction mixture with water.</text:p>
            <text:p>2. Extract the product with an organic solvent such as diethyl ether or dichloromethane.</text:p>
            <text:p>3. Dry the organic layer over anhydrous sodium sulfate.</text:p>
            <text:p>4. Filter the mixture and concentrate the solution under reduced pressure.</text:p>
            <text:p>5. Purify the crude product by flash column chromatography using appropriate solvents.</text:p>
            <text:p/>
            <text:p>Please note, this is a hypothetical pathway and should be optimized based on the specific starting materials and reaction conditions.</text:p>
          </table:table-cell>
          <table:table-cell table:style-name="ce1" office:value-type="string" calcext:value-type="string">
            <text:p>The compound in question is a complex organic molecule that can be prepared through a series of synthetic steps. Here, I'll provide a step-by-step guide to perform this retrosynthesis, starting from commercially available starting materials:</text:p>
            <text:p/>
            <text:p>1. Synthesis of 1-ethylsulfanyl-propan-2-ol:</text:p>
            <text:p/>
            <text:p>Starting material: Propene and Ethane-thiol</text:p>
            <text:p/>
            <text:p>Conditions: High pressure reaction chamber, 200°C, 2 h, constant stirring.</text:p>
            <text:p/>
            <text:p>This step involves the reaction of propene with ethane-thiol under high pressure and temperature to afford 1-ethylsulfanyl-propan-2-ol. </text:p>
            <text:p/>
            <text:p>2. Synthesis of 2-(6-Chloro-5-fluoro-1H-indol-2-yl)-1-methanesulfonyl-2-propanol:</text:p>
            <text:p/>
            <text:p>Starting material: 6-Chloro-5-fluoroindole and Methanesulfonyl chloride</text:p>
            <text:p/>
            <text:p>Conditions: Dry Dichloromethane (DCM), 0°C to room temperature, 3 h, constant stirring.</text:p>
            <text:p/>
            <text:p>In this step, 6-Chloro-5-fluoroindole is sulfonylated using Methanesulfonyl chloride in dry DCM. The reaction is performed under cooling conditions and then allowed to warm to room temperature.</text:p>
            <text:p/>
            <text:p>3. Coupling of 1-ethylsulfanyl-propan-2-ol and 2-(6-Chloro-5-fluoro-1H-indol-2-yl)-1-methanesulfonyl-2-propanol:</text:p>
            <text:p/>
            <text:p>Starting materials: 1-Ethylsulfanyl-propan-2-ol and 2-(6-Chloro-5-fluoro-1H-indol-2-yl)-1-methanesulfonyl-2-propanol</text:p>
            <text:p/>
            <text:p>Conditions: Tetrahydrofuran (THF), Sodium Hydride (NaH), 0°C to room temperature, 2 h, constant stirring.</text:p>
            <text:p/>
            <text:p>This step involves the coupling of the sulfonylated indole and the thiolated propanol using Sodium Hydride in THF. The reaction is performed under cooling conditions and then allowed to warm to room temperature.</text:p>
            <text:p/>
            <text:p>Please note that actual reaction conditions might vary based on the specific reactivity of the starting materials and the desired product. Always carefully plan and review your synthesis before starting the experiment.</text:p>
          </table:table-cell>
          <table:table-cell table:number-columns-repeated="59"/>
        </table:table-row>
        <table:table-row table:style-name="ro8">
          <table:table-cell office:value-type="string" calcext:value-type="string">
            <text:p>bis-(4-methoxyphenyl)phosphine</text:p>
          </table:table-cell>
          <table:table-cell table:style-name="ce1" office:value-type="string" calcext:value-type="string">
            <text:p>The retrosynthesis of bis-(4-methoxyphenyl)phosphine requires the following workups and reaction conditions: Workups: (a) stirring at 80° C. for 3 hours; (b) heating at 100° C. for 5 hours; (c) stirring at room temperature overnight; (d) heating at reflux under nitrogen overnight Reaction Conditions: phosphorus trichloride was added dropwise to a suspension of sodium phenoxide in tetrahydrofuran, the reaction mixture being kept below 20° C., thereafter the mixture was stirred at room temperature for about one hour, followed by heating to reflux under nitrogen After completion of the reaction, characterized by disappearance of starting materials as monitored by thin-layer chromatography, Workup: Treatment with water The solution was cooled to about -70° C., whereby crystals precipitated which were collected by filtration and dried to obtain bis-(4-methoxyphenyl)phosphine as a white crystalline solid melting at about 96-98° C. The NMR spectrum showed that it was substantially pure.[Cl][Cl]C1=CC=C(OCC)[CH...[P]([C-]([O-])([Cl])[Cl])(C2=CC=C(OCC)...FC(F)(F)[CH]1(OC(C)=O)(OC(C)=O...FC(F)(F)[CH]1(OC(C)=O)(OC(C)=O... Conditions: P(CH3O)(OH):chloroformate and triethylamine in hexane were introduced into an autoclave equipped with a stirrer and heated under nitrogen atmosphere until consumption of phosphorus trichloride was complete. After cooling</text:p>
          </table:table-cell>
          <table:table-cell table:style-name="ce1" office:value-type="string" calcext:value-type="string">
            <text:p>Here is a step-by-step guide to prepare bis-(4-methoxyphenyl)phosphine:</text:p>
            <text:p/>
            <text:p>Step 1: Dissolve 4-methoxyphenylmagnesium bromide (Grignard reagent) in dry THF (tetrahydrofuran) under an inert nitrogen atmosphere. This should be done in an ice bath to maintain a temperature between 0-5 degree Celsius.</text:p>
            <text:p/>
            <text:p>Step 2: Carefully add a solution of phosphorus trichloride in dry THF dropwise. The temperature should be carefully maintained and should not exceed 5 degree Celsius. Keep stirring the solution at a moderate speed of 500 RPM.</text:p>
            <text:p/>
            <text:p>Step 3: After complete addition, let the reaction mixture stir at the same temperature for 2-3 hours. </text:p>
            <text:p/>
            <text:p>Step 4: Slowly warm up the reaction mixture to room temperature and let it stir for another 18-24 hours to ensure the completion of the reaction.</text:p>
            <text:p/>
            <text:p>Step 5: Quench the reaction mixture with water and transfer the mixture to a separating funnel.</text:p>
            <text:p/>
            <text:p>For Workups:</text:p>
            <text:p/>
            <text:p>Step 1: Extract the aqueous layer with diethyl ether or ethyl acetate several times.</text:p>
            <text:p/>
            <text:p>Step 2: The combined organic layers should be washed with water and then brine to remove any residual inorganic materials.</text:p>
            <text:p/>
            <text:p>Step 3: Dry the organic layer over anhydrous sodium sulfate or magnesium sulfate.</text:p>
            <text:p/>
            <text:p>Step 4: Filter the solution and evaporate the solvent under reduced pressure using a rotary evaporator. </text:p>
            <text:p/>
            <text:p>The resulting compound should be bis-(4-methoxyphenyl)phosphine. If you have access to an NMR instrument, conduct a proton NMR to confirm the product.</text:p>
            <text:p/>
            <text:p>Please note: This is a generic method, it's always best to refer to literature methods for the synthesis of specific compounds to ensure the correct conditions, reagents, and safety measures.</text:p>
          </table:table-cell>
          <table:table-cell table:style-name="ce1" office:value-type="string" calcext:value-type="string">
            <text:p>Here is a step-by-step guide for a hypothetical retrosynthetic procedure for synthesizing bis-(4-methoxyphenyl)phosphine:</text:p>
            <text:p/>
            <text:p>Step 1: Starting Materials</text:p>
            <text:p>Gather the necessary starting materials. In this case, you will need 4-methoxyphenyl-Grignard and phosphorus trichloride.</text:p>
            <text:p/>
            <text:p>Step 2: Reaction Setup</text:p>
            <text:p>Set up your reaction vessel with a magnetic stirrer. Add a solution of the 4-methoxyphenyl-Grignard in anhydrous ether.</text:p>
            <text:p/>
            <text:p>Step 3: Addition of Phosphorus Trichloride</text:p>
            <text:p>Slowly add phosphorus trichloride to the reaction vessel under an inert atmosphere (e.g., nitrogen or argon). The molar ratio of Grignard reagent to phosphorus trichloride should be 2:1. </text:p>
            <text:p/>
            <text:p>Step 4: Reaction Conditions</text:p>
            <text:p>Stir the reaction at room temperature (25 °C) for several hours, typically around 4-6 hours. Please note that the reaction is exothermic and the temperature may rise spontaneously.</text:p>
            <text:p/>
            <text:p>Step 5: Quenching the Reaction</text:p>
            <text:p>Quench the reaction by adding a diluted acid solution such as diluted HCl. This should be done slowly while cooling the reaction vessel in an ice bath.</text:p>
            <text:p/>
            <text:p>Step 6: Workup</text:p>
            <text:p>Separate the organic phase and the aqueous phase by using a separatory funnel. The desired product should reside in the organic phase. </text:p>
            <text:p/>
            <text:p>Step 7: Purification</text:p>
            <text:p>Remove the solvents under reduced pressure using a rotary evaporator. Purify the residue by column chromatography using an appropriate solvent system (e.g., hexane/ethyl acetate). </text:p>
            <text:p/>
            <text:p>Step 8: Isolation</text:p>
            <text:p>Collect the fractions containing the product, combine them, and remove the solvent under reduced pressure. You should be left with pure bis-(4-methoxyphenyl)phosphine.</text:p>
            <text:p/>
            <text:p>This procedure may vary depending on the exact conditions, and it's always recommended to conduct a literature survey for the most suitable conditions for your specific reaction. Safety measures should be followed at all times when handling the chemicals and operating the instruments. </text:p>
            <text:p/>
            <text:p>It's important to note that this is a hypothetical procedure and may require optimization based on the actual reaction progress and yield.</text:p>
          </table:table-cell>
          <table:table-cell table:style-name="ce1" office:value-type="string" calcext:value-type="string">
            <text:p>Step 1: Preparation of the Materials</text:p>
            <text:p>First, gather all necessary materials for the synthesis. This includes 4-methoxyphenylboronic acid, phosphorus trichloride, a palladium catalyst, sodium hydroxide, and tetrahydrofuran (THF). </text:p>
            <text:p/>
            <text:p>Step 2: Calculation </text:p>
            <text:p>Determine how much of each reagent is needed based on the desired yield of bis-(4-methoxyphenyl)phosphine you want to produce. </text:p>
            <text:p/>
            <text:p>Step 3: Reaction </text:p>
            <text:p>Add the 4-methoxyphenylboronic acid and phosphorus trichloride to a reaction flask containing THF. Heat the mixture to a temperature of approximately 50°C and stir at a medium speed (about 500 RPM) for around 2 hours. </text:p>
            <text:p/>
            <text:p>Step 4: Addition of Sodium Hydroxide</text:p>
            <text:p>After 2 hours, add sodium hydroxide to the flask to neutralize the reaction. Continue stirring at the same speed for an additional 30 minutes. </text:p>
            <text:p/>
            <text:p>Step 5: Addition of Palladium Catalyst</text:p>
            <text:p>Add the palladium catalyst to the reaction flask after the pH has been neutralized. Stir the mixture for another 1 hour at the same temperature. </text:p>
            <text:p/>
            <text:p>Step 6: Workup and Purification</text:p>
            <text:p>After the reaction has completed, the product will need to be isolated and purified. This can be done by performing an extraction with an organic solvent such as dichloromethane. The organic layer can be dried over anhydrous sodium sulfate and then filtered to remove any remaining solids. The solvent can then be removed by evaporation to yield the desired bis-(4-methoxyphenyl)phosphine.</text:p>
            <text:p/>
            <text:p>Step 7: Characterization</text:p>
            <text:p>The final product can be characterized by techniques such as NMR spectroscopy or mass spectrometry to confirm its identity and purity. </text:p>
            <text:p/>
            <text:p>Note: Always remember to wear appropriate personal protective equipment (PPE) when performing chemical reactions, including gloves, lab coat, and safety goggles. The above procedure should be performed in a fume hood due to the volatility and potential toxicity of the reagents and solvents used.</text:p>
          </table:table-cell>
          <table:table-cell table:number-columns-repeated="59"/>
        </table:table-row>
        <table:table-row table:style-name="ro7">
          <table:table-cell office:value-type="string" calcext:value-type="string">
            <text:p>M-xylenediamine</text:p>
          </table:table-cell>
          <table:table-cell table:style-name="ce1" office:value-type="string" calcext:value-type="string">
            <text:p>Reaction Conditions: Retrosynthesis of m-xylenediamine</text:p>
            <text:p>1. Nitration of m-xylene with fuming nitric acid in the presence of sulfuric acid.</text:p>
            <text:p>2. Reduction of the resulting m-nitrostyrene with iron powder and hydrochloric acid.</text:p>
            <text:p>3. Methylation of the resulting p-aminomethylstyrene with dimethyl sulfate in the presence of potassium carbonate.</text:p>
            <text:p>4. The product is isolated by distillation under reduced pressure.</text:p>
            <text:p/>
            <text:p>Workups: Retrosynthesis of m-xylenediamine</text:p>
            <text:p>1. After the exothermic reaction has subsided, cool to 30° C., pour into ice-water, and stir for 30 minutes.</text:p>
            <text:p>2. The crude p-nitrostyrene is separated by filtration, washed with water, dissolved in ethanol, and placed into suspension by adding platinum oxide catalyst (50 ppm) as a suspension stabilizer for hydrogenation and stirring at room temperature for one hour or more under an atmosphere containing hydrogen at a maximum pressure not exceeding 10 atmospheres (the reaction may be carried out at elevated temperatures but it is preferably conducted at room temperature).</text:p>
            <text:p>3. After removing precipitated potassium sulfate by filtration, evaporating off excess formaldehyde under reduced pressure to react-formalinize unreacted formaldehyde and aqueous ammonia.</text:p>
            <text:p/>
            <text:p>[NH2(CH2)4NH2] [C6H4(CH3)CH(NH2)CH2CH3]+[N02]−→[C6H4(CH3)CH(NOH)CH2CH3]+[N02]−→[C6H4(CH3)C(H)= CH(CH2OH)] [N02]−→[C6H4(CH</text:p>
          </table:table-cell>
          <table:table-cell table:style-name="ce1" office:value-type="string" calcext:value-type="string">
            <text:p>Given the provided reactions, here's a possible step-by-step guide for a retrosynthesis with m-xylenediamine as the outcome:</text:p>
            <text:p/>
            <text:p>1. In a suitable reaction vessel, add m-xylenediamine (exact amount to be determined based on the stoichiometry of your desired product). </text:p>
            <text:p/>
            <text:p>2. Add an appropriate solvent, like xylenes or THF, to the reaction vessel. The ratio of solvent to reagent may vary, but a common starting point could be 10:1 solvent to reagent. </text:p>
            <text:p/>
            <text:p>3. Stir the mixture gently at room temperature (around 20-25 °C). If no stirring speed is specified, a moderate speed that ensures good mixing of the reagents, say 500 rpm, could be an appropriate starting point.</text:p>
            <text:p/>
            <text:p>4. Add the other necessary reagents for your retrosynthesis, such as an acylating agent like methyl isobutyrate if you are aiming for a product like N-isobutyrylethylenediamine. Add this reagent slowly to control the rate of reaction.</text:p>
            <text:p/>
            <text:p>5. Heat the reaction mixture to a suitable temperature to facilitate the reaction. Considering the provided reactions, a temperature around 100-140 °C could be suitable. </text:p>
            <text:p/>
            <text:p>6. Allow the reaction to proceed for a necessary amount of time. Given the provided reactions, it might be around 24 hours.</text:p>
            <text:p/>
            <text:p>7. After the reaction time, cool the mixture to room temperature.</text:p>
            <text:p/>
            <text:p>8. Carry out a series of workups to isolate and purify your product. This could initially involve filtration to remove any undissolved solids.</text:p>
            <text:p/>
            <text:p>9. Following filtration, the filtrate might need to be distilled under reduced pressure to remove the solvent and other volatile impurities. This could leave you with a crude product which might require further purification.</text:p>
            <text:p/>
            <text:p>10. Depending on the nature of your product, further purification might involve dissolving in a suitable solvent and recrystallization. </text:p>
            <text:p/>
            <text:p>Please note that these steps and conditions are speculative and based on the provided reactions. Always consult appropriate literature or carry out small scale tests before scaling up any reaction.</text:p>
          </table:table-cell>
          <table:table-cell table:style-name="ce1" office:value-type="string" calcext:value-type="string">
            <text:p>A possible step-by-step guide for a retrosynthesis with the outcome of m-xylenediamine might look like this, using similar conditions from the given reactions:</text:p>
            <text:p/>
            <text:p>1. Start with your initial reactants. In this case, it may be toluene or xylene, and a source of the amine group such as ammonia or a nitro compound like nitrobenzene. </text:p>
            <text:p/>
            <text:p>2. Dissolve the reactants in a suitable solvent. A comment solvent for this kind of reactions could be methanol or dioxane. The amount of solvent should be enough to fully dissolve the reactants, for example, 200 milliliters.</text:p>
            <text:p/>
            <text:p>3. Add a base to the solution. Sodium borohydride could be a good base for this reaction, as it was used in the given reactions. The amount of base should be about 1.5 to 2 times the molar amount of your limiting reactant.</text:p>
            <text:p/>
            <text:p>4. The reaction mixture should be stirred well. The stirring speed should be sufficient to ensure a homogenous mixture, for example at 500 rpm.</text:p>
            <text:p/>
            <text:p>5. The reaction should be conducted at a specific temperature for a certain amount of time. In this case, for example, the mixture could be heated to a temperature of 120 degrees Celsius and maintained for 4 hours.</text:p>
            <text:p/>
            <text:p>6. After the reaction is completed, the mixture may require specific workups. This could involve filtration to remove any solid byproducts or unreacted starting material. In the given reactions, the mixture was filtered through a pad of celite.</text:p>
            <text:p/>
            <text:p>7. The filtrate can then be extracted with a suitable solvent to isolate the product, for example with chloroform or ethyl acetate. </text:p>
            <text:p/>
            <text:p>8. The organic layer should be separated, dried (for example over anhydrous magnesium sulfate), and the solvent should be evaporated under reduced pressure.</text:p>
            <text:p/>
            <text:p>9. The crude product could be purified by column chromatography or recrystallization to yield pure m-xylenediamine.</text:p>
            <text:p/>
            <text:p>Please note, this is a hypothetical procedure and may need to be adjusted based on specific reaction conditions. Always ensure to follow safety procedures and regulations when conducting chemical reactions.</text:p>
          </table:table-cell>
          <table:table-cell table:style-name="ce1" office:value-type="string" calcext:value-type="string">
            <text:p>Step 1: Preparation of m-dinitrobenzene</text:p>
            <text:p/>
            <text:p>Ingredients:</text:p>
            <text:p>1. m-Nitrochlorobenzene</text:p>
            <text:p>2. Sodium nitrite (NaNO2)</text:p>
            <text:p>3. Hydrochloric acid (HCl)</text:p>
            <text:p/>
            <text:p>Procedure:</text:p>
            <text:p>1. In a 500 mL round bottom flask, add 50 g of m-nitrochlorobenzene. </text:p>
            <text:p>2. Dissolve this in 200 mL of 50% Hydrochloric acid (HCl) solution with stirring at a constant speed of 200 rpm. </text:p>
            <text:p>3. In a separate container, dissolve 80 g of sodium nitrite (NaNO2) in 200 mL of water. </text:p>
            <text:p>4. Slowly add the NaNO2 solution to the round bottom flask containing m-nitrochlorobenzene and HCl. Make sure to keep the temperature below 20°C by cooling the reaction mixture in an ice bath. </text:p>
            <text:p>5. Stir the reaction mixture for 2 hours at 20°C. </text:p>
            <text:p>6. After stirring, allow the reaction mixture to settle. The precipitate is the m-dinitrobenzene.</text:p>
            <text:p/>
            <text:p>Step 2: Reduction of m-dinitrobenzene to m-xylenediamine</text:p>
            <text:p/>
            <text:p>Ingredients:</text:p>
            <text:p>1. m-dinitrobenzene</text:p>
            <text:p>2. Hydrogen (H2)</text:p>
            <text:p>3. Raney Nickel catalyst</text:p>
            <text:p>4. Ethanol (EtOH)</text:p>
            <text:p/>
            <text:p>Procedure:</text:p>
            <text:p>1. In a 500 mL round bottom flask equipped with a pressure gauge and a gas inlet, add 50 g of the m-dinitrobenzene from step 1. </text:p>
            <text:p>2. Dissolve this in 200 mL of absolute ethanol (EtOH). </text:p>
            <text:p>3. Add 10 g of Raney Nickel to the flask.</text:p>
            <text:p>4. Seal the flask and apply a hydrogen (H2) atmosphere at 5 atm pressure. </text:p>
            <text:p>5. Stir the mixture at 500 rpm at 80°C. </text:p>
            <text:p>6. Continue stirring under these conditions for 4 hours. </text:p>
            <text:p>7. Release the pressure slowly and carefully filter the reaction mixture to remove the Raney nickel.</text:p>
            <text:p>8. The filtrate contains the m-xylenediamine. Evaporate the EtOH under reduced pressure to get the product. </text:p>
            <text:p>Note: This reaction needs to be performed in a closed system, under a hydrogen atmosphere, and away from any flames due to the flammability of hydrogen. Always wear appropriate personal protective equipment (PPE) and work in a well-ventilated area.</text:p>
          </table:table-cell>
          <table:table-cell table:number-columns-repeated="59"/>
        </table:table-row>
        <table:table-row table:style-name="ro1" table:number-rows-repeated="1048564">
          <table:table-cell table:number-columns-repeated="64"/>
        </table:table-row>
        <table:table-row table:style-name="ro1">
          <table:table-cell table:number-columns-repeated="64"/>
        </table:table-row>
      </table:table>
      <table:table table:name="train data" table:style-name="ta2">
        <office:forms form:automatic-focus="false" form:apply-design-mode="false"/>
        <table:table-column table:style-name="co1" table:default-cell-style-name="Default"/>
        <table:table-column table:style-name="co5" table:default-cell-style-name="Default"/>
        <table:table-column table:style-name="co3" table:default-cell-style-name="Default"/>
        <table:table-column table:style-name="co6" table:number-columns-repeated="2" table:default-cell-style-name="Default"/>
        <table:table-column table:style-name="co1" table:number-columns-repeated="59" table:default-cell-style-name="Default"/>
        <table:table-row table:style-name="ro1">
          <table:table-cell/>
          <table:table-cell office:value-type="string" calcext:value-type="string">
            <text:p>finetuned</text:p>
          </table:table-cell>
          <table:table-cell office:value-type="string" calcext:value-type="string">
            <text:p>zusatzinfos</text:p>
          </table:table-cell>
          <table:table-cell office:value-type="string" calcext:value-type="string">
            <text:p>random infos</text:p>
          </table:table-cell>
          <table:table-cell office:value-type="string" calcext:value-type="string">
            <text:p>gpt4</text:p>
          </table:table-cell>
          <table:table-cell table:number-columns-repeated="59"/>
        </table:table-row>
        <table:table-row table:style-name="ro9">
          <table:table-cell office:value-type="string" calcext:value-type="string">
            <text:p>5-chloro-3-[(1H-imidazol-1-yl)methyl]-1,2-benzisoxazole</text:p>
          </table:table-cell>
          <table:table-cell table:style-name="ce1" office:value-type="string" calcext:value-type="string">
            <text:p>To perform the retrosynthesis of 5-chloro-3-[(1H-imidazol-1-yl)methyl]-1,2-benzisoxazole, we will work from the desired product and trace it back to its precursors. The retrosynthesis is shown below:</text:p>
            <text:p/>
            <text:p>Desired product:</text:p>
            <text:p>5-chloro-3-[(1H-imidazol-1-yl)methyl]-1,2-benzisoxazole</text:p>
            <text:p/>
            <text:p>Retrosynthesis:</text:p>
            <text:p>Starting Material: 5-chloroindoline</text:p>
            <text:p>   Conditions: with aqueous ammonia</text:p>
            <text:p>   Work-up: None</text:p>
            <text:p>Intermediate: 5-chloroindoline-N-carboxaldehyde</text:p>
            <text:p>   Conditions: in methanol solution in presence of paraformaldehyde at reflux for about one hour.</text:p>
            <text:p>   Work-up: None</text:p>
            <text:p>Intermediate: (Z)-3-(chloromethylidene)-4-methylisoxazolinium chloride</text:p>
            <text:p>   Conditions: in water at a temperature between about 0° C. and room temperature with an alkali metal hydroxide or carbonate.</text:p>
            <text:p>   Work-up: None</text:p>
            <text:p/>
            <text:p>We have now fully defined the forward synthesis for each step and can proceed to suggest appropriate reaction conditions and work-ups for each step.</text:p>
          </table:table-cell>
          <table:table-cell table:style-name="ce1" office:value-type="string" calcext:value-type="string">
            <text:p>Step 1: Add reactants</text:p>
            <text:p>Place 5-chloro-3-[(1H-imidazol-1-yl)methyl]-1,2-benzisoxazole into a reaction vessel. The amount of this reactant should be calculated based on the desired quantity of the final product and its stoichiometric ratio in the reaction equation.</text:p>
            <text:p/>
            <text:p>Step 2: Add solvent</text:p>
            <text:p>Add an appropriate solvent to the reaction vessel. Common solvents for this type of reaction might include dichloromethane or chloroform. The volume of solvent required can typically be estimated based on the total mass of the reactants.</text:p>
            <text:p/>
            <text:p>Step 3: Stir and heat</text:p>
            <text:p>Stir the reaction mixture at a constant speed, for example 600 rpm, to ensure even mixing of the reactants. Concurrently, heat the reaction to a specific temperature, for example 35°C, and maintain this temperature throughout the reaction.</text:p>
            <text:p/>
            <text:p>Step 4: Add additional chemicals</text:p>
            <text:p>If additional chemicals are required for the reaction, such as a catalyst or a reagent like thionyl chloride or boron tribromide, add these to the reaction vessel at this point. The addition should be done slowly and carefully to control the reaction rate.</text:p>
            <text:p/>
            <text:p>Step 5: Maintain reaction conditions</text:p>
            <text:p>Continue stirring and heating the reaction mixture for a specific time period, for example 2 hours. Monitor the reaction progress using suitable analytical techniques.</text:p>
            <text:p/>
            <text:p>Workup Steps:</text:p>
            <text:p/>
            <text:p>Step 6: Cool and filter</text:p>
            <text:p>After the reaction is complete, cool the reaction mixture to room temperature. Then, filter the mixture to remove any undissolved solids.</text:p>
            <text:p/>
            <text:p>Step 7: Extract product</text:p>
            <text:p>Extract the desired product from the reaction mixture using an appropriate extraction technique. This could involve addition of water, followed by extraction with an organic solvent such as ethyl ether.</text:p>
            <text:p/>
            <text:p>Step 8: Wash and dry</text:p>
            <text:p>Wash the organic layer with water or brine solution, then dry it over anhydrous sodium sulfate or magnesium sulfate.</text:p>
            <text:p/>
            <text:p>Step 9: Concentrate product</text:p>
            <text:p>Remove the solvent under reduced pressure, for example using a rotary evaporator, to yield the concentrated product.</text:p>
            <text:p/>
            <text:p>Step 10: Purify product</text:p>
            <text:p>If necessary, further purify the product using a suitable technique such as recrystallization or column chromatography.</text:p>
            <text:p/>
            <text:p>Step 11: Characterize product</text:p>
            <text:p>Finally, confirm the structure and purity of the product using appropriate analytical techniques, such as NMR spectroscopy, mass spectrometry or infrared spectroscopy.</text:p>
            <text:p/>
            <text:p>The exact conditions and workup steps will need to be optimized based on the specific reactants and desired product.</text:p>
          </table:table-cell>
          <table:table-cell table:style-name="ce1" office:value-type="string" calcext:value-type="string">
            <text:p>To carry out a retrosynthesis with the outcome of 5-chloro-3-[(1H-imidazol-1-yl)methyl]-1,2-benzisoxazole, you might consider the following steps using the conditions similar to the above examples:</text:p>
            <text:p/>
            <text:p>Step 1: Preparation of Reactants</text:p>
            <text:p>- First, prepare your reactants. You will likely need a chlorine source, an imidazole compound, and a 1,2-benzisoxazole compound. The specific reactants would depend on the specific synthesis route chosen.</text:p>
            <text:p/>
            <text:p>Step 2: Reaction</text:p>
            <text:p>- Combine your reactants in a suitable solvent in a reaction vessel. This could be something like acetic acid or dioxane, which were used in the examples above. Ensure that the reactants are fully dissolved.</text:p>
            <text:p/>
            <text:p>Step 3: Reaction Conditions</text:p>
            <text:p>- The reaction should be carried out under controlled temperature conditions. The examples above used a range of temperatures, from room temperature to 120°C. Use a temperature that is suitable for your specific reaction. In this case, a temperature of around 80 - 100°C could be initially tried.</text:p>
            <text:p>- The reaction should be stirred to ensure even mixing of the reactants. A stirring speed of around 500 rpm could be used as a starting point, adjusting as necessary based on observation of the reaction mixture.</text:p>
            <text:p>- The reaction should be allowed to proceed for a suitable amount of time to ensure completion. This could range from a few hours to overnight, depending on the reaction.</text:p>
            <text:p/>
            <text:p>Step 4: Workup</text:p>
            <text:p>- After the reaction is complete, the reaction mixture will likely need to be worked up to isolate the product. This could involve extraction with a suitable solvent, such as dichloromethane or ethyl acetate, followed by washing, drying over anhydrous MgSO4, and evaporation of the solvent.</text:p>
            <text:p/>
            <text:p>Step 5: Purification</text:p>
            <text:p>- Depending on the purity of the product, further purification may be required. This could involve techniques such as recrystallization or column chromatography.</text:p>
            <text:p/>
            <text:p>This is a general guide and may need to be adjusted based on the specific requirements of your retrosynthesis. Always ensure to carry out reactions in a suitable environment following safety guidelines.</text:p>
          </table:table-cell>
          <table:table-cell table:style-name="ce1" office:value-type="string" calcext:value-type="string">
            <text:p>Step-by-Step Guide for Retrosynthesis of 5-chloro-3-[(1H-imidazol-1-yl)methyl]-1,2-benzisoxazole</text:p>
            <text:p/>
            <text:p>Step 1: Preparing Imidazole</text:p>
            <text:p/>
            <text:p>Materials: 1,2-diaminobenzene (also known as o-phenylenediamine), glyoxal, and ammonium chloride</text:p>
            <text:p/>
            <text:p>Procedure:</text:p>
            <text:p>1.1. Dissolve 12.8 grams (0.1 mol) of 1,2-diaminobenzene and 6.8 grams (0.1 mol) of ammonium chloride in 200 mL of water.</text:p>
            <text:p>1.2. Add 5.8 grams (0.1 mol) of glyoxal.</text:p>
            <text:p>1.3. Heat the mixture to 90-95 degrees Celsius and maintain this temperature for 2 hours.</text:p>
            <text:p>1.4. Allow the solution to cool down to room temperature. Imidazole will precipitate.</text:p>
            <text:p>1.5. Use vacuum filtration to collect the imidazole.</text:p>
            <text:p/>
            <text:p>Step 2: Preparing 5-chloro-3-[(1H-imidazol-1-yl)methyl]-1,2-benzisoxazole</text:p>
            <text:p/>
            <text:p>Materials: 5-chloro-2-fluorobenzoic acid, thionyl chloride, imidazole prepared in step 1</text:p>
            <text:p/>
            <text:p>Procedure:</text:p>
            <text:p>2.1. Add 14.5 grams (0.1 mol) of 5-chloro-2-fluorobenzoic acid to a three-necked flask.</text:p>
            <text:p>2.2. Add 35 mL of thionyl chloride to the flask.</text:p>
            <text:p>2.3. Heat the mixture to 65 degrees Celsius and stir for 3 hours.</text:p>
            <text:p>2.4. Let the mixture cool to room temperature.</text:p>
            <text:p>2.5. Add the prepared imidazole slowly while stirring constantly.</text:p>
            <text:p>2.6. Heat the mixture to 100 degrees Celsius and maintain this temperature for 2 hours.</text:p>
            <text:p>2.7. Cool the mixture to room temperature and use vacuum filtration to collect the 5-chloro-3-[(1H-imidazol-1-yl)methyl]-1,2-benzisoxazole.</text:p>
            <text:p/>
            <text:p>Ensure to follow safety procedures while handling these chemicals as they can be hazardous.</text:p>
          </table:table-cell>
          <table:table-cell table:number-columns-repeated="59"/>
        </table:table-row>
        <table:table-row table:style-name="ro10">
          <table:table-cell office:value-type="string" calcext:value-type="string">
            <text:p>2-(2-propynyl)-1H-benz[de]isoquinoline-1,3(2H)-dione</text:p>
          </table:table-cell>
          <table:table-cell table:style-name="ce1" office:value-type="string" calcext:value-type="string">
            <text:p>The retrosynthesis of 2-(2-propynyl)-1H-benz[de]isoquinoline-1,3(2H)-dione can be carried out by a few different routes. One possible route is outlined below:</text:p>
            <text:p>Step 1: React 3-nitrobenzoic acid (C8H6O4N) with phosphorus pentachloride (PCl5) in benzene at reflux for one hour to form 3-chlorobenzoyl chloride[C7H4Cl2O3N]. Then react the resulting 3-chlorobenzoyl chloride with isoquinoline (C9H7N) and triethylamine in tetrahydrofuran at room temperature overnight to obtain a product.</text:p>
            <text:p>Workup: Work up by washing the reaction mixture with aqueous sodium carbonate, water and drying over magnesium sulfate. Purify the resulting mixture using column chromatography on silica gel eluting with hexane-ethyl acetate as eluant. Collect fractions containing desired product and evaporate solvents to obtain an orange solid.</text:p>
            <text:p>Step 2: Dissolve the orange solid from step one into ethanol. Add sodium hydroxide and dissolve under stirring while heating. Introduce propargyl bromide[C3H3Br] then heat under reflux overnight.</text:p>
            <text:p>Workup: After cooling down, pour onto ice-water to precipitate a crude reddish solid that is collected by filtration then dried using methanol into a pure powder.</text:p>
            <text:p>Step 3: Dissolve the pure powder from step two into boiling xylene, dry piperidine[C5H11N] being added thereto, then heat under reflux for three hours [C8NH15].[CH(CH)CO][CH(C6HN)][O](step)[NH(CH)CH(C)](CH=)[C=CH](step). Workup: After cooling down, pour onto water acidified with hydrochloric acid so as to separate an oily substance which is extracted using chloroform; The chloroform layer is washed successively with aqueous potassium carbonate and brine before drying over magnesium sulfate; after evaporation of solvent therefrom there remains an oil which crystallizes partially upon standing overnight; The crystals are collected by filtration and dried in vacuo for several hours at room temperature thereby obtaining yellow crystals</text:p>
            <text:p>[NMR]</text:p>
            <text:p>[DOSAGE]</text:p>
            <text:p>[TEMPERATURE]</text:p>
            <text:p>[STIRRING]</text:p>
            <text:p>In order to prepare [CO(CH)(CC.CH.C(N)=O)][C(H)=C(C#C)(C#CC1=CC=C([NO]=O)C=C1)][NH(CH)(P:N:C:C:C:[Cl])] starting from [CO(Cl):][C(H)= C(:O )OC1=CC = C(:NO ) C = C1]. First react it under reflux during one hour in benzene having been brought beforehand at about 90° C., preferably between about two or three hours, more preferably during two hours. Then add dropwise over about thirty minutes isoquinoline brought beforehand at about -20° C., so that the temperature of reaction medium remains between about -10° C. and -20° C., preferably equal substantially -15° c.[TEMPERATURE]; stirring thereof is continued subsequently for example during twelve hours until twenty-four hours approximately at ambient temperature or slightly raised,[TEMPERATURE][STIRRING] whereafter triethylamine may be added in such amount that its m</text:p>
          </table:table-cell>
          <table:table-cell table:style-name="ce1" office:value-type="string" calcext:value-type="string">
            <text:p>Here is a general step-by-step guide for the retrosynthesis of 2-(2-propynyl)-1H-benz[de]isoquinoline-1,3(2H)-dione. </text:p>
            <text:p/>
            <text:p>1. Start with 2-(3-chloropropyl)benzyl chloride and 1,3-cyclohexanedione as reactants. Both reactants should be present in equimolar amounts. You should aim for around 0.75 moles of each substance. For example, this could correspond to around 155 g of the chloride and 91 g of the dione.</text:p>
            <text:p/>
            <text:p>2. Dissolve these reactants in a suitable solvent. Methanol is commonly used. The amount of solvent can vary, but 400 mL is a reasonable starting point.</text:p>
            <text:p/>
            <text:p>3. Add potassium hydroxide (KOH) to the reaction mixture. The KOH functions as a base to deprotonate the dione and promote nucleophilic attack on the chloride. Around 47 g of KOH should suffice.</text:p>
            <text:p/>
            <text:p>4. Heat the mixture under reflux for a significant amount of time. This could be around 16 hours, but this may vary depending on the specific reaction conditions. Note, refluxing involves heating the mixture to its boiling point and then condensing the evaporated solvent back into the reaction mixture. The temperature for reflux would be near the boiling point of methanol, approximately 65°C.</text:p>
            <text:p/>
            <text:p>5. After the reaction time, concentrate the mixture. This can be done by reducing the pressure (using a rotary evaporator, for example) to evaporate off the solvent.</text:p>
            <text:p/>
            <text:p>6. Partition the reaction mixture between benzene and dilute aqueous NaOH solution. This step is designed to separate the product from byproducts and leftover reactants.</text:p>
            <text:p/>
            <text:p>7. Acidify the aqueous phase to precipitate out the product. This can be done by adding a strong acid like hydrochloric acid.</text:p>
            <text:p/>
            <text:p>8. Recrystallize the product from a suitable solvent, such as ethyl acetate. Recrystallization helps to purify the product and also gives you nice, crystalline material which is easier to handle than an oil or a powder.</text:p>
            <text:p/>
            <text:p>9. Filter the precipitate and dry it to yield the final product. The yield can be enhanced by ensuring thorough drying. </text:p>
            <text:p/>
            <text:p>Please note that while these steps provide a general guideline, the specific details (e.g. stirring speed, exact temperatures and times, etc.) can vary depending on the particulars of your reaction setup and the specifications of your desired product. Always consult with a knowledgeable chemist or refer to a trusted literature source before attempting a new reaction.</text:p>
          </table:table-cell>
          <table:table-cell table:style-name="ce1" office:value-type="string" calcext:value-type="string">
            <text:p>Given the shared elements between the reactions above and the desired outcome of 2-(2-propynyl)-1H-benz[de]isoquinoline-1,3(2H)-dione, the following steps can be proposed for the retrosynthesis.</text:p>
            <text:p/>
            <text:p>1. Dissolve the starting material in an appropriate solvent, such as methanol, in a flask. The amount of solvent should be enough to dissolve the entire starting material. For instance, you may want to start with around 200 mililiters. </text:p>
            <text:p/>
            <text:p>2. Add a reducing agent to the solution. Sodium borohydride (NaBH4) could be a good choice considering the reactions above. Carefully add around 0.02 moles of the reducing agent to the reaction mixture.</text:p>
            <text:p/>
            <text:p>3. Stir the mixture at a moderate speed, around 500 rpm for example. The stirring should be done at room temperature for approximately 4 hours. </text:p>
            <text:p/>
            <text:p>4. Work up the reaction by evaporating the reaction mixture on a water bath under vacuum. The temperature of the water bath should be maintained around 40-50°C. This should be done until most of the solvent has evaporated.</text:p>
            <text:p/>
            <text:p>5. Extract the residue with an organic solvent like chloroform several times. This is done by adding the solvent, mixing the phases, and then separating the organic phase.</text:p>
            <text:p>   </text:p>
            <text:p>6. Filter the extracts and evaporate them to dryness again on a water bath under vacuum. </text:p>
            <text:p/>
            <text:p>7. Purify the product by recrystallizing it in a suitable solvent, such as ethanol. </text:p>
            <text:p/>
            <text:p>8. Finally, dry the product and measure its weight and calculate the yield.</text:p>
            <text:p/>
            <text:p>Please note that these are general steps and the conditions should be optimized depending upon the nature of the starting material and the product. Always ensure to follow safety protocols while carrying out the reactions.</text:p>
          </table:table-cell>
          <table:table-cell table:style-name="ce1" office:value-type="string" calcext:value-type="string">
            <text:p>Step 1: Preparation of 1H-benz[de]isoquinoline-1,3(2H)-dione</text:p>
            <text:p/>
            <text:p>Materials Required: </text:p>
            <text:p>1. 1,2-Dimethoxybenzene</text:p>
            <text:p>2. Phosphorus pentoxide (P2O5)</text:p>
            <text:p>3. 4-Aminobenzoic acid</text:p>
            <text:p>4. Dry dichloromethane (DCM) as a solvent</text:p>
            <text:p>5. Reflux setup</text:p>
            <text:p>6. Ice bath</text:p>
            <text:p>7. Separatory funnel</text:p>
            <text:p/>
            <text:p>Procedure:</text:p>
            <text:p>1. Dissolve 1,2-dimethoxybenzene in dry DCM.</text:p>
            <text:p>2. Add P2O5 to the solution slowly under stirring. The temperature should be maintained between 20-25 °C, to avoid vigorous reaction.</text:p>
            <text:p>3. Once the addition is completed, reflux the mixture under a temperature of about 80 °C for 2 hours.</text:p>
            <text:p>4. After 2 hours, cool the reaction mixture to room temperature and add 4-aminobenzoic acid to it.</text:p>
            <text:p>5. Stir at room temperature for about 30 minutes.</text:p>
            <text:p>6. Quench the reaction mixture with water and transfer the mixture into a separatory funnel.</text:p>
            <text:p>7. Extract the organic layer and wash it with water, then with brine.</text:p>
            <text:p>8. Dry the organic layer over anhydrous sodium sulfate, filter, and evaporate the solvent to obtain the target compound 1H-benz[de]isoquinoline-1,3(2H)-dione.</text:p>
            <text:p/>
            <text:p>Step 2: Preparation of 2-(2-propynyl)-1H-benz[de]isoquinoline-1,3(2H)-dione</text:p>
            <text:p/>
            <text:p>Materials Required: </text:p>
            <text:p>1. 1H-benz[de]isoquinoline-1,3(2H)-dione</text:p>
            <text:p>2. Propargyl bromide</text:p>
            <text:p>3. Potassium carbonate (K2CO3)</text:p>
            <text:p>4. Dimethylformamide (DMF)</text:p>
            <text:p>5. Ice bath</text:p>
            <text:p>6. Stirring bar</text:p>
            <text:p>7. Reflux setup</text:p>
            <text:p/>
            <text:p>Procedure:</text:p>
            <text:p>1. Dissolve 1H-benz[de]isoquinoline-1,3(2H)-dione in DMF.</text:p>
            <text:p>2. Add K2CO3 to this solution and stir at room temperature for about 30 minutes.</text:p>
            <text:p>3. After that, cool the reaction mixture in an ice bath and add propargyl bromide slowly.</text:p>
            <text:p>4. Once the addition is complete, stir the mixture at room temperature for about 6 hours.</text:p>
            <text:p>5. After 6 hours, quench the reaction mixture with water and extract the organic layer.</text:p>
            <text:p>6. Wash the organic layer with water, then with brine.</text:p>
            <text:p>7. Dry the organic layer over anhydrous sodium sulfate, filter, and evaporate the solvent to get the target compound 2-(2-propynyl)-1H-benz[de]isoquinoline-1,3(2H)-dione.</text:p>
          </table:table-cell>
          <table:table-cell table:number-columns-repeated="59"/>
        </table:table-row>
        <table:table-row table:style-name="ro11">
          <table:table-cell office:value-type="string" calcext:value-type="string">
            <text:p>6,8-dichloro-3,4-dihydro-2(1H)-naphthalenone</text:p>
          </table:table-cell>
          <table:table-cell table:style-name="ce1" office:value-type="string" calcext:value-type="string">
            <text:p>Workups and Reaction Conditions: Notes</text:p>
            <text:p>The workup is not well defined: see text. The reaction has 2 steps. In the first step, a suspension of 5 g (29 mmol) of chromium trioxide in 100 ml of glacial acetic acid was heated to reflux on a steam bath until all the chromium trioxide dissolved. After cooling, 7.4 g (34 mmol) of chlorobenzene was added followed by addition over a two hour period at room temperature of an aqueous solution containing 3 g (35 mmol) of sodium perborate monohydrate in water. Then after additional stirring for another two hours at room temperature, the reaction mixture was cooled to about -10° C., filtered to remove insoluble material and then treated with about 100 ml of aqueous potassium carbonate solution which caused an oily red-brown product to separate from solution. This organic phase was separated and washed twice with saturated aqueous sodium bicarbonate solution and then dried over magnesium sulfate before being concentrated by evaporation under reduced pressure yielding about 7.5 g (85%) crude product which could be used without further purification.</text:p>
            <text:p>In the second step, this crude product obtained as above is heated at reflux for one day in about 50 ml neat phosphorus oxychloride using conditions similar to those described by Sato et al [see Jpn Kokai Tokkyo Koho JP01/152949(A1)]. The resulting orange-colored liquid is cooled by external ice bath cooling and poured into crushed ice causing solidification of the oily product present before stirring for one hour at room temperature during which time all solids have dissolved except for unreacted starting material that remains as solids suspended in various amounts throughout the liquid phases that separate upon standing but are also present while these suspensions are present after pouring into ice too If desired this may be purified as follows: Then after separating any undissolved starting material by filtration therefrom, followed by washing through this filter with chilled diethyl ether three times or four times Portions or all portions Et2O washings are discarded if desired Then after drying filtrates over MgSO4 These filtrates were concentrated under reduced pressure yielding an orange-colored oil that crystallized upon standing overnight resulting in crystals being collected from within these liquids optionally after chilling their solutions or mixtures thereof using dry ice/acetone shower(s). To obtain a solid mass This solid mass so obtained was triturated with pentane yielding mainly fine powder like crystals and lumps Notes: characterized as volatiles whose IR spectra indicated they contain traces or more than traces Examples include benzophenones such as diphenylketone m.p.'s around Example temperatures include −20° C., −30° C., −40° C., −45° C., −50° C., lower than −20° C. Examples include temperatures below zero degrees Celsius such as lower than +5° C., lower than +3 °C.. Workups and Reaction Conditions: Procedure Step[CrO3][CH2(OAc)COOH]([CrO3])([CH2](C)=O)([OH])=O.[Cl:1][C:2]1[C:7]([Cl:8])=[CH:6][CH:5]=[C:4]([Cl:9])[CH:3]=1.[Na+].[B-](OO)(OO)O&gt;O&gt;[Na+].[OH</text:p>
          </table:table-cell>
          <table:table-cell table:style-name="ce1" office:value-type="string" calcext:value-type="string">
            <text:p>Let's say we're starting with 6,8-dichloro-3,4-dihydro-2(1H)-naphthalenone and we want to carry out a retrosynthesis. The retrosynthesis process dissects complex molecules into simpler building blocks, and the resulting building blocks indicate the starting materials for a forward synthesis. </text:p>
            <text:p/>
            <text:p>Here's a step-by-step guide:</text:p>
            <text:p/>
            <text:p>1. Identify the most complex part of the molecule, which is the naphthalene ring. The two chlorine substituents at positions 6 and 8 will likely come from a halogenation reaction.</text:p>
            <text:p/>
            <text:p>2. In a possible retrosynthesis step, we could remove the chlorine atoms, yielding substituted naphthalenone. We could imagine that this compound might have come from a reaction involving a precursor where the carbonyl group was a hydroxyl group, which is a common transformation in organic chemistry (i.e., oxidation).</text:p>
            <text:p/>
            <text:p>3. Therefore, our starting material for the retrosynthesis pathway would be 3,4-dihydro-2(1H)-naphthalenol.</text:p>
            <text:p/>
            <text:p>Given these steps, here's a possible synthesis:</text:p>
            <text:p/>
            <text:p>1. Start with 3,4-dihydro-2(1H)-naphthalenol. </text:p>
            <text:p/>
            <text:p>2. Carry out an oxidation reaction to transform the hydroxyl group to a carbonyl group. This could be done, for instance, with Dess-Martin periodinane (DMP) in dichloromethane at 0°C for 1 hour and then at room temperature for 45 minutes.</text:p>
            <text:p/>
            <text:p>Workup Steps: </text:p>
            <text:p/>
            <text:p>1. After the reaction time, dilute the reaction mixture with dichloromethane and sodium bicarbonate containing sodium thiosulfate. Shake for five minutes and separate the layers. </text:p>
            <text:p/>
            <text:p>2. Extract the aqueous phase with dichloromethane and combine the organic solutions. Wash with saturated sodium bicarbonate, dry over sodium sulfate, and concentrate under reduced pressure.</text:p>
            <text:p/>
            <text:p>3. Perform a halogenation reaction to install the chlorine atoms at positions 6 and 8. This could be done with N-chlorosuccinimide (NCS) in a suitable solvent like dichloromethane, under an inert atmosphere. </text:p>
            <text:p/>
            <text:p>4. After the reaction, the mixture should be quenched with water, then extracted with an organic solvent, dried over an appropriate drying agent, and the solvent removed under reduced pressure. </text:p>
            <text:p/>
            <text:p>5. Purify the product via recrystallization or chromatography, as needed.</text:p>
            <text:p/>
            <text:p>Note: This is a hypothetical synthesis based on the given target molecule and may not reflect the most efficient or practical synthetic route. Always refer to the literature for validated synthetic methods for specific compounds.</text:p>
          </table:table-cell>
          <table:table-cell table:style-name="ce1" office:value-type="string" calcext:value-type="string">
            <text:p>To synthesize the target compound 6,8-dichloro-3,4-dihydro-2(1H)-naphthalenone, the following general procedure could be adapted:</text:p>
            <text:p/>
            <text:p>Materials Required:</text:p>
            <text:p>1. A suitable starting material. In this case, 6,8-dihydroxy-3,4-dihydro-2(1H)-naphthalenone could be a reasonable starting point.</text:p>
            <text:p>2. A chlorinating reagent. For example, thionyl chloride (SOCl2) could be used.</text:p>
            <text:p>3. A solvent suitable for the reaction. Dichloromethane (DCM) is often used for chlorination reactions.</text:p>
            <text:p>4. An acid scavenger, for example, pyridine, to neutralize the HCl produced during the reaction.</text:p>
            <text:p/>
            <text:p>Procedure:</text:p>
            <text:p>1. Dissolve the starting material (6,8-dihydroxy-3,4-dihydro-2(1H)-naphthalenone) in DCM in a round bottom flask. The amount of solvent used can be calculated based on the molarity of the reaction you desire. For instance, for a 0.1M solution, you would dissolve 1 mmol of the starting material in 10 mL of DCM.</text:p>
            <text:p/>
            <text:p>2. Add the acid scavenger (pyridine) to the reaction flask. </text:p>
            <text:p/>
            <text:p>3. Cool the reaction mixture to 0°C using an ice bath.</text:p>
            <text:p/>
            <text:p>4. Slowly add the chlorinating reagent (SOCl2) to the reaction mixture while stirring. The amount of SOCl2 should ideally be 2 equivalents with respect to the starting material to account for the two hydroxy groups present.</text:p>
            <text:p/>
            <text:p>5. Allow the reaction to proceed while stirring at 0°C for about 1 hour. </text:p>
            <text:p/>
            <text:p>6. After 1 hour, remove the ice bath and allow the reaction to warm to room temperature. Continue stirring at room temperature for another 2 hours.</text:p>
            <text:p/>
            <text:p>7. After the reaction is complete, dilute the reaction mixture with water and extract the product using an organic solvent such as ethyl acetate.</text:p>
            <text:p/>
            <text:p>8. Dry the organic layer over anhydrous sodium sulfate, filter and evaporate the solvent to get the crude product.</text:p>
            <text:p/>
            <text:p>9. Purify the crude product by column chromatography using suitable solvents (for example, a gradient of hexane and ethyl acetate) to obtain the desired product 6,8-dichloro-3,4-dihydro-2(1H)-naphthalenone.</text:p>
            <text:p/>
            <text:p>Please note that this is just a suggested procedure, and the actual procedure may need to be optimized based on the specific reaction conditions and the reagents used. Always follow proper safety protocols when conducting chemical reactions.</text:p>
          </table:table-cell>
          <table:table-cell table:style-name="ce1" office:value-type="string" calcext:value-type="string">
            <text:p>A plausible retrosynthesis pathway for 6,8-dichloro-3,4-dihydro-2(1H)-naphthalenone could begin with a Friedel-Crafts acylation, followed by a halogenation.</text:p>
            <text:p/>
            <text:p>Step 1: Friedel-Crafts Acylation</text:p>
            <text:p>Materials: </text:p>
            <text:p>- 1-Tetralone (reactant)</text:p>
            <text:p>- Acetyl Chloride (acylating agent)</text:p>
            <text:p>- Aluminum chloride (Lewis acid catalyst)</text:p>
            <text:p>- Dichloromethane (solvent)</text:p>
            <text:p/>
            <text:p>Procedure:</text:p>
            <text:p>1. In a round bottom flask, add 1.0 mol of 1-Tetralone and 2.0 mol of Acetyl Chloride.</text:p>
            <text:p>2. Dissolve the reaction mixture in 200 ml of Dichloromethane.</text:p>
            <text:p>3. Cool the solution to 0°C using an ice bath.</text:p>
            <text:p>4. Slowly add 1.5 mol of Aluminum chloride to the cooled solution, while stirring at a moderate speed of 500 rpm.</text:p>
            <text:p>5. After complete addition, stir the mixture for additional 2 hours at the same temperature.</text:p>
            <text:p>6. Raise the temperature to room temperature and stir for 12 hours.</text:p>
            <text:p>7. Quench the reaction with an excess of water.</text:p>
            <text:p>8. Extract the organic layer and dry it over anhydrous sodium sulfate.</text:p>
            <text:p>9. Evaporate the solvent to obtain the crude product, which should be further purified by recrystallization or column chromatography.</text:p>
            <text:p/>
            <text:p>Step 2: Halogenation</text:p>
            <text:p>Materials:</text:p>
            <text:p>- 2-Acetyltetralin (product from step 1)</text:p>
            <text:p>- Chlorine (halogenating agent)</text:p>
            <text:p>- Iron(III) chloride (catalyst)</text:p>
            <text:p>- Carbon tetrachloride (solvent)</text:p>
            <text:p/>
            <text:p>Procedure:</text:p>
            <text:p>1. In a round bottom flask, add 1.0 mol of 2-Acetyltetralin and 2.0 mol of Chlorine.</text:p>
            <text:p>2. Dissolve the reaction mixture in 200 ml of Carbon tetrachloride.</text:p>
            <text:p>3. Slowly add 0.05 mol of Iron(III) chloride to the solution, while stirring at a moderate speed of 500 rpm.</text:p>
            <text:p>4. After complete addition, stir the mixture for additional 2 hours at the same temperature.</text:p>
            <text:p>5. Raise the temperature to 50°C and stir for 12 hours.</text:p>
            <text:p>6. Cool the reaction mixture to room temperature and quench the reaction with an excess of water.</text:p>
            <text:p>7. Extract the organic layer and dry it over anhydrous sodium sulfate.</text:p>
            <text:p>8. Evaporate the solvent to obtain the crude product, which should be further purified by recrystallization or column chromatography.</text:p>
            <text:p/>
            <text:p>Please note that this is a hypothetical synthesis and the conditions may need to be optimized depending on the actual experimental setup. Always follow safety procedures when handling chemicals.</text:p>
          </table:table-cell>
          <table:table-cell table:number-columns-repeated="59"/>
        </table:table-row>
        <table:table-row table:style-name="ro12">
          <table:table-cell office:value-type="string" calcext:value-type="string">
            <text:p>5-(2\'-Chlorovinyl)-1,2,3-trimethoxy-benzene</text:p>
          </table:table-cell>
          <table:table-cell table:style-name="ce1" office:value-type="string" calcext:value-type="string">
            <text:p>The retrosynthesis of 5-(2'-Chlorovinyl)-1,2,3-trimethoxy-benzene can be achieved by the reaction of allyl chloride with 1,2,3-trimethoxybenzene in the presence of a Lewis acid catalyst. The reaction conditions and workup are provided below: </text:p>
            <text:p/>
            <text:p>Reaction Conditions: Allyl chloride (30 mmol) was added dropwise to 1,2,3-trimethoxybenzene (20 mmol), together with an equimolar amount of aluminum trichloride (60 mmol) at about 60° C., whereby a reaction occurred. The mixture was heated for one hour at 80° C., cooled and poured into water. After separating chloroform from the aqueous layer which had been made alkaline with sodium hydroxide solution and drying over anhydrous sodium sulfate and evaporating off the solvent, there were obtained crystals having a melting point of 66°-67° C. Workup: - Notes: [No yields or additional details are provided.] PCH Comment: This example demonstrates that anisole can be chloromethylated under Friedel-Crafts conditions to provide p-methoxymethylchlorobenzene as described in Example V(B)(4). Conditions for Friedel-Crafts alkylation reactions using benzyl chloride (an alternative to allyl chloride) may also be found in Example II(D)(9). Similar results may be expected starting with other methoxybenzenes such as those listed under Example IV(A). Similar results may also be expected using alternative Lewis acid catalysts such as ferric chloride or stannic tetrachloride. Other possible alternatives are described in Example VII(F). In addition to aluminum trichloride other suitable Lewis acid catalysts include boron trifluoride and zinc chloride among others.[Patent reference: WO2011013486(A1)][Paper reference: Jpn Kokai Tokkyo Koho JP53014912(A)]</text:p>
          </table:table-cell>
          <table:table-cell table:style-name="ce1" office:value-type="string" calcext:value-type="string">
            <text:p>Given that 5-(2'-Chlorovinyl)-1,2,3-trimethoxy-benzene is a complex molecule, a potential retrosynthetic path would involve the following steps:</text:p>
            <text:p/>
            <text:p>1. Start with 1,2,3-trimethoxybenzene as the base molecule. This compound already has the desired methoxy groups present on the benzene ring.</text:p>
            <text:p/>
            <text:p>2. Perform a Friedel-Crafts acylation using an acid chloride (e.g., acetyl chloride) and a Lewis acid catalyst (e.g., AlCl3) to introduce an acyl group at the desired position. The reaction should be performed under anhydrous conditions, at a temperature of about 0-5 degrees Celsius, and stirred for about 2-3 hours.</text:p>
            <text:p/>
            <text:p>3. Carry out a Wolff-Kishner reduction to reduce the acyl group to a methyl group. The reaction would typically be performed in the presence of hydrazine (N2H4) and a strong base (e.g., KOH) in ethylene glycol as the solvent, at its boiling point (approximately 197 degrees Celsius) and stirred for about 3-5 hours.</text:p>
            <text:p/>
            <text:p>4. Carry out a halogenation reaction using N-bromosuccinimide (NBS) in the presence of a radical initiator, such as azoisobutyronitrile (AIBN), to introduce a bromine atom to the methyl group. The reaction should be performed at around 80-85 degrees Celsius and stirred for about 1-2 hours.</text:p>
            <text:p/>
            <text:p>5. Perform an elimination reaction using a strong base, such as t-BuOK, to form a vinyl group. The reaction can be performed at room temperature and stirred for about 2-3 hours.</text:p>
            <text:p/>
            <text:p>6. Finally, carry out a halogen exchange reaction using PCl5 to replace the bromine atom with a chlorine atom. This reaction should be performed under anhydrous conditions, at a temperature of about 0-5 degrees Celsius, and stirred for about 2-3 hours.</text:p>
            <text:p/>
            <text:p>Workup procedures after each step would typically involve quenching the reaction (if necessary), followed by extraction with an organic solvent (e.g., dichloromethane), washing with water or brine, drying over anhydrous magnesium sulfate, filtration, and concentration under reduced pressure to afford the desired product. The product should be purified via recrystallization or column chromatography as needed.</text:p>
          </table:table-cell>
          <table:table-cell table:style-name="ce1" office:value-type="string" calcext:value-type="string">
            <text:p>Based on the above examples and the retrosynthesis outcome target of 5-(2'-Chlorovinyl)-1,2,3-trimethoxy-benzene, the following workups and reaction conditions can be proposed:</text:p>
            <text:p/>
            <text:p>1.**Step 1: Preparation of starting materials**</text:p>
            <text:p>- Starting materials, 1,2,3-trimethoxybenzene and 2-chloroacetic acid should be obtained.</text:p>
            <text:p/>
            <text:p>2.**Step 2: Reaction setup**</text:p>
            <text:p>- Dissolve 1,2,3-trimethoxybenzene (0.01 mole) in an appropriate solvent, such as dichloromethane (20 mL), in a round bottom flask fitted with a stirrer bar.</text:p>
            <text:p>- Add 2-chloroacetic acid (0.01 mole) to the reaction flask.</text:p>
            <text:p/>
            <text:p>3.**Step 3: Addition of Catalyst**</text:p>
            <text:p>- Add a catalytic amount of palladium catalyst (for example, 0.001 mole) to the reaction mixture. </text:p>
            <text:p/>
            <text:p>4.**Step 4: Reaction conditions**</text:p>
            <text:p>- Stir the reaction mixture at room temperature (25°C) for about 4 hours. Note: The stirring speed may vary, but a medium speed is typically sufficient for this type of reaction.</text:p>
            <text:p/>
            <text:p>5.**Step 5: Workups**</text:p>
            <text:p>- After the reaction is complete, filter the mixture through a pad of Celite to remove the catalyst.</text:p>
            <text:p>- The filtrate should be washed with a suitable solvent, such as water, to remove any unreacted starting material and byproducts.</text:p>
            <text:p/>
            <text:p>6.**Step 6: Product isolation and purification**</text:p>
            <text:p>- Dry the organic phase over anhydrous magnesium sulfate, filter, and then concentrate under reduced pressure to give the crude product.</text:p>
            <text:p>- Purify the resulting crude product by column chromatography with a suitable solvent system, such as ethyl acetate and hexane.</text:p>
            <text:p>- The purified product, 5-(2'-Chlorovinyl)-1,2,3-trimethoxy-benzene, can be characterized by techniques such as NMR and mass spectrometry.</text:p>
            <text:p/>
            <text:p>Please note that these steps are based on the example reactions provided, and actual conditions may need to be optimized based on experimental results.</text:p>
          </table:table-cell>
          <table:table-cell table:style-name="ce1" office:value-type="string" calcext:value-type="string">
            <text:p>To achieve the desired product, a retrosynthesis approach would involve two primary steps: </text:p>
            <text:p/>
            <text:p>Step 1: The Wittig Reaction </text:p>
            <text:p>Step 2: Etherification Reaction</text:p>
            <text:p/>
            <text:p>Here is a step-by-step guide for each reaction:</text:p>
            <text:p/>
            <text:p>Step 1: The Wittig Reaction </text:p>
            <text:p/>
            <text:p>1.1. In a round-bottom flask, combine 2-chlorobenzaldehyde with a Wittig reagent (ex. methylenetriphenylphosphorane). Ensure sufficient stirring to maintain a homogenous mixture.</text:p>
            <text:p/>
            <text:p>1.2. Maintain the reaction mixture at room temperature (20-25 °C) for approximately 24 hours. </text:p>
            <text:p/>
            <text:p>1.3. After 24 hours, check the reaction completion with thin layer chromatography (TLC) or gas chromatography (GC). </text:p>
            <text:p/>
            <text:p>1.4. The reaction mixture is then quenched with water and extracted with ethyl acetate.</text:p>
            <text:p/>
            <text:p>1.5. The organic layer is separated, dried over anhydrous sodium sulfate, filtered and concentrated under reduced pressure to afford the Wittig product, 2'-chlorostyrene.</text:p>
            <text:p/>
            <text:p>Step 2: Etherification Reaction</text:p>
            <text:p/>
            <text:p>2.1. Dissolve the Wittig product, 2'-chlorostyrene, in a suitable solvent, such as dimethylformamide (DMF), in an appropriate reaction vessel.</text:p>
            <text:p/>
            <text:p>2.2. Add sodium hydride (NaH) to the reaction vessel at a controlled rate under stirring conditions (approximately 500 RPM).</text:p>
            <text:p/>
            <text:p>2.3. Stir the reaction mixture at room temperature (20-25 °C) for about 1 hour to deprotonate the aromatic hydrogen.</text:p>
            <text:p/>
            <text:p>2.4. After deprotonation, add methyl iodide (CH3I) to the reaction vessel and stir the mixture at room temperature (20-25 °C) for approximately 24 hours to ensure etherification.</text:p>
            <text:p/>
            <text:p>2.5. At the end of the reaction, quench the reaction mixture with water and extract with ethyl acetate.</text:p>
            <text:p/>
            <text:p>2.6. The organic layer is separated, dried over anhydrous sodium sulfate, filtered, and concentrated under reduced pressure to afford the final product 5-(2'-Chlorovinyl)-1,2,3-trimethoxy-benzene.</text:p>
            <text:p/>
            <text:p>2.7. The final product can be purified by recrystallization or column chromatography using suitable solvents.</text:p>
            <text:p/>
            <text:p>Note: All reactions should be carried out under an inert atmosphere (nitrogen or argon) and should be monitored by TLC or GC to ensure completion.</text:p>
            <text:p/>
          </table:table-cell>
          <table:table-cell table:number-columns-repeated="59"/>
        </table:table-row>
        <table:table-row table:style-name="ro7">
          <table:table-cell office:value-type="string" calcext:value-type="string">
            <text:p>2-amino-1,4-dihydro-1-ethyl-4-oxo-7-(4-pyridinyl)-3quinolinecarboxamide</text:p>
          </table:table-cell>
          <table:table-cell table:style-name="ce1" office:value-type="string" calcext:value-type="string">
            <text:p>1. Workups and reaction conditions: Basify at 0°C a solution of 9.3 g (0.03 mol) of N-ethylisatin in 200 ml of methanol with concentrated aqueous ammonia, and evaporate the solvent by heating at reflux under reduced pressure to obtain the residue as an oil which is taken up in water, acidified with dilute hydrochloric acid and extracted twice with ethyl acetate. The ethyl acetate extracts are washed successively with water, aqueous sodium bicarbonate solution and brine before being dried over magnesium sulphate and evaporated to give 4-(ethylamino)-2-pyridone as a yellow oil which is used without further purification.</text:p>
            <text:p/>
            <text:p>2. Conditions: To a suspension of 5 g (0.03 mol) of the above product in dry tetrahydrofuran under argon is added dropwise over two hours at ambient temperature a solution of butyllithium in hexane (30 ml containing about 25 mmol) so that the temperature does not exceed about -10°C After stirring for one hour at ambient temperature, half an hour at reflux and then cooling back to ambient temperature there is added dropwise over one hour via syringe pump while maintaining a nitrogen atmosphere an ethereal solution containing 5 g (0.028 mol) of N-benzoyl-L-leucine methyl ester previously cooled to -20°C or below.</text:p>
            <text:p/>
            <text:p>3a.[CH2][CH2:1][N:2]([C:6]1[C:7](=[O:8])[CH:9]=[CH:10][C:11]([NH2:12])=[C+]:[CH:13]=[C:14](%22)[C@@H]1(OC(=O)C(C)(=O)%21)[OH:%15])[C@H](=[O:])%16.[I-].[Li+]&gt;C(O)(=O)CC.C[NH+:12]([NH3+]) [CH2][CH2:N+]1[C:]([NH3+:12])[C:]([OH:])([OH:])=[CO-][CR]([F])(F)[CR]=[CN]=[CN=C]1[NH3+].FC(F)(F)[OH:].FC(F)(F)[OH:]|FC(F)(F)[OH:].FC(F)(F)[OH:]|[I].[Li+]|FC(F)(F)[OH:].FC(F)(F)... Conditions:[NHO-].[Na+]&gt;[Cl].&gt;[Cl].&gt;[Cl].&gt;S(O)=O&gt;[Na+]&gt;S(O)=O&gt;C(Cl)=NN(C=N)N&gt;C(Cl)=NN(C=N)N |[Na+]&gt;(COCl)=O.C(N[C@@H](CC(N*CCCC[NH+]CCCC[NH+]CC(N*)=NO*)=O)=OC&lt;/A&gt;.Amino acids are reacted with phosgene/C7-C18 alkyl chloroformates mixture or tert-butyl chloroformate by using triethylamine followed by reacting with diols such as neopentyl glycol in presence pyridine providing symmetrical carbonates which are reacted separately or simultaneously with epichlorohydrin or another epoxide having different chain lengths such as polyethylene glycol providing quaternary ammonium salts which are reacted further...P.sub.b=(n</text:p>
          </table:table-cell>
          <table:table-cell table:style-name="ce1" office:value-type="string" calcext:value-type="string">
            <text:p>Here is a general procedure for preparing a compound like 2-amino-1,4-dihydro-1-ethyl-4-oxo-7-(4-pyridinyl)-3quinolinecarboxamide:</text:p>
            <text:p/>
            <text:p>Step 1: Formation of the amide bond</text:p>
            <text:p>In the first step of the reaction, the carboxylic acid group of an ethyl 4-oxo-7-(4-pyridinyl)-3quinolinecarboxylate precursor compound is made to react with an amine group on 1,2-diaminoethane. </text:p>
            <text:p>To do this, dissolve your ethyl 4-oxo-7-(4-pyridinyl)-3quinolinecarboxylate in a solvent such as dichloromethane (DCM). Add the 1,2-diaminoethane to this solution. For the coupling reaction, add a coupling agent such as 1-[3-(dimethylamino)propyl]-3-ethylcarbodiimide hydrochloride. Finally, add a base such as diisopropylethylamine to neutralize the formed acid.</text:p>
            <text:p/>
            <text:p>Step 2: Stirring</text:p>
            <text:p>Stir the reaction mixture at room temperature, for example, for 16 hours. </text:p>
            <text:p/>
            <text:p>Step 3: Workup</text:p>
            <text:p>After the reaction has completed, you will need to isolate your product. The workup often involves several steps including extraction, washing, drying, and purification. First, dilute the reaction mixture with DCM and water. Then, separate the organic and aqueous layers. Extract the aqueous layer twice with DCM. Combine all the organic layers and dry them. </text:p>
            <text:p/>
            <text:p>Step 4: Purification</text:p>
            <text:p>After you have a dried organic material, concentrate it to remove the solvent. Place the concentrated mixture in a column chromatography setup to purify your product. </text:p>
            <text:p/>
            <text:p>Step 5: Isolation</text:p>
            <text:p>Finally, recrystallize your pure product from an appropriate solvent and dry it under vacuum to yield 2-amino-1,4-dihydro-1-ethyl-4-oxo-7-(4-pyridinyl)-3quinolinecarboxamide.</text:p>
            <text:p/>
            <text:p>Please note that this is a hypothetical retrosynthesis based on the reactions given and may not be a viable route for the synthesis of your target molecule. Always refer to the literature or consult with a synthetic chemist when planning a synthesis. Always wear appropriate personal protective equipment when performing the reactions and adhere to safety regulations.</text:p>
          </table:table-cell>
          <table:table-cell table:style-name="ce1" office:value-type="string" calcext:value-type="string">
            <text:p>Here is a step-by-step guide for a hypothetical synthesis of 2-amino-1,4-dihydro-1-ethyl-4-oxo-7-(4-pyridinyl)-3quinolinecarboxamide based on the examples given before.</text:p>
            <text:p/>
            <text:p>1. In a 250-mL round bottom flask equipped with a magnetic stirrer, add 0.01 mole of your starting material (exact compound will depend on your retrosynthetic analysis) and dissolve it in 200 mL of methanol.</text:p>
            <text:p/>
            <text:p>2. While stirring at a moderate speed of around 500 rpm, gradually add 0.02 mole of sodium borohydride. This reduction step may be necessary depending on your starting material.</text:p>
            <text:p/>
            <text:p>3. Stir the reaction mixture at room temperature (approximately 20-25 degrees Celsius) for 4 hours.</text:p>
            <text:p/>
            <text:p>4. After the reaction is complete, remove the solvent under reduced pressure using a rotary evaporator at around 60 degrees Celsius.</text:p>
            <text:p/>
            <text:p>5. The residue can then be taken up with water and extracted several times with chloroform.</text:p>
            <text:p/>
            <text:p>6. Filter the extracts and evaporate the solvent to dryness under reduced pressure.</text:p>
            <text:p/>
            <text:p>7. The crude product can then be recrystallized from ethanol. Add the crude product to hot ethanol (approx. 78 degrees Celsius), then cool the solution slowly to room temperature and finally in a fridge to approximately 4 degrees Celsius for several hours or overnight.</text:p>
            <text:p/>
            <text:p>8. Filter the crystals formed, wash them with a little cold ethanol and let them dry.</text:p>
            <text:p/>
            <text:p>Please note that this is a very general guide and the actual conditions might need optimization depending on the specific starting material and the desired product. Always ensure to work under safe conditions and dispose of waste appropriately.</text:p>
          </table:table-cell>
          <table:table-cell table:style-name="ce1" office:value-type="string" calcext:value-type="string">
            <text:p>The synthesis of 2-amino-1,4-dihydro-1-ethyl-4-oxo-7-(4-pyridinyl)-3quinolinecarboxamide can be achieved by a multistep procedure involving several organic reactions. Here is a potential retrosynthesis strategy:</text:p>
            <text:p/>
            <text:p>1. Start with 2-amino-1,4-dihydro-1-ethyl-4-oxo-3quinolinecarboxamide. In the first step, we can attach the 4-pyridinyl group to the 7-position using a Suzuki coupling reaction. </text:p>
            <text:p/>
            <text:p>2. To do the Suzuki coupling, you will need the following:</text:p>
            <text:p>- 2-amino-1,4-dihydro-1-ethyl-4-oxo-3quinolinecarboxamide</text:p>
            <text:p>- 4-bromopyridine (the 4-pyridinyl group source)</text:p>
            <text:p>- A palladium catalyst, such as Pd(PPh3)4</text:p>
            <text:p>- A base, such as potassium carbonate (K2CO3)</text:p>
            <text:p>- A solvent, such as toluene</text:p>
            <text:p/>
            <text:p>The approximate reaction conditions are as follows:</text:p>
            <text:p>- Heat the reaction mixture to about 100°C</text:p>
            <text:p>- Stir for approximately 24 hours at a stirring speed of 300 RPM</text:p>
            <text:p>- Monitor the reaction by thin layer chromatography (TLC) </text:p>
            <text:p>- The reaction is complete when no starting material is visible on the TLC</text:p>
            <text:p/>
            <text:p>3. Workup procedures:</text:p>
            <text:p>- Dilute the reaction mixture with water </text:p>
            <text:p>- Extract with an organic solvent, such as ethyl acetate</text:p>
            <text:p>- Dry the organic layer over anhydrous sodium sulfate (Na2SO4)</text:p>
            <text:p>- Filter and remove the solvent under reduced pressure</text:p>
            <text:p/>
            <text:p>4. The resulting compound should be purified by recrystallization or column chromatography, as appropriate.</text:p>
            <text:p/>
            <text:p>5. Please note that the exact reaction conditions can vary significantly depending on the scale of the reaction, the specific base used, and the quality of the starting materials. It's always best to start with a small-scale reaction to optimize the conditions before scaling up.</text:p>
            <text:p/>
            <text:p>Remember to perform all reactions in a well-ventilated area or under a fume hood, and always use appropriate personal protective equipment, including gloves, safety glasses, and a lab coat. </text:p>
            <text:p/>
            <text:p>This is a hypothetical synthesis and should be verified by a qualified organic chemist before use.</text:p>
          </table:table-cell>
          <table:table-cell table:number-columns-repeated="59"/>
        </table:table-row>
        <table:table-row table:style-name="ro13">
          <table:table-cell office:value-type="string" calcext:value-type="string">
            <text:p>3-Nitro-4-phenoxypyridine</text:p>
          </table:table-cell>
          <table:table-cell table:style-name="ce1" office:value-type="string" calcext:value-type="string">
            <text:p>To create a retrosynthesis with the outcome: 3-Nitro-4-phenoxypyridine, the following reaction conditions and workups are necessary:</text:p>
            <text:p/>
            <text:p>1. Reaction Conditions: Nitration</text:p>
            <text:p>   - Temperature: -10 °C to 0 °C</text:p>
            <text:p>   - Time: 2 hours</text:p>
            <text:p>   - Additional Chemicals: Concentrated sulfuric acid (10 ml)</text:p>
            <text:p>2. Workup: Separation of unreacted phenol and nitration mixture by vacuum distillation at a maximum temperature of 80°C.</text:p>
            <text:p>3. Reaction Conditions: Reduction</text:p>
            <text:p>   - Additional Chemicals: Nickel on kieselguhr (5 g), formic acid (30 ml) and water (75 ml) were added to it.</text:p>
            <text:p>4. Workup: Filter off catalyst, remove volatiles by evaporation under reduced pressure, dilute with water and extract with methylene chloride.</text:p>
            <text:p>5. Reaction Conditions: Azeotroping</text:p>
            <text:p>   - Additional Chemicals: Anhydrous potassium carbonate in methanol solution was treated with methylene chloride solution to separate the product as an oil.</text:p>
            <text:p/>
            <text:p>The procedure begins as follows:</text:p>
            <text:p/>
            <text:p>[Nitric acid was added dropwise over two hours into a well-stirred mixture of concentrated sulfuric acid (10 ml) and phenol (20 g) cooled to from -10° C to 0° C.] The reaction mixture was stirred at room temperature for one hour then heated at reflux for four hours [and cooled]. Separation of unreacted phenol and nitration mixture by vacuum distillation at a maximum temperature of 80°C yielded an oil which solidified upon cooling [to give] about 15 g(59%) of red crystals melting at about 102°-103°C which were identified as bisphenol A dinitrate.</text:p>
            <text:p/>
            <text:p>[This crude bisphenol ADN dinitrate] was placed in aqueous potassium hydroxide solution [and stirred until dissolved.] The solution was filtered from any insoluble impurities into ice-water whereupon neutralization occurred exothermally [and heating continued for one hour]. The filtrate contained nitric acid formed during alkaline hydrolysis [and] after separation from an oily layer containing the starting material had been washed three times with ether, dried over sodium sulfate overnight, filtered again through fresh sodium sulfate[then evaporated under reduced pressure.] The residue obtained is taken up in diethyl ether which leaves undissolved starting material on filtration through silica gel.[The filtrate is washed several times with water, dried over sodium sulfate overnight] then evaporated under reduced pressure yielding about seven grams[the product is redistilled through a short Vigreux column resulting in] about six grams(31%) more of pure bisphenol ADN dinitrate.</text:p>
            <text:p/>
            <text:p>[To reduce this dinitrate], nickel on kieselguhr (5 g), formic acid (30 ml) and water (75 ml) were added to it.[After hydrogen evolution ceased], an additional portion of nickel on kieselguhr catalyst was added,[stirring being continued for two days][Filtration off catalyst],[removal volatiles by evaporation under reduced pressure],[dilution with water][extraction with methylene chloride][washing once each with aqueous citric-acid solution followed by aqueous bicarbonate solution][drying over sodium sulfate overnight],[filtration][evaporation under reduced pressure yielded crude pyridone].[This crude pyrid</text:p>
          </table:table-cell>
          <table:table-cell table:style-name="ce1" office:value-type="string" calcext:value-type="string">
            <text:p>Based on the previous reactions, a plausible step-by-step guide for the retrosynthesis of 3-Nitro-4-phenoxypyridine could be as follows:</text:p>
            <text:p/>
            <text:p>1. First, in a properly equipped laboratory setup, add 1 mmol of 3-nitro-4-pyridinol to a round bottom flask. </text:p>
            <text:p/>
            <text:p>2. Add 10 mL of toluene to the flask as a solvent. Stir the mixture at a speed of 500 rpm to ensure proper mixing of the reactants.</text:p>
            <text:p/>
            <text:p>3. Subsequently, add 1.5 mmol of phosphorous oxychloride to the reaction flask.</text:p>
            <text:p/>
            <text:p>4. The mixture should be heated under reflux at a temperature of about 110°C for approximately 16 hours. This temperature and time are suggested based on the previous examples and may need to be optimized.</text:p>
            <text:p/>
            <text:p>5. After the heating period, cool the reaction mixture to room temperature. An ice bath can be used for rapid cooling.</text:p>
            <text:p/>
            <text:p>6. The solvent should then be removed under reduced pressure (for example, using a rotary evaporator).</text:p>
            <text:p/>
            <text:p>7. Quench the reaction by pouring the residue into ice and then basify with a base, such as potassium carbonate, to a pH of 10.</text:p>
            <text:p/>
            <text:p>8. Extract the mixture with ethyl acetate and the organic phase should be washed twice with water, followed by once with brine.</text:p>
            <text:p/>
            <text:p>9. Finally, the organic layer should be concentrated under reduced pressure to yield 3-Nitro-4-phenoxypyridine. The product could be a brown oil which solidifies on standing.</text:p>
            <text:p/>
            <text:p>Please note that the reagent amounts, temperature, and time may need further optimization since the conditions are based on similar reactions rather than a specific synthesis of 3-Nitro-4-phenoxypyridine. Also, suitable protection should be worn when handling chemicals, and all procedures should be carried out in a well-ventilated fume hood.</text:p>
          </table:table-cell>
          <table:table-cell table:style-name="ce1" office:value-type="string" calcext:value-type="string">
            <text:p>The following guide is a generalized approach for the retrosynthesis of 3-Nitro-4-phenoxypyridine based on the given reactions:</text:p>
            <text:p/>
            <text:p>1. Start with the product molecule (3-Nitro-4-phenoxypyridine) and determine which reactants could have been used to create it. The reactants would likely be 3-Nitro-4-hydroxypyridine and a suitable phenyl halide (such as bromobenzene). </text:p>
            <text:p/>
            <text:p>2. Set up the reaction. Dissolve 3-Nitro-4-hydroxypyridine in a suitable solvent like DMF or DMSO, typically used in palladium-catalyzed coupling reactions. Then, add the phenyl halide (bromobenzene). The molar amounts of these reactants will depend on the desired amount of product and their stoichiometric ratio. </text:p>
            <text:p/>
            <text:p>3. Add a base. A base like sodium hydroxide or sodium bicarbonate is typically added to deprotonate the hydroxyl group on 3-Nitro-4-hydroxypyridine, making it a better nucleophile. </text:p>
            <text:p/>
            <text:p>4. Add a catalyst. In this case, a palladium catalyst like Pd(PPh3)4 or Pd/C could be used to facilitate the coupling reaction. </text:p>
            <text:p/>
            <text:p>5. Set the reaction conditions. The reaction should be stirred at a moderate speed (e.g., 500 rpm) and heated to a suitable temperature, typically around 80-100°C. </text:p>
            <text:p/>
            <text:p>6. Allow the reaction to proceed. The reaction time may vary, but it typically could be around 12-24 hours.</text:p>
            <text:p/>
            <text:p>7. Upon completion of the reaction, a workup is usually performed to isolate the product. This typically includes cooling the reaction mixture to room temperature, quenching the reaction (if necessary), and then extracting the product. For instance, the reaction mixture could be poured into water and then extracted with a suitable organic solvent like dichloromethane or ethyl acetate. </text:p>
            <text:p/>
            <text:p>8. The organic layer is usually washed with water or brine to remove any remaining inorganic salts or base, and then dried over anhydrous sodium sulfate.</text:p>
            <text:p/>
            <text:p>9. The solvent is then removed under reduced pressure to give the crude product.</text:p>
            <text:p/>
            <text:p>10. Purify the product. This could involve recrystallization, or a chromatographic technique like column chromatography or preparative HPLC.</text:p>
            <text:p/>
            <text:p>Please note that this is a hypothetical process and may need optimization based on experimental results. Always follow the appropriate safety procedures in the lab when handling chemicals and equipment.</text:p>
          </table:table-cell>
          <table:table-cell table:style-name="ce1" office:value-type="string" calcext:value-type="string">
            <text:p>Step 1: Synthesis of 3-Aminopyridine</text:p>
            <text:p>In this light, 3-Aminopyridine serves as the backbone of the target molecule, 3-Nitro-4-phenoxypyridine. It can be synthesized by the reaction of 3-chloropyridine and aqueous ammonia. In a round bottom flask, add 3-chloropyridine (100 grams, for example) and 3 equivalents of aqueous ammonia. Stir the mixture at 200 rpm at room temperature (25 degrees Celsius) for 24 hours. After the reaction, the mixture is then filtered to isolate 3-Aminopyridine.</text:p>
            <text:p/>
            <text:p>Step 2: Nitration of 3-Aminopyridine to 3-Nitropyridine </text:p>
            <text:p>In the second step, 3-Aminopyridine is converted to 3-Nitropyridine through a nitration reaction. To do this, add 3-Aminopyridine to a mixture of concentrated nitric acid (HNO3) and sulfuric acid (H2SO4). Stir this mixture at a temperature of around 50 degrees Celsius for about 8 hours. After the reaction, isolate 3-Nitropyridine by filtration.</text:p>
            <text:p/>
            <text:p>Step 3: Synthesis of 4-Phenoxypyridine</text:p>
            <text:p>In the third step, phenol is attached to the 4th position of the pyridine ring through a nucleophilic aromatic substitution reaction. To do this, add phenol to a mixture containing 3-Nitropyridine and potassium hydroxide (KOH). Heat the mixture at a temperature of around 100 degrees Celsius for about 5 hours. After the reaction, isolate 4-Phenoxypyridine by filtration.</text:p>
            <text:p/>
            <text:p>Step 4: Nitration of 4-Phenoxypyridine to 3-Nitro-4-phenoxypyridine</text:p>
            <text:p>In the final step, 4-Phenoxypyridine is nitrated to form 3-Nitro-4-phenoxypyridine. Add 4-Phenoxypyridine to a mixture of concentrated nitric acid (HNO3) and sulfuric acid (H2SO4). Stir this mixture at a temperature of around 50 degrees Celsius for about 8 hours. After the reaction, isolate 3-Nitro-4-phenoxypyridine by filtration.</text:p>
            <text:p/>
            <text:p>Note: Please make sure to always follow safety protocols and guidelines when handling chemicals.</text:p>
          </table:table-cell>
          <table:table-cell table:number-columns-repeated="59"/>
        </table:table-row>
        <table:table-row table:style-name="ro12">
          <table:table-cell office:value-type="string" calcext:value-type="string">
            <text:p>dimethyl 5-(3-formylphenyl)-4,6-dithianonanedioate</text:p>
          </table:table-cell>
          <table:table-cell table:style-name="ce1" office:value-type="string" calcext:value-type="string">
            <text:p>Retrosynthesis: dimethyl 5-(3-formylphenyl)-4,6-dithianonanedioate</text:p>
            <text:p>##Reaction Conditions: []C(=O)(OC)C.[CH2-]S[CH2:3][CH2:4][CH2:5][C:6]([C:12]1[SH].[CH-]1[S-])[C:7](=[O])[OH].[C-]#[N+][CH2:11][C-]=[O].[CH2-]S[CH2:9][CH2:10][CH2:8].ClP(Cl)(Cl)Cl&gt;&gt;[CO+]([O-])CC(C)(=O)OC.C(=O)OC&gt;&gt;[CO+]([O-])CC(C)(=O)OC.[S-]S.[Br-.Br].[OH-].[OH-].[Cu+]&gt;CN(C)[BH3]&gt;CN(C)[BH3]&gt;CN(C)[BH3]&gt;CN(C)[BH3&gt;235(Dimethyl 5-(chloromethyl)-4,6-dithianonanedioate): [0100](0.13L,200g (120%)) of dimethyl 1-thioglycolate and [0101](100g (0.51mol)) of potassium thiocarbonate were placed in a 500ml flask fitted with a stirrer, thermometer and condenser. The mixture was heated under nitrogen to about 100° C. whereupon the expected reaction between the starting materials was observed by thin layer chromatography. After the reaction had been complete at about 150° C., heating under nitrogen was continued for another hour to complete decomposition of unreacted starting material into products [(thiocarbonate ester)]. The contents of the flask were cooled to room temperature and filtered through celite in order to remove insoluble impurities (KCl). The filtrate which contained CH(OH)SC(O)Me as a main ingredient together with some CH(S)nBuSC(O)Me was evaporated at reduced pressure until crystallization set in and then cooled overnight in an ice-water bath whereupon crude CH(OH)--SC(O)--Me solidified as white crystals which melted at about 67° C.(lit.). This product is known as such from literature references but no data was found concerning its properties or preparation from dimethyl thioglycolate or potassium thiocarbonate). An apparently pure sample or this compound was obtained by recrystallization from MeOH»-[0200](500ml one-neck round-bottomed flask equipped with a stirrer and condenser): [0201](15g (70mmol)) of Cu(I)-chloride dissolved in dry THF under nitrogen using an external source of heat. Dry THF(taken through alumina),8mmol each of methyl mercaptan and tert-butanol were added successively via syringe followed by dropwise addition over one hour each using two separate syringes containing solutions prepared by dissolving together dry THF(taken through alumina),41mmol each of methyl mercaptan and tert-butanol followed by adding sufficient borane-methyl sulfide complex(about 40% BH.sub.(NH.sub.Me).sub.SMe.B.S.)to convert all four components into borane complexes without further purification between steps;the total volume being adjusted to give about a</text:p>
          </table:table-cell>
          <table:table-cell table:style-name="ce1" office:value-type="string" calcext:value-type="string">
            <text:p>Step 1: Reactant Addition</text:p>
            <text:p>Start by preparing a suitable reaction vessel. Add the reactants: the precursor to dimethyl 5-(3-formylphenyl)-4,6-dithianonanedioate, along with any necessary reagents (for example, a base such as potassium hydroxide or a catalyst like palladium on carbon, if needed). It should be noted that the specific reactants and reagents would depend on the particular retrosynthetic pathway chosen.</text:p>
            <text:p/>
            <text:p>Step 2: Solvent Addition</text:p>
            <text:p>Add an appropriate solvent, which could be dimethylformamide (DMF) for instance, to the reaction vessel. The specific choice of solvent would depend on the solubility of the reactants and the desired reaction conditions. Use enough solvent to ensure all reactants are fully dissolved.</text:p>
            <text:p/>
            <text:p>Step 3: Reaction Conditions</text:p>
            <text:p>Heat the reaction mixture to a suitable temperature, for example, 65°C (as seen in previous reaction examples), stirring continuously at a moderate speed (500 rpm could be a realistic value) to ensure thorough mixing. </text:p>
            <text:p/>
            <text:p>Step 4: Reaction Monitoring </text:p>
            <text:p>Monitor the reaction progress regularly, for instance, every 30 minutes, using techniques such as TLC (Thin Layer Chromatography) or NMR (Nuclear Magnetic Resonance). The reaction should be allowed to proceed until completion, which may take, for instance, 1 to 3 hours based on previous similar reactions.</text:p>
            <text:p/>
            <text:p>Step 5: Reaction Workup </text:p>
            <text:p>Once the reaction is complete, cool the reaction mixture to room temperature. Then proceed with workup procedures, which typically involve extraction and washing. For extraction, an organic solvent such as ethyl acetate could be used. After extraction, the organic layer would need to be washed, possibly with brine or water.</text:p>
            <text:p/>
            <text:p>Step 6: Isolation and Purification</text:p>
            <text:p>After washing, the mixture would need to be dried, possibly over anhydrous sodium sulfate. The solvent can then be removed under reduced pressure using a rotary evaporator. The crude product could be further purified using techniques like recrystallization or column chromatography.</text:p>
            <text:p/>
            <text:p>Step 7: Characterization </text:p>
            <text:p>Finally, characterize the product using suitable analytical techniques such as NMR, IR, MS, etc to confirm the successful synthesis of dimethyl 5-(3-formylphenyl)-4,6-dithianonanedioate. </text:p>
            <text:p/>
            <text:p>Please note this is a generic guide and the actual steps, reactants, reagents, solvents, temperatures, and times would need to be optimized based on the specific retrosynthetic pathway chosen for synthesizing dimethyl 5-(3-formylphenyl)-4,6-dithianonanedioate.</text:p>
          </table:table-cell>
          <table:table-cell table:style-name="ce1" office:value-type="string" calcext:value-type="string">
            <text:p>In order to perform a retrosynthesis of the compound dimethyl 5-(3-formylphenyl)-4,6-dithianonanedioate, you can follow these steps:</text:p>
            <text:p/>
            <text:p>1. First, assemble your reactants. In this case, you would need a 3-formylphenyl compound, a dithianonanedioate compound, and dimethyl compound. </text:p>
            <text:p/>
            <text:p>2. Dissolve the 3-formylphenyl compound in a suitable solvent. A common solvent for this kind of reaction could be dichloromethane (DCM) or dimethylformamide (DMF). </text:p>
            <text:p/>
            <text:p>3. Add the dithianonanedioate compound to the solution. </text:p>
            <text:p/>
            <text:p>4. Stir the mixture at a moderate speed (500 rpm) for an initial period. </text:p>
            <text:p/>
            <text:p>5. Heat the reaction mixture to a moderate temperature (e.g. 50-60 °C) and maintain this temperature for a specific time period (e.g. 2-3 hours). </text:p>
            <text:p/>
            <text:p>6. After the reaction time has elapsed, allow the reaction mixture to cool to room temperature.</text:p>
            <text:p/>
            <text:p>7. Add the dimethyl compound to the cooled reaction mixture.</text:p>
            <text:p/>
            <text:p>8. Stir the mixture at a moderate speed (500 rpm) for an extended period (e.g. 24 hours) at room temperature.</text:p>
            <text:p/>
            <text:p>9. After the reaction has completed, quench the reaction with water.</text:p>
            <text:p/>
            <text:p>10. The reaction mixture should then be extracted with an organic solvent (e.g. ethyl acetate) to isolate the organic layer. </text:p>
            <text:p/>
            <text:p>11. The organic layer can then be washed with brine to remove any remaining water.</text:p>
            <text:p/>
            <text:p>12. The organic layer can then be dried over anhydrous sodium sulfate, filtered, and the solvent removed under reduced pressure to give the crude product.</text:p>
            <text:p/>
            <text:p>13. Purify the product via column chromatography, using a suitable eluent such as ethyl acetate/hexane.</text:p>
            <text:p/>
            <text:p>14. Finally, characterize the product using suitable analytical techniques (NMR, IR, MS) to confirm the structure and purity.</text:p>
            <text:p/>
            <text:p>Please note that this is a hypothetical procedure and might need optimization depending on the actual reactants and their reactivity. Always refer to the literature or conduct small scale reactions for optimization, when performing a reaction for the first time.</text:p>
          </table:table-cell>
          <table:table-cell table:style-name="ce1" office:value-type="string" calcext:value-type="string">
            <text:p>Step 1: Preparation of 3-formylbenzoic acid</text:p>
            <text:p/>
            <text:p>Materials: 3-hydroxybenzaldehyde (10.0g, 81.6 mmol), Jones reagent (chrome trioxide-pyridine complex in sulfuric acid, 200ml)</text:p>
            <text:p/>
            <text:p>1.1. In a 500 mL round-bottom flask, dissolve 3-hydroxybenzaldehyde in 100 mL of acetone.</text:p>
            <text:p>1.2. Add the Jones reagent dropwise to the solution at room temperature (25°C) while stirring at 500 rpm. </text:p>
            <text:p>1.3. Stir the mixture for 3 hours. </text:p>
            <text:p>1.4. Quench the reaction by adding 50 mL of isopropanol and stir for an additional 30 minutes.</text:p>
            <text:p>1.5. Filter the resulting precipitate and wash it twice with 50 mL of cold water.</text:p>
            <text:p>1.6. The resulting crude product is 3-formylbenzoic acid.</text:p>
            <text:p/>
            <text:p>Step 2: Conversion of 3-formylbenzoic acid to dimethyl 4,6-dithianonanedioate</text:p>
            <text:p/>
            <text:p>Materials: Malonic acid (11.6g, 89.2 mmol), thionyl chloride (9.5 mL, 130.7 mmol), dimethyl sulfate (14.5 mL, 150.0 mmol), pyridine (10.0 mL)</text:p>
            <text:p/>
            <text:p>2.1. In a 500 mL round-bottom flask, add malonic acid and thionyl chloride. Heat the mixture to reflux (approximately 60-70°C) and stir at 600 rpm for 8 hours.</text:p>
            <text:p>2.2. Allow the reaction mixture to cool to room temperature (25°C), then add pyridine dropwise while stirring.</text:p>
            <text:p>2.3. Continue stirring the mixture at room temperature for 2 hours.</text:p>
            <text:p>2.4. Slowly add dimethyl sulfate to the solution and stir for another 12 hours at room temperature.</text:p>
            <text:p>2.5. The product is dimethyl 4,6-dithianonanedioate.</text:p>
            <text:p/>
            <text:p>Step 3: Coupling reaction of 3-formylbenzoic acid and dimethyl 4,6-dithianonanedioate</text:p>
            <text:p/>
            <text:p>Materials: Sodium ethoxide (10.0g, 146.2 mmol), ethanol (100 mL)</text:p>
            <text:p/>
            <text:p>3.1. In a 500 mL round-bottom flask, dissolve sodium in 100 mL of ethanol to form sodium ethoxide.</text:p>
            <text:p>3.2. Add 3-formylbenzoic acid and dimethyl 4,6-dithianonanedioate to the flask.</text:p>
            <text:p>3.3. Stir the mixture at room temperature (25°C) at 500 rpm for 24 hours.</text:p>
            <text:p>3.4. Pour the reaction mixture into a large volume of water and extract the product with ethyl acetate.</text:p>
            <text:p>3.5. Dry the organic layer over anhydrous sodium sulfate and evaporate the solvent under reduced pressure.</text:p>
            <text:p>3.6. The resulting crude product is dimethyl 5-(3-formylphenyl)-4,6-dithianonanedioate.</text:p>
            <text:p/>
            <text:p>This is a simplified version of the reaction conditions and may not work in every laboratory due to many factors, such as purity of the chemicals, temperature control, and stirring speed. Always consult with an experienced chemist or supervisor before performing any synthesis.</text:p>
          </table:table-cell>
          <table:table-cell table:number-columns-repeated="59"/>
        </table:table-row>
        <table:table-row table:style-name="ro13">
          <table:table-cell office:value-type="string" calcext:value-type="string">
            <text:p>Dimethyl 5-(3-(2-(5-chlorobenzoxazol-2-yl ) ethenyl)phenyl)-4,6-dithianonanedioate</text:p>
          </table:table-cell>
          <table:table-cell table:style-name="ce1" office:value-type="string" calcext:value-type="string">
            <text:p>Reaction step 1: {'input': {'components': [{'identifiers': [{'type': 'NAME', 'value': 'dimethyl malonate'}, {'type': 'SMILES', 'value': 'COC(=O)C(=O)OC'}, {'type': 'INCHI', 'value': 'InChI=1S/C5H8O4/c1-9-4(6)3-7-5(2)8/h3H,1-2H3'}], 'amount': {'moles': {'value': 0.05, 'precision': 0.1, 'units': 'MOLE'}}, 'reactionRole': 'REAGENT'}, {'identifiers':[{'type':'NAME','value':'NaOH'},{'type':'SMILES','value':'[OH-].[Na+]'},{'type':'INCHI','value':'InChI=1S/Na.H2O/h;1H2/q+1;/p-1'}],'amount':{'moles':{'value' :0.075,'precision' :0.01,'units' :'MOLE'},'mass':{'value' :6,'units' :'GRAM'}},'reactionRole':'WORKUP'},{'identifiers':[{'type':'NAME','value':"CHLOROBENZO"},{'type':'SMILES','value':'C(C=C)([O:][*:])[c:](=[o:])[c](:[cl])(:[o:]:[*:]:[*:])[c]1[14c][n:ch:2][ch:14][ch:2][c]1[C:3]([O:4])(=[O:5])OC.[OH-].[Na+]' ,'notes':"custom synthesis with unidentified starting material"}],'amount':{'moles':{'value' :0.025,'precision' :0.01,'units' :'MOLE'}}}],'conditions':{'temperature':{'control':{'type':'AMBIENT'}}},'notes':"The first step of the reaction was carried out by adding a solution of 10 mmol dimethyl malonate in ethanol to a mixture of 10 mmol NaOH in aqueous ethanol (150 ml). The mixture was heated at reflux for one hour and allowed to cool overnight at room temperature."}}</text:p>
            <text:p>### Reaction type CUSTOM_SYNTHESIS</text:p>
            <text:p>treatment = [ # CUSTOM</text:p>
            <text:p>    {</text:p>
            <text:p>        "temperature": {"control": {"type": "AMBIENT"}},</text:p>
            <text:p>        "duration": {"values": [{"time": 60,"units": "MINUTE"}]},</text:p>
            <text:p>        "stirring": {"speed": {"type":"CUSTOM", "details":"at reflux"}},</text:p>
            <text:p>        "customNotes": "The first step of the reaction was carried out by adding a solution of 10 mmol dimethyl malonate in ethanol to a mixture of 10 mmol NaOH in aqueous ethanol (150 ml).",</text:p>
            <text:p>        "input" : {</text:p>
            <text:p>            #"components":[{}],</text:p>
            <text:p>            #"[NH4+].[Cl-]", #[Cl.]([13CH3])C[C@H](CO)[N@@](CC(O)=O)[C@H](CC(O)=O)C(O)=N |r|F:P CompareMF.C5H12NO6.F |s|N[C@@](CO)(CC(O)=O)[C@H](CO)[N@@]([13CH3])[</text:p>
          </table:table-cell>
          <table:table-cell table:style-name="ce1" office:value-type="string" calcext:value-type="string">
            <text:p>While I am an AI assistant and do not perform experiments, based on the similar reactions you mentioned above, a potential procedure to synthesise Dimethyl 5-(3-(2-(5-chlorobenzoxazol-2-yl ) ethenyl)phenyl)-4,6-dithianonanedioate could be:</text:p>
            <text:p/>
            <text:p>1. Dissolve your starting compound, likely a 5-chlorobenzoxazole derivative, in an appropriate solvent such as methylene chloride or dichloromethane. The volume would largely depend on the scale of your reaction but for example, 20 mL might be a good starting point.</text:p>
            <text:p/>
            <text:p>2. Cool the reaction flask in an ice-water bath to keep the temperature around 0°C.</text:p>
            <text:p/>
            <text:p>3. Add stoichiometric amounts of the reagents necessary for the conversion of your starting compound to the desired product. This could potentially involve a Wittig reaction to introduce the ethenyl group and a condensation reaction to introduce the dithianonanedioate moieties. </text:p>
            <text:p/>
            <text:p>4. Stir this reaction mixture for a specific period, for example, 12 hours, ensuring the temperature does not exceed a certain threshold, typically room temperature (25°C).</text:p>
            <text:p/>
            <text:p>5. After the reaction time, quench the reaction with a careful addition of an aqueous solution like saturated sodium bicarbonate, followed by extraction with a suitable organic solvent such as ethyl acetate.</text:p>
            <text:p/>
            <text:p>6. Then wash the organic layer with brine, dry it over anhydrous magnesium sulfate or sodium sulfate and filter the mixture.</text:p>
            <text:p/>
            <text:p>7. Concentrate the filtrate under reduced pressure using a rotary evaporator to obtain a crude product.</text:p>
            <text:p/>
            <text:p>8. Purify the product via column chromatography, possibly using a mixture of hexanes and ethyl acetate as the eluent.</text:p>
            <text:p/>
            <text:p>9. Characterize the synthesized compound by spectroscopy methods (NMR, IR, MS).</text:p>
            <text:p/>
            <text:p>Please note that this is a hypothetical procedure based on the provided reactions and the actual procedure may vary based on the specific reagents, starting materials and equipment available. For the actual experimental procedure, please refer to the literature or consult with a synthetic chemist.</text:p>
          </table:table-cell>
          <table:table-cell table:style-name="ce1" office:value-type="string" calcext:value-type="string">
            <text:p>Given the information provided, the procedure could be as follows:</text:p>
            <text:p/>
            <text:p>1. Dissolve the reactants, for instance 5-(3-(2-(5-chlorobenzoxazol-2-yl)ethenyl)phenyl)-4,6-dithianonanedioate and dimethylamine, in a suitable solvent such as methanol or dichloromethane in a 250 mL flask equipped with a magnetic stirrer.</text:p>
            <text:p/>
            <text:p>2. Slowly add a reducing agent, for instance, sodium borohydride, to the reaction mixture while stirring. The stirring speed could be set to about 500 rpm to ensure good mixing without causing excessive solvent evaporation.</text:p>
            <text:p/>
            <text:p>3. Maintain the reaction at room temperature (about 25°C) and let it proceed for about 4 hours. This time frame is an estimate and may need to be adjusted depending on the specific reaction kinetics.</text:p>
            <text:p/>
            <text:p>4. After the reaction is complete, remove the solvent under reduced pressure on a water bath. This could be done using a rotary evaporator at a temperature not exceeding 40°C to prevent any possible degradation of the product.</text:p>
            <text:p/>
            <text:p>5. Extract the residue with a suitable solvent, such as ethyl acetate, and wash the organic layer with water to remove any inorganic impurities.</text:p>
            <text:p/>
            <text:p>6. Dry the organic layer over anhydrous sodium sulfate and filter the mixture to remove the drying agent.</text:p>
            <text:p/>
            <text:p>7. Evaporate the solvent under reduced pressure to obtain the crude product.</text:p>
            <text:p/>
            <text:p>8. Purify the product by column chromatography using a suitable mobile phase, for instance, a mixture of ethyl acetate and hexane.</text:p>
            <text:p/>
            <text:p>9. Recrystallize the purified product from a suitable solvent such as ethanol to obtain the final product as a crystalline solid.</text:p>
            <text:p/>
            <text:p>Please note that the above procedure is a general guide and the specific conditions may need to be optimized depending on the reactants and the specific reaction being carried out. Always refer to relevant literature or conduct preliminary experiments to determine the optimal conditions. </text:p>
          </table:table-cell>
          <table:table-cell table:style-name="ce1" office:value-type="string" calcext:value-type="string">
            <text:p>In order to synthesize Dimethyl 5-(3-(2-(5-chlorobenzoxazol-2-yl)ethenyl)phenyl)-4,6-dithianonanedioate, the following retrosynthesis plan can be proposed. The retrosynthesis plan involves the following steps:</text:p>
            <text:p/>
            <text:p>Step 1: Synthesis of 5-Chlorobenzoxazole</text:p>
            <text:p>1. Begin with 5-chloro-2-aminophenol as your starting material.</text:p>
            <text:p>2. Dissolve the starting material in a solution of ethanol.</text:p>
            <text:p>3. To this solution, add phosphorus oxychloride (POCl3) dropwise under stirring at a moderate speed.</text:p>
            <text:p>4. Reflux the reaction mixture at 80 degrees Celsius for 3 hours.</text:p>
            <text:p>5. After the reaction is complete, cool the mixture to room temperature.</text:p>
            <text:p>6. Then, add the mixture to a solution of sodium hydroxide (NaOH) in water to neutralize the reaction.</text:p>
            <text:p>7. Extract the product using an organic solvent such as ethyl acetate.</text:p>
            <text:p>8. Dry the organic layer over anhydrous sodium sulfate (Na2SO4) and concentrate under reduced pressure to obtain the crude 5-chlorobenzoxazole.</text:p>
            <text:p/>
            <text:p>Step 2: Synthesis of 5-(3-(2-(5-Chlorobenzoxazol-2-yl)ethenyl)phenyl)-4,6-dithianonanedioate </text:p>
            <text:p>1. To a solution of the 5-chlorobenzoxazole in dimethylformamide (DMF), add 3-(2-bromovinyl)benzene and potassium carbonate (K2CO3).</text:p>
            <text:p>2. Stir the mixture at room temperature for 24 hours.</text:p>
            <text:p>3. Upon completion, quench the reaction with water and extract the product using ethyl acetate.</text:p>
            <text:p>4. Dry the organic layer over anhydrous sodium sulfate (Na2SO4) and concentrate under reduced pressure to provide the 2-(5-chlorobenzoxazol-2-yl)ethenylbenzene intermediate.</text:p>
            <text:p/>
            <text:p>Step 3: Synthesis of Dimethyl 5-(3-(2-(5-Chlorobenzoxazol-2-yl)ethenyl)phenyl)-4,6-dithianonanedioate</text:p>
            <text:p>1. To the intermediate from Step 2 dissolved in DMF, add 1,4,7-trioxonane and sodium hydride (NaH).</text:p>
            <text:p>2. Stir the reaction mixture at 60°C for 6 hours.</text:p>
            <text:p>3. After the reaction is complete, quench the reaction with water and extract the product using ethyl acetate.</text:p>
            <text:p>4. Dry the organic layer over anhydrous sodium sulfate (Na2SO4) and concentrate under reduced pressure.</text:p>
            <text:p>5. Purify the product by column chromatography using a suitable solvent system to yield the target compound: Dimethyl 5-(3-(2-(5-chlorobenzoxazol-2-yl)ethenyl)phenyl)-4,6-dithianonanedioate.</text:p>
            <text:p/>
            <text:p>Note: Always work in a fume hood to avoid inhalation of harmful fumes. Use appropriate personal protective equipment (PPE) such as lab coats, safety glasses, and gloves when performing the procedure.</text:p>
          </table:table-cell>
          <table:table-cell table:number-columns-repeated="59"/>
        </table:table-row>
        <table:table-row table:style-name="ro14">
          <table:table-cell office:value-type="string" calcext:value-type="string">
            <text:p>(5 chlorobenzoxazol-2-yl methyl)triphenylphosphonium bromide</text:p>
          </table:table-cell>
          <table:table-cell table:style-name="ce1" office:value-type="string" calcext:value-type="string">
            <text:p>Synthesis of (5 chlorobenzoxazol-2-yl methyl)triphenylphosphonium bromide</text:p>
            <text:p>Workup 1: A mixture of 2-amino-4-chlorobenzoic acid (7.6 g, 42 mmol), thionyl chloride (50 ml) and dimethylformamide (0.5 ml, 6 mmol) was stirred at reflux for 48 h under nitrogen. Workup: The excess thionyl chloride was removed by distillation under reduced pressure and the residue was dissolved in chlorobenzene (100 ml). Additional Notes: Conditions for the synthesis of this compound were not optimized.</text:p>
            <text:p>[Ph3P(O)CH2Cl]Br.CH(Ph)(C6H4OH)&lt;[NaO][Cl].DMF(C(NC(OC1=CC(Cl)=C2C=CC=CC2=[N+]([O-])=[C-]2[CH]=C(Cl)C=C21)=O)(OH)=N&gt;SOCl(CH3)+Cl[C:1]([OH:11])(=[O:10])[CH2:2][P:3]([Ph:6])([O:7])([Ph... Conditions:[I:-].[K+].[Na+].F[P+](F)(F)(F)([CH-]OC1=CC(Cl)=NC=C1)[CH-]... Workups:[S+]([Cl-])(=[S+]([Cl-])=[S+][Cl-])[Cl-].[I:]&gt;&gt;FS[P+](F)(F)(F)([CH-S+]([ Cl - ] ) = [ S + ] [ Cl - ] )[ CH - ][ P : 3 ] ([ Ph : 6 ] ) ([ O : 7 ] )( [ Ph : 6 ][ O :... Workups:[S+]([Br-])(=[S+]([Br-.Br-.Br-.Br-)]=[S+][ Br - ]) =[ Br - ]. [ Na + ][ O - ]. DMS(O). C[NH+:26]( C )( OC1:C:C(C = Cl):CR:. N = C : NN = C1 )[ NH3 + ]. [ Cl - ][ Fe++].[ Fe++].CO.[ CO ]. FC(F) F.CL.C(C(F)]( F )( F ) F.[ CH-S + ](... to a solution of triphenylphosphine in dry methanol at room temperature with stirring to form N-methyl-N-triphenylphosphine. Additional Notes:NMR data consistent with expected structure Conditions:[MeOH].[P(Nc1ccccc1)c(c2ccccc2)c(c3ccccc3)c4ccccc4][NH][ Cl &gt; P(OPh)[ CH-S + &gt; CL[Ci]( OC(F )( F ) F ) S ( GBA , TEMP , SAMPLE ).FC(F )( F )[ CH-S+C:P(S( OCi)[ OH &gt; CL[Ci]( OC(F )( ... SF5.S(P(OPh)[ CH-Ol&gt;CL[S+(OC[F](F)FF){OP(CFluor)[OPh]}SC.FSF5.S(P(OPh)... Fluorosulfuric acid or oleum are added and the resulting mixture is heated at reflux for about two hours, cooled to room temperature and poured over ice. After stirring at about room temperature overnight</text:p>
          </table:table-cell>
          <table:table-cell table:style-name="ce1" office:value-type="string" calcext:value-type="string">
            <text:p>Given the similar reactions above, here's a possible step by step guide for the retrosynthesis of (5-chlorobenzoxazol-2-yl methyl)triphenylphosphonium bromide:</text:p>
            <text:p/>
            <text:p>1. Dissolve the starting materials, the benzoxazol-2-yl methyl compound and triphenylphosphine, in an appropriate solvent like dichloromethane (DCM) in a round bottom flask equipped with a stirrer.</text:p>
            <text:p/>
            <text:p>2. Start stirring the mixture at a moderate speed of about 500 rpm.</text:p>
            <text:p/>
            <text:p>3. Cool down the reaction mixture to approximately 0°C using an ice bath, which helps in controlling the reaction rate and preventing side reactions.</text:p>
            <text:p/>
            <text:p>4. Slowly add phosphorus tribromide dropwise to the reaction mixture. This reagent will help in the bromination of the benzoxazol-2-yl methyl compound.</text:p>
            <text:p/>
            <text:p>5. Let the reaction proceed for a specified duration, for example, 1 hour, while maintaining the temperature at 0°C. </text:p>
            <text:p/>
            <text:p>6. After the reaction time, remove the ice bath and allow the reaction mixture to warm up to room temperature, stirring continuously.</text:p>
            <text:p/>
            <text:p>7. Add water to the reaction mixture to quench the reaction and then transfer the mixture into a separation funnel.</text:p>
            <text:p/>
            <text:p>8. Perform an extraction with dichloromethane to isolate the product. The organic layer should contain the (5-chlorobenzoxazol-2-yl methyl)triphenylphosphonium bromide.</text:p>
            <text:p/>
            <text:p>9. Wash the organic layer with brine solution to remove any remaining water-soluble impurities.</text:p>
            <text:p/>
            <text:p>10. Dry the organic layer over anhydrous magnesium sulfate to remove any traces of water.</text:p>
            <text:p/>
            <text:p>11. Filter off the drying agent and evaporate the solvent under reduced pressure using a rotary evaporator to obtain the crude product.</text:p>
            <text:p/>
            <text:p>12. If necessary, further purify the product using a suitable method such as column chromatography.</text:p>
            <text:p/>
            <text:p>Please note that this is a general procedure based on similar reactions and the exact conditions might need to be optimized depending on the specific starting materials and the desired product.</text:p>
          </table:table-cell>
          <table:table-cell table:style-name="ce1" office:value-type="string" calcext:value-type="string">
            <text:p>A general guideline for the retrosynthesis of (5-chlorobenzoxazol-2-yl)methyl)triphenylphosphonium bromide might look as follows:</text:p>
            <text:p/>
            <text:p>Materials Needed:</text:p>
            <text:p>1. 5-chlorobenzoxazol-2-yl methanol</text:p>
            <text:p>2. Triphenylphosphine</text:p>
            <text:p>3. Bromine</text:p>
            <text:p>4. Solvent: Dichloromethane (DCM)</text:p>
            <text:p>5. Catalyst: Palladium on activated carbon</text:p>
            <text:p>6. Base: Sodium bicarbonate</text:p>
            <text:p/>
            <text:p>Procedure:</text:p>
            <text:p/>
            <text:p>1. Add 5-chlorobenzoxazol-2-yl methanol into a flask followed by the addition of triphenylphosphine.</text:p>
            <text:p>2. The flask is then sealed and placed in an ice bath to keep the temperature around 0-5 degrees Celsius.</text:p>
            <text:p>3. Slowly add bromine dropwise to the mixture while stirring at a moderate speed of around 500 RPM.</text:p>
            <text:p>4. After the addition of bromine, remove the flask from the ice bath and let the reaction proceed at room temperature for about 2-3 hours. </text:p>
            <text:p>5. Monitor the reaction progress using thin-layer chromatography (TLC) or any other suitable technique to ensure the completion of the reaction.</text:p>
            <text:p>6. Once the reaction is complete, add DCM to the reaction mixture, followed by the addition of sodium bicarbonate to neutralize the solution.</text:p>
            <text:p>7. The organic layer (DCM) containing the product is then separated.</text:p>
            <text:p>8. The organic layer is washed with water to remove any remaining impurities.</text:p>
            <text:p>9. The organic layer is then dried over anhydrous sodium sulfate which helps remove any remaining water from the DCM solution.</text:p>
            <text:p>10. Filter the solution to remove the drying agent.</text:p>
            <text:p>11. The filtrate is then evaporated under reduced pressure using a rotary evaporator to get the crude product.</text:p>
            <text:p>12. Purify the crude product using a suitable technique like recrystallization or column chromatography to get the final product (5-chlorobenzoxazol-2-yl methyl)triphenylphosphonium bromide.</text:p>
            <text:p/>
            <text:p>Please note that the exact conditions and steps might need to be optimized based on experimental results. Always perform reactions in a chemistry lab under the supervision of a trained professional, taking appropriate safety precautions.</text:p>
          </table:table-cell>
          <table:table-cell table:style-name="ce1" office:value-type="string" calcext:value-type="string">
            <text:p>Step 1: Preparation of 2-Aminophenol</text:p>
            <text:p>First, you will need to conduct a nitration reaction on phenol to produce nitrophenol. To do this, mix phenol with concentrated sulfuric acid (98%) at a temperature of 0 to 5°C. Stir this mixture for 15 minutes at 200 rpm. Then, add concentrated nitric acid (65%) dropwise to the solution while maintaining the temperature between 0 to 5°C. The mixture should be stirred for another hour at the same speed. </text:p>
            <text:p/>
            <text:p>Step 2: Reduction of Nitrophenol to 2-Aminophenol</text:p>
            <text:p>The nitrophenol obtained from the first step undergoes reduction to form 2-aminophenol. To accomplish this, mix nitrophenol with iron powder (or any other suitable reducing agent, like sodium dithionite) and add glacial acetic acid (99.8%). The reaction mixture should be heated at a temperature of 60-70°C for 4-6 hours, while stirring at 200 rpm. </text:p>
            <text:p/>
            <text:p>Step 3: Cyclization to form Benzoxazol-2-yl</text:p>
            <text:p>The 2-aminophenol is cyclized to form Benzoxazol-2-yl. This can be achieved by stirring 2-aminophenol with potassium hydroxide and chloroacetic acid at a temperature of 90-100°C for about 6-8 hours. Stirring speed should be maintained at 200 rpm.</text:p>
            <text:p/>
            <text:p>Step 4: Chlorination </text:p>
            <text:p>To introduce the chlorine atom, the Benzoxazol-2-yl compound undergoes chlorination. This can be done by stirring Benzoxazol-2-yl with phosphorus oxychloride at a temperature of 80-90°C for about 4 hours at 200 rpm.</text:p>
            <text:p/>
            <text:p>Step 5: Wittig Reaction</text:p>
            <text:p>Finally, the (5 chlorobenzoxazol-2-yl)methyl group is reacted with triphenylphosphine in the presence of a strong base like n-butyllithium to yield (5 chlorobenzoxazol-2-yl methyl)triphenylphosphonium bromide. This reaction, known as the Wittig Reaction, is carried out at a temperature of -78°C and stirred for about 2 hours at 200 rpm. </text:p>
            <text:p/>
            <text:p>Please note that these are general suggestions and the specific conditions might need to be optimized depending upon the quality of the reagents and the scale of the reaction. Always follow safety protocols when carrying out chemical reactions.</text:p>
          </table:table-cell>
          <table:table-cell table:number-columns-repeated="59"/>
        </table:table-row>
        <table:table-row table:style-name="ro15">
          <table:table-cell office:value-type="string" calcext:value-type="string">
            <text:p>1-{4-[(3,4-dihydro-2-methyl-2H-1-benzopyran-6-yl)ethyloxy]phenyl}-3,3-dimethylurea</text:p>
          </table:table-cell>
          <table:table-cell table:style-name="ce1" office:value-type="string" calcext:value-type="string">
            <text:p>Workup Conditions:  After the reaction is complete, the mixture is brought to 100° C. and held at that temperature for about 2 hours. The reaction mixture is then cooled to room temperature and diluted with about 1 liter of ethyl acetate. The organic phase is washed with an equal volume of water, dried over magnesium sulfate, filtered and concentrated under reduced pressure to yield a solid product.</text:p>
            <text:p/>
            <text:p>Reaction Conditions: An aqueous solution containing about 10 g of copper sulfate pentahydrate in one liter of water (10 mM) is added dropwise over a period of one hour to an aqueous solution containing about 8 g (10 mM) of sodium borohydride in one liter of water at a temperature between room temperature and about 5° C. (The resulting solution has a pH between about 8 and about 9.) To this reducing solution there are then added dropwise over a period between two hours and three hours separate portions each containing from about 0.5 g to about I g (about I mM) or more preferably from about O.I g to l g (about O.l mM) or most preferably from I O mg to SO mg(about IO muMto S0 muM)of racemic camphor-10-sulfonic acid which was prepared as described by Bredereck et al., Chem.Ber., Vol.96, pages II00(1963).After the addition there are obtained crystals comprising copper(I)-camphor-10-sulfonate.</text:p>
            <text:p/>
            <text:p>1-{4-[(3,4-dihydro-2-methyl-2H-1-benzopyran-6-yl)ethyloxy]phenyl}-3-[N'-methyl-N'-(3-methylphenyl)-urea]: A suspension comprising lOOg(435mmol.)of N-[4-(2-pyrenyloxy]phenyl]-N'-methyl-N'-(3-methylphenyl)-urea[prepared as described by Fieser et al., J.Am.Chem.Soc.,Vol.86,pagesl76O(l964)]and lOOg.of phosphorus oxychloride in ml.of chlorobenzeneis heated under reflux for three days.The reaction mixture was then cooled with ice-water,the chlorobenzenewas removed by distillation under reduced pressure,and the residue was poured into ice-water.The resulting solid material was separatedby filtration,washed thoroughlywithwateranddriedtodrynessundervacuumatroomtemperatureto yield l07g.(98percentoftheory)brown crystalline product,m.p.l34° -135°C.(lit.m.p.l34°C).[alpha].sub.D^25+7°±l°(CHCl.sub.3).IR.spectra were obtained on NaCl plates using mulls in CHCl.sub.3 except where indicated otherwise.NMRspectra were recorded on solutions In CDCl.sub.] or neat samples at room temperatu re unless indicated otherwise.X-raypowderdiffraction datawere obtainedusingaPhilipsPWll00powderdiffractometer employing CuK.alpha.radiation.AR.sup.- spectra were obtained using NaNO.sub.[in methanol].C13H.sup.- spectra were recorded using CO(NH.su b.[in CH Cl ].COFIAinfraredspectrawereobtainedonNaCIplatesusingCH</text:p>
          </table:table-cell>
          <table:table-cell table:style-name="ce1" office:value-type="string" calcext:value-type="string">
            <text:p>Here is a step-by-step guide for a retrosynthesis of 1-{4-[(3,4-dihydro-2-methyl-2H-1-benzopyran-6-yl)ethyloxy]phenyl}-3,3-dimethylurea.</text:p>
            <text:p/>
            <text:p>1. Dissolve your starting material, Ethyl 4,5-dihydro-2-phenyl-8-propylthiothieno[3,4-e]benzothiazole-6-carboxylate (3.62 g), in a mixed solvent of ethanol (25 ml) and tetrahydrofuran (15 ml). </text:p>
            <text:p/>
            <text:p>2. Add a 2 N aqueous solution of sodium hydroxide (13.3 ml) at 50°C, which will act as the base in the reaction. </text:p>
            <text:p/>
            <text:p>3. Stir the reaction mixture at 50°C for about 3 hours. This will allow for the hydrolysis of the ester group in the starting material, converting it into a carboxylic acid. </text:p>
            <text:p/>
            <text:p>4. After the reaction mixtures has been stirred at the given temperature and time, pour the solution over water (400 ml). This helps to neutralize the reaction and to precipitate the product out of the solution.</text:p>
            <text:p/>
            <text:p>5. Acidify the resultant solution with concentrated hydrochloric acid. This will help to protonate the carboxylic acid, making it more soluble in water and easier to extract. </text:p>
            <text:p/>
            <text:p>6. Extract the reaction mixture with ethyl acetate-tetrahydrofuran (3:1, v/v). This will enable the extraction of the organic product from the aqueous layer.</text:p>
            <text:p/>
            <text:p>7. Wash the organic layer with water to remove any remaining impurities. </text:p>
            <text:p/>
            <text:p>8. Dry the organic layer over anhydrous MgSO4. This will help to remove any remaining water from the organic layer.</text:p>
            <text:p/>
            <text:p>9. Distill off the solvent to yield 4,5-dihydro-2-phenyl-8-propylthiothieno[3,4-e]benzothiazole-6-carboxylic acid (3.33 g, 98.5%), which was then recrystallized from chloroform-methanol.</text:p>
            <text:p/>
            <text:p>10. Performing a nucleophilic substitution reaction, for example with dimethylamine, would then introduce the urea functionality to the molecule.</text:p>
            <text:p/>
            <text:p>Please note that this is a general procedure and may need to be adjusted based on the specific reactants and desired products.</text:p>
          </table:table-cell>
          <table:table-cell table:style-name="ce1" office:value-type="string" calcext:value-type="string">
            <text:p>To conduct a retrosynthesis with the outcome of 1-{4-[(3,4-dihydro-2-methyl-2H-1-benzopyran-6-yl)ethyloxy]phenyl}-3,3-dimethylurea, the following steps can be taken:</text:p>
            <text:p/>
            <text:p>1. Dissolve your reactants in an appropriate solvent. In most cases, methanol or dioxane can be used as the solvent. The amount will depend on the scale of your reaction but typically, a volume that is 10 times the total molar amount of your reactants is a good starting point.</text:p>
            <text:p/>
            <text:p>2. If your reaction requires a catalyst (like palladium on activated carbon), add it to the reaction mixture. It's always advisable to add the catalyst slowly and with constant stirring to ensure uniform distribution. The amount can vary depending on the specific reaction, but typically a 10% molar ratio to your limiting reactant is a good starting point. </text:p>
            <text:p/>
            <text:p>3. The temperature for your reaction can significantly influence the outcome. It depends largely on the specific reactants and catalysts you are using. For most reactions, a temperature range of 20-80°C is typically employed. </text:p>
            <text:p/>
            <text:p>4. Stirring speed is also an important factor. A medium stirring speed is typically employed to ensure good mixing without causing a vortex that can lead to solvent loss. </text:p>
            <text:p/>
            <text:p>5. The reaction time can vary largely depending on the specific reactants and conditions. Monitor your reaction progression by TLC or GC until you see that your starting material has been consumed.</text:p>
            <text:p/>
            <text:p>6. Once the reaction is complete, workup procedures are necessary to isolate your product. First quench the reaction if necessary (e.g., with water or brine), then extract your product into an organic phase using an organic solvent like ethyl acetate or dichloromethane. </text:p>
            <text:p/>
            <text:p>7. After separating the organic phase, wash it with water or brine to remove any remaining water-soluble impurities. </text:p>
            <text:p/>
            <text:p>8. Dry your organic phase over anhydrous magnesium sulfate or sodium sulfate, filter off the drying agent, and then remove the solvent under reduced pressure. </text:p>
            <text:p/>
            <text:p>9. Purify your product by an appropriate method such as recrystallization or column chromatography. </text:p>
            <text:p/>
            <text:p>10. Finally, characterize your product using appropriate methods such as NMR, IR, and mass spectrometry to confirm you have correctly synthesized 1-{4-[(3,4-dihydro-2-methyl-2H-1-benzopyran-6-yl)ethyloxy]phenyl}-3,3-dimethylurea. </text:p>
            <text:p/>
            <text:p>This is a general procedure and might need to be adjusted based on the specific reaction conditions, reactants, and catalysts you are using. Always conduct a literature search for similar reactions to get a better understanding of the optimal conditions for your specific reaction.</text:p>
          </table:table-cell>
          <table:table-cell table:style-name="ce1" office:value-type="string" calcext:value-type="string">
            <text:p>To perform a retrosynthesis of 1-{4-[(3,4-dihydro-2-methyl-2H-1-benzopyran-6-yl)ethyloxy]phenyl}-3,3-dimethylurea, the following steps, workups, and reaction conditions are necessary:</text:p>
            <text:p/>
            <text:p>Step 1: Synthesis of 6-hydroxy-coumarin</text:p>
            <text:p>- Start with the acylation of salicylaldehyde (1 eq.) with acetic anhydride (1.2 eq.) in the presence of a catalytic amount of pyridine for 2 hours at room temperature (approx. 25°C). This will form 2-acetoxy-benzaldehyde.</text:p>
            <text:p>- Stir the reaction at a moderate speed of 250 RPM.</text:p>
            <text:p>- After completion of the reaction, pour the reaction mixture into ice-cold water and extract the product using ethyl acetate.</text:p>
            <text:p>- Dry the organic layer over anhydrous sodium sulfate, filter and concentrate under reduced pressure to get the crude product.</text:p>
            <text:p/>
            <text:p>Step 2: Pechmann Condensation</text:p>
            <text:p>- Add acetic acid (1 eq.) and 2-acetoxy-benzaldehyde (1 eq.) to a round-bottom flask containing sulfuric acid (1.2 eq.) and stir at a moderate speed of 250 RPM at room temperature for 30 minutes.</text:p>
            <text:p>- After stirring, heat the reaction mixture to reflux at around 100°C for 8 hours.</text:p>
            <text:p>- After completion, pour the reaction mixture into ice-cold water, neutralize with sodium bicarbonate, and extract the product using ethyl acetate.</text:p>
            <text:p>- Dry the organic layer over anhydrous sodium sulfate, filter and concentrate under reduced pressure to get the crude product, 6-hydroxy-coumarin.</text:p>
            <text:p/>
            <text:p>Step 3: Alkylation of 6-hydroxy-coumarin</text:p>
            <text:p>- Dissolve 6-hydroxy-coumarin (1 eq.) in dry DMF and cool the solution to 0°C in an ice bath.</text:p>
            <text:p>- Add K2CO3 (3 eq.) followed by the addition of 2-bromoethanol (1.5 eq.) and stir the reaction mixture for 12 hours at room temperature.</text:p>
            <text:p>- Quench the reaction with water and extract the product using ethyl acetate.</text:p>
            <text:p>- Dry the organic layer over anhydrous sodium sulfate, filter and concentrate under reduced pressure to get the crude product.</text:p>
            <text:p/>
            <text:p>Step 4: Synthesis of the final product</text:p>
            <text:p>- Dissolve 4-hydroxyphenyl isocyanate (1 eq.) and 1-(2-methoxyethyl)-6-hydroxycoumarin (1 eq.) in THF and stir the solution for 5 hours at room temperature.</text:p>
            <text:p>- Quench the reaction with water and extract the product using ethyl acetate.</text:p>
            <text:p>- Dry the organic layer over anhydrous sodium sulfate, filter and concentrate under reduced pressure to get the crude product.</text:p>
            <text:p>- Purify the final product by column chromatography, using a mixture of hexane and ethyl acetate as eluent to yield 1-{4-[(3,4-dihydro-2-methyl-2H-1-benzopyran-6-yl)ethyloxy]phenyl}-3,3-dimethylurea.</text:p>
            <text:p/>
            <text:p>The success of these reactions can be confirmed with various analytical methods such as thin-layer chromatography (TLC), nuclear magnetic resonance (NMR), and mass spectrometry.</text:p>
          </table:table-cell>
          <table:table-cell table:number-columns-repeated="59"/>
        </table:table-row>
        <table:table-row table:style-name="ro1" table:number-rows-repeated="104856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Arial"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8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8P2" style:volatile="true" number:language="de" number:country="DE">
      <loext:text> </loext:text>
      <loext:fill-character> </loext:fill-character>
      <number:text>-    </number:text>
    </number:number-style>
    <number:text-style style:name="N10128" number:language="de" number:country="DE">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3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32P2" style:volatile="true" number:language="de" number:country="DE">
      <loext:text> </loext:text>
      <loext:fill-character> </loext:fill-character>
      <number:text>- € </number:text>
    </number:number-style>
    <number:text-style style:name="N10132" number:language="de" number:country="DE">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36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36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36" number:language="de" number:country="DE">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40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40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40" number:language="de" number:country="DE">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1.238cm" fo:margin-left="0cm" fo:margin-right="0cm" fo:margin-top="0.462cm"/>
      </style:footer-style>
    </style:page-layout>
    <style:page-layout style:name="Mpm4">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Calibri1" fo:font-size="1pt" fo:font-style="normal" fo:text-shadow="none" style:text-underline-style="none" fo:font-weight="normal" style:font-size-asian="1pt" style:font-style-asian="normal" style:font-weight-asian="normal" style:font-name-complex="Calibri1" style:font-size-complex="1pt" style:font-style-complex="normal" style:font-weight-complex="normal"/>
    </style:style>
    <style:style style:name="MT3" style:family="text">
      <style:text-properties fo:color="#919191" style:text-outline="false" style:text-line-through-style="none" style:text-line-through-type="none" style:text-position="0% 100%" style:font-name="Calibri1" fo:font-size="22pt" fo:font-style="normal" fo:text-shadow="none" style:text-underline-style="none" fo:font-weight="normal" style:font-size-asian="22pt" style:font-style-asian="normal" style:font-weight-asian="normal" style:font-name-complex="Calibri1" style:font-size-complex="2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4">00.00.0000</text:date>, <text:time style:data-style-name="N2" text:time-value="11:52:30.830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no_20_train_20_data" style:display-name="PageStyle_no train data" style:page-layout-name="Mpm3">
      <style:header style:display="false"/>
      <style:header-left style:display="false"/>
      <style:footer>
        <style:region-right>
          <text:p><text:span text:style-name="MT1">_x000D_</text:span><text:span text:style-name="MT2">#</text:span><text:span text:style-name="MT3"> INTERNAL</text:span></text:p>
        </style:region-right>
      </style:footer>
      <style:footer-left style:display="false"/>
    </style:master-page>
    <style:master-page style:name="PageStyle_5f_train_20_data" style:display-name="PageStyle_train dat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emens Erdmann</meta:initial-creator>
    <dc:creator>Clemens Erdmann</dc:creator>
    <meta:creation-date>2023-12-08T11:56:35</meta:creation-date>
    <dc:date>2024-01-14T12:05:25.763000000</dc:date>
    <meta:editing-duration>PT35M20S</meta:editing-duration>
    <meta:generator>LibreOffice/6.4.2.2$Windows_X86_64 LibreOffice_project/4e471d8c02c9c90f512f7f9ead8875b57fcb1ec3</meta:generator>
    <meta:editing-cycles>3</meta:editing-cycles>
    <meta:document-statistic meta:table-count="2" meta:cell-count="10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5a1b63d6-0f89-418a-b21e-659f9264eb7c_ActionId" meta:value-type="string">be1d2557-c00c-4d61-90d6-6316cf6d83a5</meta:user-defined>
    <meta:user-defined meta:name="MSIP_Label_5a1b63d6-0f89-418a-b21e-659f9264eb7c_ContentBits" meta:value-type="string">2</meta:user-defined>
    <meta:user-defined meta:name="MSIP_Label_5a1b63d6-0f89-418a-b21e-659f9264eb7c_Enabled" meta:value-type="string">true</meta:user-defined>
    <meta:user-defined meta:name="MSIP_Label_5a1b63d6-0f89-418a-b21e-659f9264eb7c_Method" meta:value-type="string">Privileged</meta:user-defined>
    <meta:user-defined meta:name="MSIP_Label_5a1b63d6-0f89-418a-b21e-659f9264eb7c_Name" meta:value-type="string">5a1b63d6-0f89-418a-b21e-659f9264eb7c</meta:user-defined>
    <meta:user-defined meta:name="MSIP_Label_5a1b63d6-0f89-418a-b21e-659f9264eb7c_SetDate" meta:value-type="string">2023-12-08T12:03:43Z</meta:user-defined>
    <meta:user-defined meta:name="MSIP_Label_5a1b63d6-0f89-418a-b21e-659f9264eb7c_SiteId" meta:value-type="string">fcb2b37b-5da0-466b-9b83-0014b67a7c78</meta:user-defined>
    <meta:user-defined meta:name="Originator" meta:value-type="string">Microsoft Word 15</meta:user-defined>
    <meta:user-defined meta:name="ProgId" meta:value-type="string">Word.Document</meta:user-defined>
    <meta:user-defined meta:name="ScaleCrop" meta:value-type="boolean">false</meta:user-defined>
    <meta:user-defined meta:name="ShareDoc" meta:value-type="boolean">false</meta:user-defined>
  </office:meta>
</office:document-meta>
</file>